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3.189cm"/>
    </style:style>
    <style:style style:name="co8" style:family="table-column">
      <style:table-column-properties fo:break-before="auto" style:column-width="3.49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1.371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0.923cm"/>
    </style:style>
    <style:style style:name="co14" style:family="table-column">
      <style:table-column-properties fo:break-before="auto" style:column-width="0.616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0.587cm"/>
    </style:style>
    <style:style style:name="co18" style:family="table-column">
      <style:table-column-properties fo:break-before="auto" style:column-width="0.84cm"/>
    </style:style>
    <style:style style:name="co19" style:family="table-column">
      <style:table-column-properties fo:break-before="auto" style:column-width="2.406cm"/>
    </style:style>
    <style:style style:name="co20" style:family="table-column">
      <style:table-column-properties fo:break-before="auto" style:column-width="0.951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453cm"/>
    </style:style>
    <style:style style:name="co23" style:family="table-column">
      <style:table-column-properties fo:break-before="auto" style:column-width="1.118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774cm"/>
    </style:style>
    <style:style style:name="co26" style:family="table-column">
      <style:table-column-properties fo:break-before="auto" style:column-width="4.055cm"/>
    </style:style>
    <style:style style:name="co27" style:family="table-column">
      <style:table-column-properties fo:break-before="auto" style:column-width="1.819cm"/>
    </style:style>
    <style:style style:name="co28" style:family="table-column">
      <style:table-column-properties fo:break-before="auto" style:column-width="1.427cm"/>
    </style:style>
    <style:style style:name="co29" style:family="table-column">
      <style:table-column-properties fo:break-before="auto" style:column-width="1.258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538cm"/>
    </style:style>
    <style:style style:name="co32" style:family="table-column">
      <style:table-column-properties fo:break-before="auto" style:column-width="2.154cm"/>
    </style:style>
    <style:style style:name="co33" style:family="table-column">
      <style:table-column-properties fo:break-before="auto" style:column-width="1.482cm"/>
    </style:style>
    <style:style style:name="co34" style:family="table-column">
      <style:table-column-properties fo:break-before="auto" style:column-width="0.755cm"/>
    </style:style>
    <style:style style:name="co35" style:family="table-column">
      <style:table-column-properties fo:break-before="auto" style:column-width="1.762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1.035cm"/>
    </style:style>
    <style:style style:name="co38" style:family="table-column">
      <style:table-column-properties fo:break-before="auto" style:column-width="1.09cm"/>
    </style:style>
    <style:style style:name="co39" style:family="table-column">
      <style:table-column-properties fo:break-before="auto" style:column-width="1.649cm"/>
    </style:style>
    <style:style style:name="co40" style:family="table-column">
      <style:table-column-properties fo:break-before="auto" style:column-width="1.566cm"/>
    </style:style>
    <style:style style:name="co41" style:family="table-column">
      <style:table-column-properties fo:break-before="auto" style:column-width="1.203cm"/>
    </style:style>
    <style:style style:name="co42" style:family="table-column">
      <style:table-column-properties fo:break-before="auto" style:column-width="0.474cm"/>
    </style:style>
    <style:style style:name="co43" style:family="table-column">
      <style:table-column-properties fo:break-before="auto" style:column-width="0.811cm"/>
    </style:style>
    <style:style style:name="co44" style:family="table-column">
      <style:table-column-properties fo:break-before="auto" style:column-width="0.7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Kusyu">
      <style:table-properties table:display="true" style:writing-mode="lr-tb"/>
    </style:style>
    <style:style style:name="ta2" style:family="table" style:master-page-name="PageStyle_5f_DarkNebula">
      <style:table-properties table:display="true" style:writing-mode="lr-tb"/>
    </style:style>
    <style:style style:name="ta3" style:family="table" style:master-page-name="PageStyle_5f_Gear">
      <style:table-properties table:display="true" style:writing-mode="lr-tb"/>
    </style:style>
    <style:style style:name="ta4" style:family="table" style:master-page-name="PageStyle_5f_Trokh">
      <style:table-properties table:display="true" style:writing-mode="lr-tb"/>
    </style:style>
    <style:style style:name="ta5" style:family="table" style:master-page-name="PageStyle_5f_Sound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Kusyu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7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2" table:default-cell-style-name="ce2"/>
        <table:table-column table:style-name="co1" table:number-columns-repeated="233" table:default-cell-style-name="ce2"/>
        <table:table-row table:style-name="ro1">
          <table:table-cell office:value-type="string">
            <text:p>DIA</text:p>
          </table:table-cell>
          <table:table-cell office:value-type="float" office:value="12980">
            <text:p>12980</text:p>
          </table:table-cell>
          <table:table-cell office:value-type="string">
            <text:p>KM</text:p>
          </table:table-cell>
          <table:table-cell/>
          <table:table-cell table:style-name="ce1" office:value-type="string">
            <text:p>ZODIA COLONIES</text:p>
          </table:table-cell>
          <table:table-cell table:style-name="ce1" table:number-columns-repeated="6"/>
          <table:table-cell/>
          <table:table-cell table:style-name="ce1" table:number-columns-repeated="7"/>
          <table:table-cell table:style-name="ce1" office:value-type="string">
            <text:p>STELLAR DATA</text:p>
          </table:table-cell>
          <table:table-cell table:number-columns-repeated="236"/>
        </table:table-row>
        <table:table-row table:style-name="ro1">
          <table:table-cell office:value-type="string">
            <text:p>DENS</text:p>
          </table:table-cell>
          <table:table-cell office:value-type="float" office:value="0.99">
            <text:p>0.99</text:p>
          </table:table-cell>
          <table:table-cell table:number-columns-repeated="2"/>
          <table:table-cell table:style-name="ce1" office:value-type="string">
            <text:p>HUMAN</text:p>
          </table:table-cell>
          <table:table-cell table:style-name="ce1" office:value-type="string">
            <text:p>ASLAN</text:p>
          </table:table-cell>
          <table:table-cell table:style-name="ce1" office:value-type="string">
            <text:p>LOC</text:p>
          </table:table-cell>
          <table:table-cell table:style-name="ce1" office:value-type="string">
            <text:p>UWP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EM</text:p>
          </table:table-cell>
          <table:table-cell table:style-name="ce1" office:value-type="string">
            <text:p>P</text:p>
          </table:table-cell>
          <table:table-cell office:value-type="string">
            <text:p>B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OL</text:p>
          </table:table-cell>
          <table:table-cell table:style-name="ce1" office:value-type="string">
            <text:p>PRI</text:p>
          </table:table-cell>
          <table:table-cell table:number-columns-repeated="3" table:style-name="ce1" office:value-type="string">
            <text:p>COM</text:p>
          </table:table-cell>
          <table:table-cell/>
          <table:table-cell table:style-name="ce1" office:value-type="string">
            <text:p>TYPE</text:p>
          </table:table-cell>
          <table:table-cell office:value-type="string">
            <text:p>G4 V</text:p>
          </table:table-cell>
          <table:table-cell table:number-columns-repeated="235"/>
        </table:table-row>
        <table:table-row table:style-name="ro1">
          <table:table-cell office:value-type="string">
            <text:p>MASS</text:p>
          </table:table-cell>
          <table:table-cell office:value-type="float" office:value="1.05">
            <text:p>1.05</text:p>
          </table:table-cell>
          <table:table-cell table:number-columns-repeated="2"/>
          <table:table-cell table:style-name="ce1" office:value-type="string">
            <text:p>STATEN</text:p>
          </table:table-cell>
          <table:table-cell table:style-name="ce1" office:value-type="string">
            <text:p>STA`EHLOI</text:p>
          </table:table-cell>
          <table:table-cell table:style-name="ce1" office:value-type="string">
            <text:p>0424</text:p>
          </table:table-cell>
          <table:table-cell office:value-type="string">
            <text:p>B4751L6-D</text:p>
          </table:table-cell>
          <table:table-cell office:value-type="string">
            <text:p>T</text:p>
          </table:table-cell>
          <table:table-cell office:value-type="string">
            <text:p>HIIN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A3</text:p>
          </table:table-cell>
          <table:table-cell office:value-type="string">
            <text:p>F0V</text:p>
          </table:table-cell>
          <table:table-cell table:number-columns-repeated="4"/>
          <table:table-cell table:style-name="ce1" office:value-type="string">
            <text:p>LUMINOSITY</text:p>
          </table:table-cell>
          <table:table-cell office:value-type="float" office:value="0.77">
            <text:p>0.77</text:p>
          </table:table-cell>
          <table:table-cell table:number-columns-repeated="235"/>
        </table:table-row>
        <table:table-row table:style-name="ro1">
          <table:table-cell office:value-type="string">
            <text:p>GRAV</text:p>
          </table:table-cell>
          <table:table-cell office:value-type="float" office:value="1.02">
            <text:p>1.02</text:p>
          </table:table-cell>
          <table:table-cell table:number-columns-repeated="2"/>
          <table:table-cell table:style-name="ce1" office:value-type="string">
            <text:p>MONTEREY</text:p>
          </table:table-cell>
          <table:table-cell table:style-name="ce1" office:value-type="string">
            <text:p>TWYOEYA</text:p>
          </table:table-cell>
          <table:table-cell table:style-name="ce1" office:value-type="string">
            <text:p>0426</text:p>
          </table:table-cell>
          <table:table-cell office:value-type="string">
            <text:p>C8798H2-9</text:p>
          </table:table-cell>
          <table:table-cell office:value-type="string">
            <text:p>U</text:p>
          </table:table-cell>
          <table:table-cell/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9D</text:p>
          </table:table-cell>
          <table:table-cell office:value-type="string">
            <text:p>M2D</text:p>
          </table:table-cell>
          <table:table-cell table:number-columns-repeated="3"/>
          <table:table-cell table:style-name="ce1" office:value-type="string">
            <text:p>RADIUS</text:p>
          </table:table-cell>
          <table:table-cell office:value-type="float" office:value="0.93">
            <text:p>0.93</text:p>
          </table:table-cell>
          <table:table-cell table:number-columns-repeated="235"/>
        </table:table-row>
        <table:table-row table:style-name="ro1">
          <table:table-cell office:value-type="string">
            <text:p>PRIM</text:p>
          </table:table-cell>
          <table:table-cell office:value-type="float" office:value="1.32">
            <text:p>1.32</text:p>
          </table:table-cell>
          <table:table-cell table:number-columns-repeated="2"/>
          <table:table-cell table:style-name="ce1" office:value-type="string">
            <text:p>VENTURA</text:p>
          </table:table-cell>
          <table:table-cell table:style-name="ce1" office:value-type="string">
            <text:p>OUHALYOKH</text:p>
          </table:table-cell>
          <table:table-cell table:style-name="ce1" office:value-type="string">
            <text:p>0721</text:p>
          </table:table-cell>
          <table:table-cell office:value-type="string">
            <text:p>AA7A7N9-E</text:p>
          </table:table-cell>
          <table:table-cell/>
          <table:table-cell office:value-type="string">
            <text:p>W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F3V</text:p>
          </table:table-cell>
          <table:table-cell table:number-columns-repeated="4"/>
          <table:table-cell table:style-name="ce1" office:value-type="string">
            <text:p>MASS</text:p>
          </table:table-cell>
          <table:table-cell office:value-type="float" office:value="0.96">
            <text:p>0.96</text:p>
          </table:table-cell>
          <table:table-cell table:number-columns-repeated="235"/>
        </table:table-row>
        <table:table-row table:style-name="ro1">
          <table:table-cell office:value-type="string">
            <text:p>COM</text:p>
          </table:table-cell>
          <table:table-cell office:value-type="string">
            <text:p>CLOSE</text:p>
          </table:table-cell>
          <table:table-cell table:number-columns-repeated="2"/>
          <table:table-cell table:style-name="ce1" office:value-type="string">
            <text:p>KATSULB</text:p>
          </table:table-cell>
          <table:table-cell table:style-name="ce1" office:value-type="string">
            <text:p>KHAHA`EI</text:p>
          </table:table-cell>
          <table:table-cell table:style-name="ce1" office:value-type="string">
            <text:p>0813</text:p>
          </table:table-cell>
          <table:table-cell office:value-type="string">
            <text:p>A0007LA-B</text:p>
          </table:table-cell>
          <table:table-cell/>
          <table:table-cell office:value-type="string">
            <text:p>ASNA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A3</text:p>
          </table:table-cell>
          <table:table-cell office:value-type="string">
            <text:p>M9V</text:p>
          </table:table-cell>
          <table:table-cell table:number-columns-repeated="241"/>
        </table:table-row>
        <table:table-row table:style-name="ro1">
          <table:table-cell office:value-type="string">
            <text:p>ORB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office:value-type="string">
            <text:p>FUGAWA</text:p>
          </table:table-cell>
          <table:table-cell table:style-name="ce1" office:value-type="string">
            <text:p>OAHEISI</text:p>
          </table:table-cell>
          <table:table-cell table:style-name="ce1" office:value-type="string">
            <text:p>0924</text:p>
          </table:table-cell>
          <table:table-cell office:value-type="string">
            <text:p>A95A8N8-D</text:p>
          </table:table-cell>
          <table:table-cell/>
          <table:table-cell office:value-type="string">
            <text:p>W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0V</text:p>
          </table:table-cell>
          <table:table-cell office:value-type="string">
            <text:p>M6D</text:p>
          </table:table-cell>
          <table:table-cell table:number-columns-repeated="3"/>
          <table:table-cell office:value-type="string">
            <text:p>PRIMARY</text:p>
          </table:table-cell>
          <table:table-cell/>
          <table:table-cell office:value-type="string">
            <text:p>TYEYO</text:p>
          </table:table-cell>
          <table:table-cell office:value-type="string">
            <text:p>G4V</text:p>
          </table:table-cell>
          <table:table-cell table:number-columns-repeated="233"/>
        </table:table-row>
        <table:table-row table:style-name="ro1">
          <table:table-cell office:value-type="string">
            <text:p>PER</text:p>
          </table:table-cell>
          <table:table-cell office:value-type="string">
            <text:p>320.02DAYS</text:p>
          </table:table-cell>
          <table:table-cell table:number-columns-repeated="2"/>
          <table:table-cell table:style-name="ce1" office:value-type="string">
            <text:p>NEW_SYDNEY</text:p>
          </table:table-cell>
          <table:table-cell table:style-name="ce1" office:value-type="string">
            <text:p>TAFEILUL</text:p>
          </table:table-cell>
          <table:table-cell table:style-name="ce1" office:value-type="string">
            <text:p>1015</text:p>
          </table:table-cell>
          <table:table-cell office:value-type="string">
            <text:p>D6636H3-7</text:p>
          </table:table-cell>
          <table:table-cell/>
          <table:table-cell office:value-type="string">
            <text:p>NIRICP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G8V</text:p>
          </table:table-cell>
          <table:table-cell office:value-type="string">
            <text:p>M6D</text:p>
          </table:table-cell>
          <table:table-cell table:number-columns-repeated="3"/>
          <table:table-cell office:value-type="string">
            <text:p>CLOSE_COMP.</text:p>
          </table:table-cell>
          <table:table-cell/>
          <table:table-cell office:value-type="string">
            <text:p>SAIETAIE</text:p>
          </table:table-cell>
          <table:table-cell office:value-type="string">
            <text:p>DA</text:p>
          </table:table-cell>
          <table:table-cell table:number-columns-repeated="233"/>
        </table:table-row>
        <table:table-row table:style-name="ro1">
          <table:table-cell office:value-type="string">
            <text:p>ROT</text:p>
          </table:table-cell>
          <table:table-cell office:value-type="string">
            <text:p>36H2M23S</text:p>
          </table:table-cell>
          <table:table-cell table:number-columns-repeated="2"/>
          <table:table-cell table:style-name="ce1" office:value-type="string">
            <text:p>OKIJI</text:p>
          </table:table-cell>
          <table:table-cell table:style-name="ce1" office:value-type="string">
            <text:p>IHRIYLRE</text:p>
          </table:table-cell>
          <table:table-cell table:style-name="ce1" office:value-type="string">
            <text:p>1022</text:p>
          </table:table-cell>
          <table:table-cell office:value-type="string">
            <text:p>C5698N4-C</text:p>
          </table:table-cell>
          <table:table-cell/>
          <table:table-cell office:value-type="string">
            <text:p>RI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F6D</text:p>
          </table:table-cell>
          <table:table-cell office:value-type="string">
            <text:p>M3D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HTEALAS</text:p>
          </table:table-cell>
          <table:table-cell office:value-type="string">
            <text:p>FS002H9-D</text:p>
          </table:table-cell>
          <table:table-cell office:value-type="string">
            <text:p>MI</text:p>
          </table:table-cell>
          <table:table-cell table:number-columns-repeated="232"/>
        </table:table-row>
        <table:table-row table:style-name="ro1">
          <table:table-cell office:value-type="string">
            <text:p>AXI</text:p>
          </table:table-cell>
          <table:table-cell office:value-type="string">
            <text:p>2DEG</text:p>
          </table:table-cell>
          <table:table-cell table:number-columns-repeated="2"/>
          <table:table-cell table:style-name="ce1" office:value-type="string">
            <text:p>YOKONABE</text:p>
          </table:table-cell>
          <table:table-cell table:style-name="ce1" office:value-type="string">
            <text:p>LOHREIFAI`O</text:p>
          </table:table-cell>
          <table:table-cell table:style-name="ce1" office:value-type="string">
            <text:p>1422</text:p>
          </table:table-cell>
          <table:table-cell office:value-type="string">
            <text:p>B2758N7-D</text:p>
          </table:table-cell>
          <table:table-cell table:number-columns-repeated="2"/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F7V</text:p>
          </table:table-cell>
          <table:table-cell office:value-type="string">
            <text:p>M9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LAOAU</text:p>
          </table:table-cell>
          <table:table-cell office:value-type="string">
            <text:p>YS00000-0</text:p>
          </table:table-cell>
          <table:table-cell table:number-columns-repeated="233"/>
        </table:table-row>
        <table:table-row table:style-name="ro1">
          <table:table-cell office:value-type="string">
            <text:p>ECC</text:p>
          </table:table-cell>
          <table:table-cell office:value-type="float" office:value="0.01">
            <text:p>0.01</text:p>
          </table:table-cell>
          <table:table-cell table:number-columns-repeated="2"/>
          <table:table-cell table:style-name="ce1" office:value-type="string">
            <text:p>WOOMERA</text:p>
          </table:table-cell>
          <table:table-cell table:style-name="ce1" office:value-type="string">
            <text:p>HAKAWO</text:p>
          </table:table-cell>
          <table:table-cell table:style-name="ce1" office:value-type="string">
            <text:p>1823</text:p>
          </table:table-cell>
          <table:table-cell office:value-type="string">
            <text:p>A5827LC-E</text:p>
          </table:table-cell>
          <table:table-cell/>
          <table:table-cell office:value-type="string">
            <text:p>RI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3</text:p>
          </table:table-cell>
          <table:table-cell office:value-type="string">
            <text:p>M0VI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ULYEI</text:p>
          </table:table-cell>
          <table:table-cell office:value-type="string">
            <text:p>H1001G7-E</text:p>
          </table:table-cell>
          <table:table-cell office:value-type="string">
            <text:p>RE</text:p>
          </table:table-cell>
          <table:table-cell table:number-columns-repeated="232"/>
        </table:table-row>
        <table:table-row table:style-name="ro1">
          <table:table-cell office:value-type="string">
            <text:p>STR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HITOKU</text:p>
          </table:table-cell>
          <table:table-cell table:style-name="ce1" office:value-type="string">
            <text:p>KTUTATAI</text:p>
          </table:table-cell>
          <table:table-cell table:style-name="ce1" office:value-type="string">
            <text:p>1933</text:p>
          </table:table-cell>
          <table:table-cell office:value-type="string">
            <text:p>C2447N9-C</text:p>
          </table:table-cell>
          <table:table-cell/>
          <table:table-cell office:value-type="string">
            <text:p>AG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F3D</text:p>
          </table:table-cell>
          <table:table-cell office:value-type="string">
            <text:p>M5D</text:p>
          </table:table-cell>
          <table:table-cell office:value-type="string">
            <text:p>M6D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KUSYU</text:p>
          </table:table-cell>
          <table:table-cell office:value-type="string">
            <text:p>A8769H6-E</text:p>
          </table:table-cell>
          <table:table-cell office:value-type="string">
            <text:p>HIIN</text:p>
          </table:table-cell>
          <table:table-cell table:number-columns-repeated="232"/>
        </table:table-row>
        <table:table-row table:style-name="ro1">
          <table:table-cell office:value-type="string">
            <text:p>AST</text:p>
          </table:table-cell>
          <table:table-cell office:value-type="string">
            <text:p>N/A</text:p>
          </table:table-cell>
          <table:table-cell table:number-columns-repeated="18"/>
          <table:table-cell office:value-type="float" office:value="8">
            <text:p>8</text:p>
          </table:table-cell>
          <table:table-cell office:value-type="string">
            <text:p>AOSHI</text:p>
          </table:table-cell>
          <table:table-cell office:value-type="string">
            <text:p>FS005H6-E</text:p>
          </table:table-cell>
          <table:table-cell office:value-type="string">
            <text:p>COMINV</text:p>
          </table:table-cell>
          <table:table-cell table:number-columns-repeated="232"/>
        </table:table-row>
        <table:table-row table:style-name="ro1">
          <table:table-cell office:value-type="string">
            <text:p>MASS</text:p>
          </table:table-cell>
          <table:table-cell office:value-type="string">
            <text:p>N/A</text:p>
          </table:table-cell>
          <table:table-cell table:number-columns-repeated="2"/>
          <table:table-cell table:style-name="ce1" office:value-type="string">
            <text:p>POLITICAL</text:p>
          </table:table-cell>
          <table:table-cell table:number-columns-repeated="3"/>
          <table:table-cell table:style-name="ce1" office:value-type="string">
            <text:p>POWER_BLOCKS</text:p>
          </table:table-cell>
          <table:table-cell table:number-columns-repeated="2"/>
          <table:table-cell table:style-name="ce1" office:value-type="string">
            <text:p>ATMO</text:p>
          </table:table-cell>
          <table:table-cell table:style-name="ce1" office:value-type="string">
            <text:p>TL-MIN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string">
            <text:p>AOKA`AH</text:p>
          </table:table-cell>
          <table:table-cell office:value-type="string">
            <text:p>HS00000-0</text:p>
          </table:table-cell>
          <table:table-cell table:number-columns-repeated="233"/>
        </table:table-row>
        <table:table-row table:style-name="ro1">
          <table:table-cell office:value-type="string">
            <text:p>ORB</text:p>
          </table:table-cell>
          <table:table-cell office:value-type="string">
            <text:p>N/A</text:p>
          </table:table-cell>
          <table:table-cell table:number-columns-repeated="2"/>
          <table:table-cell table:style-name="ce1" office:value-type="string">
            <text:p>AR</text:p>
          </table:table-cell>
          <table:table-cell office:value-type="string">
            <text:p>AOIFFU_ROAKH</text:p>
          </table:table-cell>
          <table:table-cell table:number-columns-repeated="2"/>
          <table:table-cell office:value-type="string">
            <text:p>YERLYARUIWO</text:p>
          </table:table-cell>
          <table:table-cell table:number-columns-repeated="2"/>
          <table:table-cell office:value-type="string">
            <text:p>2-</text:p>
          </table:table-cell>
          <table:table-cell office:value-type="string">
            <text:p>7</text:p>
          </table:table-cell>
          <table:table-cell table:number-columns-repeated="6"/>
          <table:table-cell office:value-type="float" office:value="4">
            <text:p>4</text:p>
          </table:table-cell>
          <table:table-cell/>
          <table:table-cell office:value-type="string">
            <text:p>TRESAHYAIY</text:p>
          </table:table-cell>
          <table:table-cell office:value-type="string">
            <text:p>H7631G9-D</text:p>
          </table:table-cell>
          <table:table-cell table:number-columns-repeated="233"/>
        </table:table-row>
        <table:table-row table:style-name="ro1">
          <table:table-cell office:value-type="string">
            <text:p>PER</text:p>
          </table:table-cell>
          <table:table-cell office:value-type="string">
            <text:p>N/A</text:p>
          </table:table-cell>
          <table:table-cell table:number-columns-repeated="2"/>
          <table:table-cell table:style-name="ce1" office:value-type="string">
            <text:p>AS</text:p>
          </table:table-cell>
          <table:table-cell office:value-type="string">
            <text:p>ASLAN_HIERATE</text:p>
          </table:table-cell>
          <table:table-cell table:number-columns-repeated="2"/>
          <table:table-cell office:value-type="string">
            <text:p>KHAUKHEAIRL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string">
            <text:p>KAWIRLEA</text:p>
          </table:table-cell>
          <table:table-cell office:value-type="string">
            <text:p>Y546000-0</text:p>
          </table:table-cell>
          <table:table-cell table:number-columns-repeated="233"/>
        </table:table-row>
        <table:table-row table:style-name="ro1">
          <table:table-cell table:number-columns-repeated="4"/>
          <table:table-cell table:style-name="ce1" office:value-type="string">
            <text:p>AV</text:p>
          </table:table-cell>
          <table:table-cell office:value-type="string">
            <text:p>AVALGAR_CONSULATE</text:p>
          </table:table-cell>
          <table:table-cell table:number-columns-repeated="2"/>
          <table:table-cell office:value-type="string">
            <text:p>SYOISUIS</text:p>
          </table:table-cell>
          <table:table-cell table:number-columns-repeated="2"/>
          <table:table-cell office:value-type="string">
            <text:p>4,7,9</text:p>
          </table:table-cell>
          <table:table-cell office:value-type="string">
            <text:p>5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string">
            <text:p>ISEIEAO</text:p>
          </table:table-cell>
          <table:table-cell office:value-type="string">
            <text:p>Y300000-0</text:p>
          </table:table-cell>
          <table:table-cell table:number-columns-repeated="233"/>
        </table:table-row>
        <table:table-row table:style-name="ro1">
          <table:table-cell office:value-type="string">
            <text:p>COM</text:p>
          </table:table-cell>
          <table:table-cell office:value-type="string">
            <text:p>STD-P</text:p>
          </table:table-cell>
          <table:table-cell table:number-columns-repeated="2"/>
          <table:table-cell table:style-name="ce1" office:value-type="string">
            <text:p>BS</text:p>
          </table:table-cell>
          <table:table-cell office:value-type="string">
            <text:p>BAELGARDIAN_SOJOURN</text:p>
          </table:table-cell>
          <table:table-cell table:number-columns-repeated="2"/>
          <table:table-cell office:value-type="string">
            <text:p>TRALYEAEAWI</text:p>
          </table:table-cell>
          <table:table-cell table:number-columns-repeated="2"/>
          <table:table-cell office:value-type="string">
            <text:p>A,B</text:p>
          </table:table-cell>
          <table:table-cell office:value-type="string">
            <text:p>8</text:p>
          </table:table-cell>
          <table:table-cell table:number-columns-repeated="6"/>
          <table:table-cell office:value-type="float" office:value="5">
            <text:p>5</text:p>
          </table:table-cell>
          <table:table-cell/>
          <table:table-cell office:value-type="string">
            <text:p>AHEHOI</text:p>
          </table:table-cell>
          <table:table-cell office:value-type="string">
            <text:p>LGG</text:p>
          </table:table-cell>
          <table:table-cell office:value-type="string">
            <text:p>SIZ180</text:p>
          </table:table-cell>
          <table:table-cell table:number-columns-repeated="232"/>
        </table:table-row>
        <table:table-row table:style-name="ro1">
          <table:table-cell office:value-type="string">
            <text:p>PRE</text:p>
          </table:table-cell>
          <table:table-cell office:value-type="float" office:value="1.1">
            <text:p>1.1</text:p>
          </table:table-cell>
          <table:table-cell table:number-columns-repeated="2"/>
          <table:table-cell table:style-name="ce1" office:value-type="string">
            <text:p>CA</text:p>
          </table:table-cell>
          <table:table-cell office:value-type="string">
            <text:p>PRICIPALITY_OF_CALEDON</text:p>
          </table:table-cell>
          <table:table-cell table:number-columns-repeated="2"/>
          <table:table-cell office:value-type="string">
            <text:p>EAKHTIYHO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9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string">
            <text:p>KIHYALRIY</text:p>
          </table:table-cell>
          <table:table-cell office:value-type="string">
            <text:p>G600-2G4-D</text:p>
          </table:table-cell>
          <table:table-cell office:value-type="string">
            <text:p>MI</text:p>
          </table:table-cell>
          <table:table-cell table:number-columns-repeated="232"/>
        </table:table-row>
        <table:table-row table:style-name="ro1">
          <table:table-cell office:value-type="string">
            <text:p>LUM</text:p>
          </table:table-cell>
          <table:table-cell office:value-type="float" office:value="0.77">
            <text:p>0.77</text:p>
          </table:table-cell>
          <table:table-cell table:number-columns-repeated="2"/>
          <table:table-cell table:style-name="ce1" office:value-type="string">
            <text:p>CB</text:p>
          </table:table-cell>
          <table:table-cell office:value-type="string">
            <text:p>CARILLIAN_ASSEMBY</text:p>
          </table:table-cell>
          <table:table-cell table:number-columns-repeated="2"/>
          <table:table-cell office:value-type="string">
            <text:p>HLYUEAWI</text:p>
          </table:table-cell>
          <table:table-cell table:number-columns-repeated="2"/>
          <table:table-cell office:value-type="string">
            <text:p>D+</text:p>
          </table:table-cell>
          <table:table-cell office:value-type="string">
            <text:p>6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string">
            <text:p>OAIYAH</text:p>
          </table:table-cell>
          <table:table-cell office:value-type="string">
            <text:p>Y300000-0</text:p>
          </table:table-cell>
          <table:table-cell table:number-columns-repeated="233"/>
        </table:table-row>
        <table:table-row table:style-name="ro1">
          <table:table-cell office:value-type="string">
            <text:p>FAC</text:p>
          </table:table-cell>
          <table:table-cell office:value-type="float" office:value="374.025">
            <text:p>374.025</text:p>
          </table:table-cell>
          <table:table-cell table:number-columns-repeated="2"/>
          <table:table-cell table:style-name="ce1" office:value-type="string">
            <text:p>CL</text:p>
          </table:table-cell>
          <table:table-cell office:value-type="string">
            <text:p>CORELLIAN LEAGUE</text:p>
          </table:table-cell>
          <table:table-cell table:number-columns-repeated="2"/>
          <table:table-cell office:value-type="string">
            <text:p>UIKTAWA</text:p>
          </table:table-cell>
          <table:table-cell table:number-columns-repeated="11"/>
          <table:table-cell office:value-type="float" office:value="30">
            <text:p>30</text:p>
          </table:table-cell>
          <table:table-cell office:value-type="string">
            <text:p>HUIKOAHE</text:p>
          </table:table-cell>
          <table:table-cell office:value-type="string">
            <text:p>HS001G7-E</text:p>
          </table:table-cell>
          <table:table-cell office:value-type="string">
            <text:p>RE</text:p>
          </table:table-cell>
          <table:table-cell table:number-columns-repeated="232"/>
        </table:table-row>
        <table:table-row table:style-name="ro1">
          <table:table-cell office:value-type="string">
            <text:p>ABS</text:p>
          </table:table-cell>
          <table:table-cell office:value-type="float" office:value="0.732">
            <text:p>0.732</text:p>
          </table:table-cell>
          <table:table-cell table:number-columns-repeated="2"/>
          <table:table-cell table:style-name="ce1" office:value-type="string">
            <text:p>CT</text:p>
          </table:table-cell>
          <table:table-cell office:value-type="string">
            <text:p>CARTER_TECHNOCRACY</text:p>
          </table:table-cell>
          <table:table-cell table:number-columns-repeated="2"/>
          <table:table-cell office:value-type="string">
            <text:p>IKHTEALLYO</text:p>
          </table:table-cell>
          <table:table-cell table:number-columns-repeated="2"/>
          <table:table-cell table:style-name="ce1" office:value-type="string">
            <text:p>GOVT</text:p>
          </table:table-cell>
          <table:table-cell table:number-columns-repeated="8"/>
          <table:table-cell office:value-type="float" office:value="45">
            <text:p>45</text:p>
          </table:table-cell>
          <table:table-cell office:value-type="string">
            <text:p>TEARAIR</text:p>
          </table:table-cell>
          <table:table-cell office:value-type="string">
            <text:p>YS00000-0</text:p>
          </table:table-cell>
          <table:table-cell table:number-columns-repeated="233"/>
        </table:table-row>
        <table:table-row table:style-name="ro1">
          <table:table-cell office:value-type="string">
            <text:p>GRN</text:p>
          </table:table-cell>
          <table:table-cell office:value-type="float" office:value="1.1">
            <text:p>1.1</text:p>
          </table:table-cell>
          <table:table-cell table:number-columns-repeated="2"/>
          <table:table-cell table:style-name="ce1" office:value-type="string">
            <text:p>DC</text:p>
          </table:table-cell>
          <table:table-cell office:value-type="string">
            <text:p>DELSUN_COMAGISTRANT</text:p>
          </table:table-cell>
          <table:table-cell table:number-columns-repeated="2"/>
          <table:table-cell office:value-type="string">
            <text:p>SEIEAKH</text:p>
          </table:table-cell>
          <table:table-cell table:number-columns-repeated="2"/>
          <table:table-cell table:style-name="ce1" office:value-type="string">
            <text:p>G</text:p>
          </table:table-cell>
          <table:table-cell office:value-type="string">
            <text:p>SMALL_STATION/FACI.ITY</text:p>
          </table:table-cell>
          <table:table-cell table:number-columns-repeated="6"/>
          <table:table-cell office:value-type="float" office:value="6">
            <text:p>6</text:p>
          </table:table-cell>
          <table:table-cell/>
          <table:table-cell office:value-type="string">
            <text:p>HKIIYAI</text:p>
          </table:table-cell>
          <table:table-cell office:value-type="string">
            <text:p>LGG</text:p>
          </table:table-cell>
          <table:table-cell office:value-type="string">
            <text:p>SIZ200</text:p>
          </table:table-cell>
          <table:table-cell table:number-columns-repeated="232"/>
        </table:table-row>
        <table:table-row table:style-name="ro1">
          <table:table-cell office:value-type="string">
            <text:p>TEM</text:p>
          </table:table-cell>
          <table:table-cell office:value-type="string">
            <text:p>9.1C</text:p>
          </table:table-cell>
          <table:table-cell table:number-columns-repeated="2"/>
          <table:table-cell table:style-name="ce1" office:value-type="string">
            <text:p>DT</text:p>
          </table:table-cell>
          <table:table-cell office:value-type="string">
            <text:p>DUCHY_OF_TRELLYN</text:p>
          </table:table-cell>
          <table:table-cell table:number-columns-repeated="2"/>
          <table:table-cell office:value-type="string">
            <text:p>AOKHALTE</text:p>
          </table:table-cell>
          <table:table-cell table:number-columns-repeated="2"/>
          <table:table-cell table:style-name="ce1" office:value-type="string">
            <text:p>H</text:p>
          </table:table-cell>
          <table:table-cell office:value-type="string">
            <text:p>SPLIT_CONTROL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string">
            <text:p>ARYALRIY</text:p>
          </table:table-cell>
          <table:table-cell office:value-type="string">
            <text:p>YS00000-0</text:p>
          </table:table-cell>
          <table:table-cell table:number-columns-repeated="233"/>
        </table:table-row>
        <table:table-row table:style-name="ro1">
          <table:table-cell office:value-type="string">
            <text:p>OEM</text:p>
          </table:table-cell>
          <table:table-cell office:value-type="string">
            <text:p>+-0.3C</text:p>
          </table:table-cell>
          <table:table-cell table:number-columns-repeated="2"/>
          <table:table-cell table:style-name="ce1" office:value-type="string">
            <text:p>ES</text:p>
          </table:table-cell>
          <table:table-cell office:value-type="string">
            <text:p>ESLYAT</text:p>
          </table:table-cell>
          <table:table-cell table:number-columns-repeated="5"/>
          <table:table-cell table:style-name="ce1" office:value-type="string">
            <text:p>J</text:p>
          </table:table-cell>
          <table:table-cell office:value-type="string">
            <text:p>SINGLE_ONWORLD_CLAN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string">
            <text:p>OAHWAO</text:p>
          </table:table-cell>
          <table:table-cell office:value-type="string">
            <text:p>Y200000-0</text:p>
          </table:table-cell>
          <table:table-cell table:number-columns-repeated="233"/>
        </table:table-row>
        <table:table-row table:style-name="ro1">
          <table:table-cell office:value-type="string">
            <text:p>LTE</text:p>
          </table:table-cell>
          <table:table-cell office:value-type="string">
            <text:p>+21TO-49C</text:p>
          </table:table-cell>
          <table:table-cell table:number-columns-repeated="2"/>
          <table:table-cell table:style-name="ce1" office:value-type="string">
            <text:p>ET</text:p>
          </table:table-cell>
          <table:table-cell office:value-type="string">
            <text:p>ETRA</text:p>
          </table:table-cell>
          <table:table-cell table:number-columns-repeated="2"/>
          <table:table-cell table:style-name="ce1" office:value-type="string">
            <text:p>MEGACORPS</text:p>
          </table:table-cell>
          <table:table-cell table:number-columns-repeated="2"/>
          <table:table-cell table:style-name="ce1" office:value-type="string">
            <text:p>K</text:p>
          </table:table-cell>
          <table:table-cell office:value-type="string">
            <text:p>SINGLE_MULTIWORLD_CLAN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string">
            <text:p>AKHOARLUI</text:p>
          </table:table-cell>
          <table:table-cell office:value-type="string">
            <text:p>Y300000-0</text:p>
          </table:table-cell>
          <table:table-cell table:number-columns-repeated="233"/>
        </table:table-row>
        <table:table-row table:style-name="ro1">
          <table:table-cell office:value-type="string">
            <text:p>ATE</text:p>
          </table:table-cell>
          <table:table-cell table:number-columns-repeated="3"/>
          <table:table-cell table:style-name="ce1" office:value-type="string">
            <text:p>FG</text:p>
          </table:table-cell>
          <table:table-cell office:value-type="string">
            <text:p>FEDERATION_OF_GARRONE</text:p>
          </table:table-cell>
          <table:table-cell table:number-columns-repeated="2"/>
          <table:table-cell office:value-type="string">
            <text:p>TLASAYERIAHEI</text:p>
          </table:table-cell>
          <table:table-cell table:number-columns-repeated="2"/>
          <table:table-cell table:style-name="ce1" office:value-type="string">
            <text:p>L</text:p>
          </table:table-cell>
          <table:table-cell office:value-type="string">
            <text:p>MAJOR_CLAN</text:p>
          </table:table-cell>
          <table:table-cell table:number-columns-repeated="7"/>
          <table:table-cell office:value-type="float" office:value="65">
            <text:p>65</text:p>
          </table:table-cell>
          <table:table-cell office:value-type="string">
            <text:p>IYSEIAI</text:p>
          </table:table-cell>
          <table:table-cell office:value-type="string">
            <text:p>Y200000-0</text:p>
          </table:table-cell>
          <table:table-cell table:number-columns-repeated="233"/>
        </table:table-row>
        <table:table-row table:style-name="ro1">
          <table:table-cell office:value-type="string">
            <text:p>DTP</text:p>
          </table:table-cell>
          <table:table-cell office:value-type="string">
            <text:p>+8C</text:p>
          </table:table-cell>
          <table:table-cell table:number-columns-repeated="2"/>
          <table:table-cell table:style-name="ce1" office:value-type="string">
            <text:p>FL</text:p>
          </table:table-cell>
          <table:table-cell office:value-type="string">
            <text:p>FLORIAN_LEAGUE</text:p>
          </table:table-cell>
          <table:table-cell table:number-columns-repeated="2"/>
          <table:table-cell office:value-type="string">
            <text:p>REASTITIAO</text:p>
          </table:table-cell>
          <table:table-cell table:number-columns-repeated="2"/>
          <table:table-cell table:style-name="ce1" office:value-type="string">
            <text:p>M</text:p>
          </table:table-cell>
          <table:table-cell office:value-type="string">
            <text:p>VASSAL_CLAN</text:p>
          </table:table-cell>
          <table:table-cell table:number-columns-repeated="6"/>
          <table:table-cell office:value-type="float" office:value="7">
            <text:p>7</text:p>
          </table:table-cell>
          <table:table-cell/>
          <table:table-cell office:value-type="string">
            <text:p>HLYUAHUALHRO</text:p>
          </table:table-cell>
          <table:table-cell office:value-type="string">
            <text:p>SGG</text:p>
          </table:table-cell>
          <table:table-cell office:value-type="string">
            <text:p>SIZ30</text:p>
          </table:table-cell>
          <table:table-cell table:number-columns-repeated="232"/>
        </table:table-row>
        <table:table-row table:style-name="ro1">
          <table:table-cell office:value-type="string">
            <text:p>NTP</text:p>
          </table:table-cell>
          <table:table-cell office:value-type="string">
            <text:p>-17C</text:p>
          </table:table-cell>
          <table:table-cell table:number-columns-repeated="2"/>
          <table:table-cell table:style-name="ce1" office:value-type="string">
            <text:p>GK</text:p>
          </table:table-cell>
          <table:table-cell office:value-type="string">
            <text:p>KHAN_WORLD_LEAGUE</text:p>
          </table:table-cell>
          <table:table-cell table:number-columns-repeated="2"/>
          <table:table-cell office:value-type="string">
            <text:p>WYAROAER</text:p>
          </table:table-cell>
          <table:table-cell table:number-columns-repeated="2"/>
          <table:table-cell table:style-name="ce1" office:value-type="string">
            <text:p>N</text:p>
          </table:table-cell>
          <table:table-cell office:value-type="string">
            <text:p>MAJOR_VASSAL_CLAN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TEHKUHIYE</text:p>
          </table:table-cell>
          <table:table-cell office:value-type="string">
            <text:p>YR00000-0</text:p>
          </table:table-cell>
          <table:table-cell table:number-columns-repeated="233"/>
        </table:table-row>
        <table:table-row table:style-name="ro1">
          <table:table-cell office:value-type="string">
            <text:p>NAT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>
            <text:p>GO</text:p>
          </table:table-cell>
          <table:table-cell office:value-type="string">
            <text:p>GYJ-NUAH`OEW</text:p>
          </table:table-cell>
          <table:table-cell table:number-columns-repeated="2"/>
          <table:table-cell office:value-type="string">
            <text:p>OTALOKEH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string">
            <text:p>YOUFAYES</text:p>
          </table:table-cell>
          <table:table-cell office:value-type="string">
            <text:p>Y200000-0</text:p>
          </table:table-cell>
          <table:table-cell table:number-columns-repeated="233"/>
        </table:table-row>
        <table:table-row table:style-name="ro1">
          <table:table-cell office:value-type="string">
            <text:p>ATT</text:p>
          </table:table-cell>
          <table:table-cell office:value-type="string">
            <text:p>N</text:p>
          </table:table-cell>
          <table:table-cell table:number-columns-repeated="2"/>
          <table:table-cell table:style-name="ce1" office:value-type="string">
            <text:p>HY</text:p>
          </table:table-cell>
          <table:table-cell office:value-type="string">
            <text:p>HREALHIYOUEA</text:p>
          </table:table-cell>
          <table:table-cell table:number-columns-repeated="14"/>
          <table:table-cell office:value-type="float" office:value="9">
            <text:p>9</text:p>
          </table:table-cell>
          <table:table-cell office:value-type="string">
            <text:p>IEHIYL</text:p>
          </table:table-cell>
          <table:table-cell office:value-type="string">
            <text:p>Y100000-0</text:p>
          </table:table-cell>
          <table:table-cell table:number-columns-repeated="233"/>
        </table:table-row>
        <table:table-row table:style-name="ro1">
          <table:table-cell office:value-type="string">
            <text:p>GRT</text:p>
          </table:table-cell>
          <table:table-cell office:value-type="string">
            <text:p>N</text:p>
          </table:table-cell>
          <table:table-cell table:number-columns-repeated="2"/>
          <table:table-cell table:style-name="ce1" office:value-type="string">
            <text:p>IF</text:p>
          </table:table-cell>
          <table:table-cell office:value-type="string">
            <text:p>IYEAAO`FTE</text:p>
          </table:table-cell>
          <table:table-cell table:number-columns-repeated="2"/>
          <table:table-cell table:style-name="ce1" office:value-type="string">
            <text:p>GOVERNMENT</text:p>
          </table:table-cell>
          <table:table-cell table:number-columns-repeated="10"/>
          <table:table-cell office:value-type="float" office:value="8">
            <text:p>8</text:p>
          </table:table-cell>
          <table:table-cell/>
          <table:table-cell office:value-type="string">
            <text:p>KYOLOIL</text:p>
          </table:table-cell>
          <table:table-cell office:value-type="string">
            <text:p>G6A14J8-E</text:p>
          </table:table-cell>
          <table:table-cell office:value-type="string">
            <text:p>MINV</text:p>
          </table:table-cell>
          <table:table-cell table:number-columns-repeated="232"/>
        </table:table-row>
        <table:table-row table:style-name="ro1">
          <table:table-cell office:value-type="string">
            <text:p>ALT</text:p>
          </table:table-cell>
          <table:table-cell office:value-type="string">
            <text:p>N</text:p>
          </table:table-cell>
          <table:table-cell table:number-columns-repeated="2"/>
          <table:table-cell table:style-name="ce1" office:value-type="string">
            <text:p>IM</text:p>
          </table:table-cell>
          <table:table-cell office:value-type="string">
            <text:p>IMPERIUM</text:p>
          </table:table-cell>
          <table:table-cell table:number-columns-repeated="2"/>
          <table:table-cell table:style-name="ce1" office:value-type="string">
            <text:p>X/Y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office:value-type="string">
            <text:p>3</text:p>
          </table:table-cell>
          <table:table-cell table:style-name="ce1" office:value-type="string">
            <text:p>4</text:p>
          </table:table-cell>
          <table:table-cell table:style-name="ce1" office:value-type="string">
            <text:p>5</text:p>
          </table:table-cell>
          <table:table-cell table:style-name="ce1" office:value-type="string">
            <text:p>6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string">
            <text:p>YAFUALOI</text:p>
          </table:table-cell>
          <table:table-cell office:value-type="string">
            <text:p>Y510000-0</text:p>
          </table:table-cell>
          <table:table-cell table:number-columns-repeated="233"/>
        </table:table-row>
        <table:table-row table:style-name="ro1">
          <table:table-cell office:value-type="string">
            <text:p>ATT</text:p>
          </table:table-cell>
          <table:table-cell office:value-type="string">
            <text:p>N/A</text:p>
          </table:table-cell>
          <table:table-cell table:number-columns-repeated="2"/>
          <table:table-cell table:style-name="ce1" office:value-type="string">
            <text:p>KE</text:p>
          </table:table-cell>
          <table:table-cell office:value-type="string">
            <text:p>KATANGA_EMPIRE</text:p>
          </table:table-cell>
          <table:table-cell table:number-columns-repeated="2"/>
          <table:table-cell table:style-name="ce1" office:value-type="string">
            <text:p>0</text:p>
          </table:table-cell>
          <table:table-cell table:number-columns-repeated="6" office:value-type="string">
            <text:p>G</text:p>
          </table:table-cell>
          <table:table-cell table:number-columns-repeated="241"/>
        </table:table-row>
        <table:table-row table:style-name="ro1">
          <table:table-cell table:number-columns-repeated="4"/>
          <table:table-cell table:style-name="ce1" office:value-type="string">
            <text:p>KO</text:p>
          </table:table-cell>
          <table:table-cell office:value-type="string">
            <text:p>KHOSARLIYH</text:p>
          </table:table-cell>
          <table:table-cell table:number-columns-repeated="2"/>
          <table:table-cell table:style-name="ce1"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41"/>
        </table:table-row>
        <table:table-row table:style-name="ro1">
          <table:table-cell office:value-type="string">
            <text:p>HYD</text:p>
          </table:table-cell>
          <table:table-cell office:value-type="string">
            <text:p>0.63</text:p>
          </table:table-cell>
          <table:table-cell table:number-columns-repeated="2"/>
          <table:table-cell table:style-name="ce1" office:value-type="string">
            <text:p>KT</text:p>
          </table:table-cell>
          <table:table-cell office:value-type="string">
            <text:p>KTOUHO`AS</text:p>
          </table:table-cell>
          <table:table-cell table:number-columns-repeated="2"/>
          <table:table-cell table:style-name="ce1"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41"/>
        </table:table-row>
        <table:table-row table:style-name="ro1">
          <table:table-cell office:value-type="string">
            <text:p>COM</text:p>
          </table:table-cell>
          <table:table-cell office:value-type="string">
            <text:p>WATER</text:p>
          </table:table-cell>
          <table:table-cell table:number-columns-repeated="2"/>
          <table:table-cell table:style-name="ce1" office:value-type="string">
            <text:p>NC</text:p>
          </table:table-cell>
          <table:table-cell office:value-type="string">
            <text:p>NAKRIS_CONFEDERATION</text:p>
          </table:table-cell>
          <table:table-cell table:number-columns-repeated="2"/>
          <table:table-cell table:style-name="ce1"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I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41"/>
        </table:table-row>
        <table:table-row table:style-name="ro1">
          <table:table-cell office:value-type="string">
            <text:p>#TP</text:p>
          </table:table-cell>
          <table:table-cell office:value-type="string">
            <text:p>5</text:p>
          </table:table-cell>
          <table:table-cell table:number-columns-repeated="2"/>
          <table:table-cell table:style-name="ce1" office:value-type="string">
            <text:p>MH</text:p>
          </table:table-cell>
          <table:table-cell office:value-type="string">
            <text:p>GRAND_DUCHY_OF_MARLHELM</text:p>
          </table:table-cell>
          <table:table-cell table:number-columns-repeated="2"/>
          <table:table-cell table:style-name="ce1"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table:style-name="Default" office:value-type="string">
            <text:p>DON`T SEND A BOY TO DO A WOMANS WORK</text:p>
          </table:table-cell>
          <table:table-cell table:number-columns-repeated="237"/>
        </table:table-row>
        <table:table-row table:style-name="ro1">
          <table:table-cell office:value-type="string">
            <text:p>HYT</text:p>
          </table:table-cell>
          <table:table-cell office:value-type="string">
            <text:p>NO</text:p>
          </table:table-cell>
          <table:table-cell table:number-columns-repeated="2"/>
          <table:table-cell table:style-name="ce1" office:value-type="string">
            <text:p>MK</text:p>
          </table:table-cell>
          <table:table-cell office:value-type="string">
            <text:p>MARRAKESH_TRADE_ASSOCIATION</text:p>
          </table:table-cell>
          <table:table-cell table:number-columns-repeated="2"/>
          <table:table-cell table:style-name="ce1"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table:style-name="Default" office:value-type="string">
            <text:p>DO NOT SHOW YOUR TEETH IN PUBLIC</text:p>
          </table:table-cell>
          <table:table-cell table:number-columns-repeated="237"/>
        </table:table-row>
        <table:table-row table:style-name="ro1">
          <table:table-cell office:value-type="string">
            <text:p>TET</text:p>
          </table:table-cell>
          <table:table-cell office:value-type="string">
            <text:p>NO</text:p>
          </table:table-cell>
          <table:table-cell table:number-columns-repeated="2"/>
          <table:table-cell table:style-name="ce1" office:value-type="string">
            <text:p>MU</text:p>
          </table:table-cell>
          <table:table-cell office:value-type="string">
            <text:p>MURIAN</text:p>
          </table:table-cell>
          <table:table-cell table:number-columns-repeated="2"/>
          <table:table-cell table:style-name="ce1"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table:style-name="Default" office:value-type="string">
            <text:p>DO NOT OFFER A MALE MONEY</text:p>
          </table:table-cell>
          <table:table-cell table:number-columns-repeated="237"/>
        </table:table-row>
        <table:table-row table:style-name="ro1">
          <table:table-cell office:value-type="string">
            <text:p>MAC</text:p>
          </table:table-cell>
          <table:table-cell office:value-type="string">
            <text:p>2</text:p>
          </table:table-cell>
          <table:table-cell table:number-columns-repeated="2"/>
          <table:table-cell table:style-name="ce1" office:value-type="string">
            <text:p>OF</text:p>
          </table:table-cell>
          <table:table-cell office:value-type="string">
            <text:p>OLEAIY`FTE</text:p>
          </table:table-cell>
          <table:table-cell table:number-columns-repeated="2"/>
          <table:table-cell table:style-name="ce1" office:value-type="string">
            <text:p>7</text:p>
          </table:table-cell>
          <table:table-cell table:number-columns-repeated="6" office:value-type="string">
            <text:p>H</text:p>
          </table:table-cell>
          <table:table-cell table:number-columns-repeated="3"/>
          <table:table-cell table:style-name="Default" office:value-type="string">
            <text:p>DO NOT TRESSPASS WITHOUT LEAVE</text:p>
          </table:table-cell>
          <table:table-cell table:number-columns-repeated="237"/>
        </table:table-row>
        <table:table-row table:style-name="ro1">
          <table:table-cell office:value-type="string">
            <text:p>MIC</text:p>
          </table:table-cell>
          <table:table-cell office:value-type="string">
            <text:p>2</text:p>
          </table:table-cell>
          <table:table-cell table:number-columns-repeated="2"/>
          <table:table-cell table:style-name="ce1" office:value-type="string">
            <text:p>RM</text:p>
          </table:table-cell>
          <table:table-cell office:value-type="string">
            <text:p>REGENCY_OF_MUIRIMI</text:p>
          </table:table-cell>
          <table:table-cell table:number-columns-repeated="250"/>
        </table:table-row>
        <table:table-row table:style-name="ro1">
          <table:table-cell office:value-type="string">
            <text:p>SMI</text:p>
          </table:table-cell>
          <table:table-cell office:value-type="string">
            <text:p>2</text:p>
          </table:table-cell>
          <table:table-cell table:number-columns-repeated="2"/>
          <table:table-cell table:style-name="ce1" office:value-type="string">
            <text:p>SA</text:p>
          </table:table-cell>
          <table:table-cell office:value-type="string">
            <text:p>SEA`AI`TELUARLIYH</text:p>
          </table:table-cell>
          <table:table-cell table:number-columns-repeated="2"/>
          <table:table-cell table:style-name="ce1" office:value-type="string">
            <text:p>GOVT</text:p>
          </table:table-cell>
          <table:table-cell table:style-name="ce1" office:value-type="string">
            <text:p>STARPORT</text:p>
          </table:table-cell>
          <table:table-cell/>
          <table:table-cell table:style-name="ce1" office:value-type="string">
            <text:p>TLAUKHU BASES</text:p>
          </table:table-cell>
          <table:table-cell table:number-columns-repeated="6"/>
          <table:table-cell office:value-type="string">
            <text:p>LEAN HONOUR IS BETTER THAN FAT SHAME</text:p>
          </table:table-cell>
          <table:table-cell table:number-columns-repeated="237"/>
        </table:table-row>
        <table:table-row table:style-name="ro1">
          <table:table-cell office:value-type="string">
            <text:p>ARC</text:p>
          </table:table-cell>
          <table:table-cell office:value-type="string">
            <text:p>7</text:p>
          </table:table-cell>
          <table:table-cell table:number-columns-repeated="2"/>
          <table:table-cell table:style-name="ce1" office:value-type="string">
            <text:p>SE</text:p>
          </table:table-cell>
          <table:table-cell office:value-type="string">
            <text:p>STEAAK`HEAFERA</text:p>
          </table:table-cell>
          <table:table-cell table:number-columns-repeated="3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IF YOU WANT THE TIGERS CUBS, YOU MUST GO INTO THE LAIR</text:p>
          </table:table-cell>
          <table:table-cell table:number-columns-repeated="237"/>
        </table:table-row>
        <table:table-row table:style-name="ro1">
          <table:table-cell office:value-type="string">
            <text:p>VOL</text:p>
          </table:table-cell>
          <table:table-cell office:value-type="string">
            <text:p>3</text:p>
          </table:table-cell>
          <table:table-cell table:number-columns-repeated="2"/>
          <table:table-cell table:style-name="ce1" office:value-type="string">
            <text:p>SH</text:p>
          </table:table-cell>
          <table:table-cell office:value-type="string">
            <text:p>STEAAK_HLAIA</text:p>
          </table:table-cell>
          <table:table-cell table:number-columns-repeated="2"/>
          <table:table-cell table:style-name="ce1" office:value-type="string">
            <text:p>G</text:p>
          </table:table-cell>
          <table:table-cell office:value-type="string">
            <text:p>10+</text:p>
          </table:table-cell>
          <table:table-cell office:value-type="string">
            <text:p>11+</text:p>
          </table:table-cell>
          <table:table-cell office:value-type="string">
            <text:p>12+</text:p>
          </table:table-cell>
          <table:table-cell table:number-columns-repeated="3" office:value-type="string">
            <text:p>-</text:p>
          </table:table-cell>
          <table:table-cell table:number-columns-repeated="3"/>
          <table:table-cell office:value-type="string">
            <text:p>SINGING A SONG WITH FAT SOUNDS</text:p>
          </table:table-cell>
          <table:table-cell table:number-columns-repeated="237"/>
        </table:table-row>
        <table:table-row table:style-name="ro1">
          <table:table-cell office:value-type="string">
            <text:p>WEC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>
            <text:p>SO</text:p>
          </table:table-cell>
          <table:table-cell office:value-type="string">
            <text:p>SOLOMANI_CONFEDERATION</text:p>
          </table:table-cell>
          <table:table-cell table:number-columns-repeated="2"/>
          <table:table-cell table:style-name="ce1" office:value-type="string">
            <text:p>H</text:p>
          </table:table-cell>
          <table:table-cell office:value-type="string">
            <text:p>7+</text:p>
          </table:table-cell>
          <table:table-cell office:value-type="string">
            <text:p>8+</text:p>
          </table:table-cell>
          <table:table-cell office:value-type="string">
            <text:p>9+</text:p>
          </table:table-cell>
          <table:table-cell office:value-type="string">
            <text:p>10+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NOT AIMING IS NOT HUNTING, AND AIMING IS NOT HUNTING</text:p>
          </table:table-cell>
          <table:table-cell table:number-columns-repeated="237"/>
        </table:table-row>
        <table:table-row table:style-name="ro1">
          <table:table-cell office:value-type="string">
            <text:p>NR1</text:p>
          </table:table-cell>
          <table:table-cell office:value-type="string">
            <text:p>AGRICULTURAL</text:p>
          </table:table-cell>
          <table:table-cell table:number-columns-repeated="2"/>
          <table:table-cell table:style-name="ce1" office:value-type="string">
            <text:p>SY</text:p>
          </table:table-cell>
          <table:table-cell office:value-type="string">
            <text:p>STEAAK_YEASAOI</text:p>
          </table:table-cell>
          <table:table-cell table:number-columns-repeated="2"/>
          <table:table-cell table:style-name="ce1" office:value-type="string">
            <text:p>J</text:p>
          </table:table-cell>
          <table:table-cell table:number-columns-repeated="6" office:value-type="string">
            <text:p>-</text:p>
          </table:table-cell>
          <table:table-cell table:number-columns-repeated="3"/>
          <table:table-cell office:value-type="string">
            <text:p>SO HONOURABLE THAT HE CHALLENGES FEMALES</text:p>
          </table:table-cell>
          <table:table-cell table:number-columns-repeated="237"/>
        </table:table-row>
        <table:table-row table:style-name="ro1">
          <table:table-cell office:value-type="string">
            <text:p>NR2</text:p>
          </table:table-cell>
          <table:table-cell office:value-type="string">
            <text:p>COMPOUNDS</text:p>
          </table:table-cell>
          <table:table-cell table:number-columns-repeated="2"/>
          <table:table-cell table:style-name="ce1" office:value-type="string">
            <text:p>TA</text:p>
          </table:table-cell>
          <table:table-cell office:value-type="string">
            <text:p>TEALOU_ARLAOH</text:p>
          </table:table-cell>
          <table:table-cell table:number-columns-repeated="2"/>
          <table:table-cell table:style-name="ce1" office:value-type="string">
            <text:p>K</text:p>
          </table:table-cell>
          <table:table-cell table:number-columns-repeated="6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1</text:p>
          </table:table-cell>
          <table:table-cell office:value-type="string">
            <text:p>AGROPRODUCTS</text:p>
          </table:table-cell>
          <table:table-cell table:number-columns-repeated="2"/>
          <table:table-cell table:style-name="ce1" office:value-type="string">
            <text:p>UH</text:p>
          </table:table-cell>
          <table:table-cell office:value-type="string">
            <text:p>UNION_OF_HARMONY</text:p>
          </table:table-cell>
          <table:table-cell table:number-columns-repeated="2"/>
          <table:table-cell table:style-name="ce1" office:value-type="string">
            <text:p>L</text:p>
          </table:table-cell>
          <table:table-cell office:value-type="string">
            <text:p>5+</text:p>
          </table:table-cell>
          <table:table-cell office:value-type="string">
            <text:p>6+</text:p>
          </table:table-cell>
          <table:table-cell office:value-type="string">
            <text:p>7+</text:p>
          </table:table-cell>
          <table:table-cell office:value-type="string">
            <text:p>8+</text:p>
          </table:table-cell>
          <table:table-cell office:value-type="string">
            <text:p>-</text:p>
          </table:table-cell>
          <table:table-cell office:value-type="string">
            <text:p>8+</text:p>
          </table:table-cell>
          <table:table-cell table:number-columns-repeated="3"/>
          <table:table-cell office:value-type="string">
            <text:p>DO NOT CROSS THE BRIDGE UNLESS YOU KNOW WHAT WAITS ON THE OPPOSITE SHORE</text:p>
          </table:table-cell>
          <table:table-cell table:number-columns-repeated="237"/>
        </table:table-row>
        <table:table-row table:style-name="ro1">
          <table:table-cell office:value-type="string">
            <text:p>PR2</text:p>
          </table:table-cell>
          <table:table-cell office:value-type="string">
            <text:p>NON-METALS</text:p>
          </table:table-cell>
          <table:table-cell table:number-columns-repeated="2"/>
          <table:table-cell table:style-name="ce1" office:value-type="string">
            <text:p>UM</text:p>
          </table:table-cell>
          <table:table-cell office:value-type="string">
            <text:p>UNION_OF_MEI\IRN</text:p>
          </table:table-cell>
          <table:table-cell table:number-columns-repeated="2"/>
          <table:table-cell table:style-name="ce1" office:value-type="string">
            <text:p>M</text:p>
          </table:table-cell>
          <table:table-cell table:number-columns-repeated="6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G1</text:p>
          </table:table-cell>
          <table:table-cell office:value-type="string">
            <text:p>DURABLES</text:p>
          </table:table-cell>
          <table:table-cell table:number-columns-repeated="2"/>
          <table:table-cell table:style-name="ce1" office:value-type="string">
            <text:p>WW</text:p>
          </table:table-cell>
          <table:table-cell office:value-type="string">
            <text:p>WOAL_WARLIYIR</text:p>
          </table:table-cell>
          <table:table-cell table:number-columns-repeated="2"/>
          <table:table-cell table:style-name="ce1" office:value-type="string">
            <text:p>N</text:p>
          </table:table-cell>
          <table:table-cell office:value-type="string">
            <text:p>8+</text:p>
          </table:table-cell>
          <table:table-cell office:value-type="string">
            <text:p>9+</text:p>
          </table:table-cell>
          <table:table-cell office:value-type="string">
            <text:p>10+</text:p>
          </table:table-cell>
          <table:table-cell office:value-type="string">
            <text:p>11+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KEEP YOUR GIVEN WORD</text:p>
          </table:table-cell>
          <table:table-cell table:number-columns-repeated="237"/>
        </table:table-row>
        <table:table-row table:style-name="ro1">
          <table:table-cell office:value-type="string">
            <text:p>MG2</text:p>
          </table:table-cell>
          <table:table-cell office:value-type="string">
            <text:p>CONSUMABLES</text:p>
          </table:table-cell>
          <table:table-cell table:number-columns-repeated="2"/>
          <table:table-cell table:style-name="ce1" office:value-type="string">
            <text:p>ZH</text:p>
          </table:table-cell>
          <table:table-cell office:value-type="string">
            <text:p>ZHODANI_COLONIES</text:p>
          </table:table-cell>
          <table:table-cell table:number-columns-repeated="12"/>
          <table:table-cell office:value-type="string">
            <text:p>NEVER SHOW FEAR OR PAIN</text:p>
          </table:table-cell>
          <table:table-cell table:number-columns-repeated="237"/>
        </table:table-row>
        <table:table-row table:style-name="ro1">
          <table:table-cell office:value-type="string">
            <text:p>IN1</text:p>
          </table:table-cell>
          <table:table-cell office:value-type="string">
            <text:p>RECORDING</text:p>
          </table:table-cell>
          <table:table-cell table:number-columns-repeated="6"/>
          <table:table-cell table:style-name="ce1" office:value-type="string">
            <text:p>GOVT</text:p>
          </table:table-cell>
          <table:table-cell table:style-name="ce1" office:value-type="string">
            <text:p>STARPORT</text:p>
          </table:table-cell>
          <table:table-cell table:style-name="ce1"/>
          <table:table-cell table:style-name="ce1" office:value-type="string">
            <text:p>CLAN BASES</text:p>
          </table:table-cell>
          <table:table-cell table:style-name="ce1" table:number-columns-repeated="3"/>
          <table:table-cell table:number-columns-repeated="3"/>
          <table:table-cell office:value-type="string">
            <text:p>NEVER LET YOU FRIENDS OR RELATIVES DOWN</text:p>
          </table:table-cell>
          <table:table-cell table:number-columns-repeated="237"/>
        </table:table-row>
        <table:table-row table:style-name="ro1">
          <table:table-cell office:value-type="string">
            <text:p>IN2</text:p>
          </table:table-cell>
          <table:table-cell office:value-type="string">
            <text:p>ARTFORMS</text:p>
          </table:table-cell>
          <table:table-cell table:number-columns-repeated="7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DONT IGNORE INSULTS FROM ANYONE</text:p>
          </table:table-cell>
          <table:table-cell table:number-columns-repeated="237"/>
        </table:table-row>
        <table:table-row table:style-name="ro1">
          <table:table-cell office:value-type="string">
            <text:p>IN3</text:p>
          </table:table-cell>
          <table:table-cell office:value-type="string">
            <text:p>SOFTWARE</text:p>
          </table:table-cell>
          <table:table-cell table:number-columns-repeated="6"/>
          <table:table-cell table:style-name="ce1" office:value-type="string">
            <text:p>G</text:p>
          </table:table-cell>
          <table:table-cell office:value-type="string">
            <text:p>9+</text:p>
          </table:table-cell>
          <table:table-cell office:value-type="string">
            <text:p>10+</text:p>
          </table:table-cell>
          <table:table-cell office:value-type="string">
            <text:p>11+</text:p>
          </table:table-cell>
          <table:table-cell table:number-columns-repeated="3" office:value-type="string">
            <text:p>-</text:p>
          </table:table-cell>
          <table:table-cell table:number-columns-repeated="3"/>
          <table:table-cell office:value-type="string">
            <text:p>LANDHOLDING AND FIGHTING ARE FOR MALES</text:p>
          </table:table-cell>
          <table:table-cell table:number-columns-repeated="237"/>
        </table:table-row>
        <table:table-row table:style-name="ro1">
          <table:table-cell table:number-columns-repeated="8"/>
          <table:table-cell table:style-name="ce1" office:value-type="string">
            <text:p>H</text:p>
          </table:table-cell>
          <table:table-cell office:value-type="string">
            <text:p>6+</text:p>
          </table:table-cell>
          <table:table-cell office:value-type="string">
            <text:p>7+</text:p>
          </table:table-cell>
          <table:table-cell office:value-type="string">
            <text:p>8+</text:p>
          </table:table-cell>
          <table:table-cell office:value-type="string">
            <text:p>9+</text:p>
          </table:table-cell>
          <table:table-cell table:number-columns-repeated="2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OP</text:p>
          </table:table-cell>
          <table:table-cell office:value-type="string">
            <text:p>4.631B</text:p>
          </table:table-cell>
          <table:table-cell table:number-columns-repeated="6"/>
          <table:table-cell table:style-name="ce1" office:value-type="string">
            <text:p>J</text:p>
          </table:table-cell>
          <table:table-cell office:value-type="string">
            <text:p>6+</text:p>
          </table:table-cell>
          <table:table-cell office:value-type="string">
            <text:p>7+</text:p>
          </table:table-cell>
          <table:table-cell office:value-type="string">
            <text:p>8+</text:p>
          </table:table-cell>
          <table:table-cell office:value-type="string">
            <text:p>9+</text:p>
          </table:table-cell>
          <table:table-cell office:value-type="string">
            <text:p>-</text:p>
          </table:table-cell>
          <table:table-cell office:value-type="string">
            <text:p>9+</text:p>
          </table:table-cell>
          <table:table-cell table:number-columns-repeated="3"/>
          <table:table-cell table:style-name="ce1" office:value-type="string">
            <text:p>SDB TABLE</text:p>
          </table:table-cell>
          <table:table-cell table:number-columns-repeated="237"/>
        </table:table-row>
        <table:table-row table:style-name="ro1">
          <table:table-cell office:value-type="string">
            <text:p>CUS</text:p>
          </table:table-cell>
          <table:table-cell office:value-type="string">
            <text:p>N/A</text:p>
          </table:table-cell>
          <table:table-cell table:number-columns-repeated="6"/>
          <table:table-cell table:style-name="ce1" office:value-type="string">
            <text:p>K</text:p>
          </table:table-cell>
          <table:table-cell office:value-type="string">
            <text:p>5+</text:p>
          </table:table-cell>
          <table:table-cell office:value-type="string">
            <text:p>6+</text:p>
          </table:table-cell>
          <table:table-cell office:value-type="string">
            <text:p>7+</text:p>
          </table:table-cell>
          <table:table-cell office:value-type="string">
            <text:p>8+</text:p>
          </table:table-cell>
          <table:table-cell office:value-type="string">
            <text:p>-</text:p>
          </table:table-cell>
          <table:table-cell office:value-type="string">
            <text:p>8+</text:p>
          </table:table-cell>
          <table:table-cell table:number-columns-repeated="3"/>
          <table:table-cell table:style-name="ce1" office:value-type="string">
            <text:p>TL/PR</text:p>
          </table:table-cell>
          <table:table-cell table:style-name="ce1" office:value-type="string">
            <text:p>7</text:p>
          </table:table-cell>
          <table:table-cell table:style-name="ce1" office:value-type="string">
            <text:p>8</text:p>
          </table:table-cell>
          <table:table-cell table:style-name="ce1" office:value-type="string">
            <text:p>9</text:p>
          </table:table-cell>
          <table:table-cell table:style-name="ce1" office:value-type="string">
            <text:p>10</text:p>
          </table:table-cell>
          <table:table-cell table:number-columns-repeated="233"/>
        </table:table-row>
        <table:table-row table:style-name="ro1">
          <table:table-cell office:value-type="string">
            <text:p>PRC</text:p>
          </table:table-cell>
          <table:table-cell office:value-type="string">
            <text:p>5</text:p>
          </table:table-cell>
          <table:table-cell table:number-columns-repeated="6"/>
          <table:table-cell table:style-name="ce1" office:value-type="string">
            <text:p>L</text:p>
          </table:table-cell>
          <table:table-cell table:number-columns-repeated="6" office:value-type="string">
            <text:p>-</text:p>
          </table:table-cell>
          <table:table-cell table:number-columns-repeated="3"/>
          <table:table-cell table:style-name="ce1" office:value-type="string">
            <text:p>7-8</text:p>
          </table:table-cell>
          <table:table-cell office:value-type="string">
            <text:p>-</text:p>
          </table:table-cell>
          <table:table-cell office:value-type="string">
            <text:p>5</text:p>
          </table:table-cell>
          <table:table-cell office:value-type="string">
            <text:p>50</text:p>
          </table:table-cell>
          <table:table-cell office:value-type="string">
            <text:p>500</text:p>
          </table:table-cell>
          <table:table-cell table:number-columns-repeated="233"/>
        </table:table-row>
        <table:table-row table:style-name="ro1">
          <table:table-cell office:value-type="string">
            <text:p>SEC</text:p>
          </table:table-cell>
          <table:table-cell office:value-type="string">
            <text:p>22</text:p>
          </table:table-cell>
          <table:table-cell table:number-columns-repeated="6"/>
          <table:table-cell table:style-name="ce1" office:value-type="string">
            <text:p>M</text:p>
          </table:table-cell>
          <table:table-cell office:value-type="string">
            <text:p>6+</text:p>
          </table:table-cell>
          <table:table-cell office:value-type="string">
            <text:p>7+</text:p>
          </table:table-cell>
          <table:table-cell office:value-type="string">
            <text:p>8+</text:p>
          </table:table-cell>
          <table:table-cell office:value-type="string">
            <text:p>9+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table:style-name="ce1"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000</text:p>
          </table:table-cell>
          <table:table-cell table:number-columns-repeated="233"/>
        </table:table-row>
        <table:table-row table:style-name="ro1">
          <table:table-cell office:value-type="string">
            <text:p>TEC</text:p>
          </table:table-cell>
          <table:table-cell office:value-type="string">
            <text:p>79</text:p>
          </table:table-cell>
          <table:table-cell table:number-columns-repeated="6"/>
          <table:table-cell table:style-name="ce1" office:value-type="string">
            <text:p>N</text:p>
          </table:table-cell>
          <table:table-cell office:value-type="string">
            <text:p>7+</text:p>
          </table:table-cell>
          <table:table-cell office:value-type="string">
            <text:p>8+</text:p>
          </table:table-cell>
          <table:table-cell office:value-type="string">
            <text:p>9+</text:p>
          </table:table-cell>
          <table:table-cell office:value-type="string">
            <text:p>10+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table:style-name="ce1"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20</text:p>
          </table:table-cell>
          <table:table-cell office:value-type="string">
            <text:p>1200</text:p>
          </table:table-cell>
          <table:table-cell table:number-columns-repeated="233"/>
        </table:table-row>
        <table:table-row table:style-name="ro1">
          <table:table-cell office:value-type="string">
            <text:p>PRO</text:p>
          </table:table-cell>
          <table:table-cell office:value-type="string">
            <text:p>CONSERVATIVE,INDIFFERENT</text:p>
          </table:table-cell>
          <table:table-cell table:number-columns-repeated="16"/>
          <table:table-cell table:style-name="ce1"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150</text:p>
          </table:table-cell>
          <table:table-cell office:value-type="string">
            <text:p>1500</text:p>
          </table:table-cell>
          <table:table-cell table:number-columns-repeated="233"/>
        </table:table-row>
        <table:table-row table:style-name="ro1">
          <table:table-cell office:value-type="string">
            <text:p>AGG</text:p>
          </table:table-cell>
          <table:table-cell office:value-type="string">
            <text:p>COMPETITIVE,NEUTRAL</text:p>
          </table:table-cell>
          <table:table-cell table:number-columns-repeated="5"/>
          <table:table-cell table:style-name="ce1" office:value-type="string">
            <text:p>STATUS</text:p>
          </table:table-cell>
          <table:table-cell/>
          <table:table-cell table:style-name="ce1" office:value-type="string">
            <text:p>COST</text:p>
          </table:table-cell>
          <table:table-cell/>
          <table:table-cell table:style-name="ce1" office:value-type="string">
            <text:p>SPACE RANK</text:p>
          </table:table-cell>
          <table:table-cell table:number-columns-repeated="3"/>
          <table:table-cell table:style-name="ce1" office:value-type="string">
            <text:p>ARMY RANK</text:p>
          </table:table-cell>
          <table:table-cell table:number-columns-repeated="2"/>
          <table:table-cell table:style-name="ce1" office:value-type="string">
            <text:p>12-13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200</text:p>
          </table:table-cell>
          <table:table-cell office:value-type="string">
            <text:p>2000</text:p>
          </table:table-cell>
          <table:table-cell table:number-columns-repeated="233"/>
        </table:table-row>
        <table:table-row table:style-name="ro1">
          <table:table-cell office:value-type="string">
            <text:p>EXT</text:p>
          </table:table-cell>
          <table:table-cell office:value-type="string">
            <text:p>HARMONIUS,FRIENDLY</text:p>
          </table:table-cell>
          <table:table-cell table:number-columns-repeated="4"/>
          <table:table-cell table:style-name="ce1" office:value-type="string">
            <text:p>8</text:p>
          </table:table-cell>
          <table:table-cell table:number-columns-repeated="4"/>
          <table:table-cell table:style-name="ce2" office:value-type="string">
            <text:p>CLAN ADMIRAL</text:p>
          </table:table-cell>
          <table:table-cell table:number-columns-repeated="3"/>
          <table:table-cell office:value-type="string">
            <text:p>FIELD MARSHALL</text:p>
          </table:table-cell>
          <table:table-cell table:number-columns-repeated="240"/>
        </table:table-row>
        <table:table-row table:style-name="ro1">
          <table:table-cell table:number-columns-repeated="6"/>
          <table:table-cell table:style-name="ce1" office:value-type="string">
            <text:p>7</text:p>
          </table:table-cell>
          <table:table-cell office:value-type="string">
            <text:p>4 MILLION SQ.MI. +</text:p>
          </table:table-cell>
          <table:table-cell/>
          <table:table-cell office:value-type="string">
            <text:p>50K=</text:p>
          </table:table-cell>
          <table:table-cell/>
          <table:table-cell table:style-name="ce2" office:value-type="string">
            <text:p>FLEET ADMIRAL</text:p>
          </table:table-cell>
          <table:table-cell table:number-columns-repeated="3"/>
          <table:table-cell office:value-type="string">
            <text:p>GENERAL</text:p>
          </table:table-cell>
          <table:table-cell table:number-columns-repeated="240"/>
        </table:table-row>
        <table:table-row table:style-name="ro1">
          <table:table-cell office:value-type="string">
            <text:p>REA</text:p>
          </table:table-cell>
          <table:table-cell office:value-type="string">
            <text:p>E/L/J-RULER</text:p>
          </table:table-cell>
          <table:table-cell table:number-columns-repeated="4"/>
          <table:table-cell table:style-name="ce1" office:value-type="string">
            <text:p>6</text:p>
          </table:table-cell>
          <table:table-cell office:value-type="string">
            <text:p>4 MILLION SQ.MI.-</text:p>
          </table:table-cell>
          <table:table-cell/>
          <table:table-cell office:value-type="string">
            <text:p>30K</text:p>
          </table:table-cell>
          <table:table-cell/>
          <table:table-cell table:style-name="ce2" office:value-type="string">
            <text:p>CAPTAIN</text:p>
          </table:table-cell>
          <table:table-cell table:number-columns-repeated="3"/>
          <table:table-cell office:value-type="string">
            <text:p>DIVISION GENERAL</text:p>
          </table:table-cell>
          <table:table-cell table:number-columns-repeated="240"/>
        </table:table-row>
        <table:table-row table:style-name="ro1">
          <table:table-cell office:value-type="string">
            <text:p>GOV</text:p>
          </table:table-cell>
          <table:table-cell office:value-type="string">
            <text:p>SPLIT</text:p>
          </table:table-cell>
          <table:table-cell table:number-columns-repeated="4"/>
          <table:table-cell table:style-name="ce1" office:value-type="string">
            <text:p>5</text:p>
          </table:table-cell>
          <table:table-cell office:value-type="string">
            <text:p>400000 SQ.MI.=</text:p>
          </table:table-cell>
          <table:table-cell/>
          <table:table-cell office:value-type="string">
            <text:p>15K</text:p>
          </table:table-cell>
          <table:table-cell/>
          <table:table-cell table:style-name="ce2" office:value-type="string">
            <text:p>COMMANDANT</text:p>
          </table:table-cell>
          <table:table-cell table:number-columns-repeated="3"/>
          <table:table-cell office:value-type="string">
            <text:p>COMMANDANT</text:p>
          </table:table-cell>
          <table:table-cell table:number-columns-repeated="240"/>
        </table:table-row>
        <table:table-row table:style-name="ro1">
          <table:table-cell office:value-type="string">
            <text:p>OA1</text:p>
          </table:table-cell>
          <table:table-cell office:value-type="string">
            <text:p>N/A</text:p>
          </table:table-cell>
          <table:table-cell table:number-columns-repeated="4"/>
          <table:table-cell table:style-name="ce1" office:value-type="string">
            <text:p>4</text:p>
          </table:table-cell>
          <table:table-cell office:value-type="string">
            <text:p>40000 SQ.MI. -</text:p>
          </table:table-cell>
          <table:table-cell/>
          <table:table-cell office:value-type="string">
            <text:p>8K</text:p>
          </table:table-cell>
          <table:table-cell/>
          <table:table-cell table:style-name="ce2" office:value-type="string">
            <text:p>SENIOR LT.</text:p>
          </table:table-cell>
          <table:table-cell table:number-columns-repeated="3"/>
          <table:table-cell office:value-type="string">
            <text:p>CAPTAIN</text:p>
          </table:table-cell>
          <table:table-cell table:number-columns-repeated="240"/>
        </table:table-row>
        <table:table-row table:style-name="ro1">
          <table:table-cell office:value-type="string">
            <text:p>OA2</text:p>
          </table:table-cell>
          <table:table-cell office:value-type="string">
            <text:p>N/A</text:p>
          </table:table-cell>
          <table:table-cell table:number-columns-repeated="4"/>
          <table:table-cell table:style-name="ce1" office:value-type="string">
            <text:p>3</text:p>
          </table:table-cell>
          <table:table-cell office:value-type="string">
            <text:p>4000 SQ.MI. -</text:p>
          </table:table-cell>
          <table:table-cell/>
          <table:table-cell office:value-type="string">
            <text:p>4K</text:p>
          </table:table-cell>
          <table:table-cell/>
          <table:table-cell office:value-type="string">
            <text:p>JUNIOR LT.</text:p>
          </table:table-cell>
          <table:table-cell table:number-columns-repeated="3"/>
          <table:table-cell office:value-type="string">
            <text:p>JUNIOR LT.</text:p>
          </table:table-cell>
          <table:table-cell table:number-columns-repeated="240"/>
        </table:table-row>
        <table:table-row table:style-name="ro1">
          <table:table-cell table:number-columns-repeated="6"/>
          <table:table-cell table:style-name="ce1" office:value-type="string">
            <text:p>2</text:p>
          </table:table-cell>
          <table:table-cell office:value-type="string">
            <text:p>400 SQ.MI. -</text:p>
          </table:table-cell>
          <table:table-cell/>
          <table:table-cell office:value-type="string">
            <text:p>2K</text:p>
          </table:table-cell>
          <table:table-cell/>
          <table:table-cell office:value-type="string">
            <text:p>HONOURED CHEIF PETTY OFFICER</text:p>
          </table:table-cell>
          <table:table-cell table:number-columns-repeated="3"/>
          <table:table-cell office:value-type="string">
            <text:p>HONOURED WARRIOR LEADER</text:p>
          </table:table-cell>
          <table:table-cell table:number-columns-repeated="240"/>
        </table:table-row>
        <table:table-row table:style-name="ro1">
          <table:table-cell office:value-type="string">
            <text:p>REP</text:p>
          </table:table-cell>
          <table:table-cell office:value-type="string">
            <text:p>N/A</text:p>
          </table:table-cell>
          <table:table-cell table:number-columns-repeated="4"/>
          <table:table-cell table:style-name="ce1" office:value-type="string">
            <text:p>1</text:p>
          </table:table-cell>
          <table:table-cell office:value-type="string">
            <text:p>40 SQ.MI. =</text:p>
          </table:table-cell>
          <table:table-cell/>
          <table:table-cell office:value-type="string">
            <text:p>1K</text:p>
          </table:table-cell>
          <table:table-cell/>
          <table:table-cell office:value-type="string">
            <text:p>HONOURED PETTY OFFICER</text:p>
          </table:table-cell>
          <table:table-cell table:number-columns-repeated="3"/>
          <table:table-cell office:value-type="string">
            <text:p>CHIEF HONOURED WARRIOR</text:p>
          </table:table-cell>
          <table:table-cell table:number-columns-repeated="240"/>
        </table:table-row>
        <table:table-row table:style-name="ro1">
          <table:table-cell office:value-type="string">
            <text:p>UNL</text:p>
          </table:table-cell>
          <table:table-cell office:value-type="string">
            <text:p>UNDIVIDED</text:p>
          </table:table-cell>
          <table:table-cell table:number-columns-repeated="4"/>
          <table:table-cell table:style-name="ce1" office:value-type="string">
            <text:p>0</text:p>
          </table:table-cell>
          <table:table-cell office:value-type="string">
            <text:p>AVERAGE</text:p>
          </table:table-cell>
          <table:table-cell/>
          <table:table-cell office:value-type="string">
            <text:p>500</text:p>
          </table:table-cell>
          <table:table-cell/>
          <table:table-cell office:value-type="string">
            <text:p>HONOURED SPACEHAND</text:p>
          </table:table-cell>
          <table:table-cell table:number-columns-repeated="3"/>
          <table:table-cell office:value-type="string">
            <text:p>WARRIOR</text:p>
          </table:table-cell>
          <table:table-cell table:number-columns-repeated="240"/>
        </table:table-row>
        <table:table-row table:style-name="ro1">
          <table:table-cell office:value-type="string">
            <text:p>LEP</text:p>
          </table:table-cell>
          <table:table-cell office:value-type="string">
            <text:p>6</text:p>
          </table:table-cell>
          <table:table-cell office:value-type="string">
            <text:p>OVERALL</text:p>
          </table:table-cell>
          <table:table-cell table:number-columns-repeated="3"/>
          <table:table-cell table:style-name="ce1" office:value-type="string">
            <text:p>-1</text:p>
          </table:table-cell>
          <table:table-cell office:value-type="string">
            <text:p>LOW CASTE</text:p>
          </table:table-cell>
          <table:table-cell/>
          <table:table-cell office:value-type="string">
            <text:p>200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4</text:p>
          </table:table-cell>
          <table:table-cell office:value-type="string">
            <text:p>WEAPONS</text:p>
          </table:table-cell>
          <table:table-cell table:number-columns-repeated="3"/>
          <table:table-cell table:style-name="ce1" office:value-type="string">
            <text:p>-2</text:p>
          </table:table-cell>
          <table:table-cell office:value-type="string">
            <text:p>OUTCAST</text:p>
          </table:table-cell>
          <table:table-cell/>
          <table:table-cell office:value-type="string">
            <text:p>VARIES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6</text:p>
          </table:table-cell>
          <table:table-cell office:value-type="string">
            <text:p>TRADE</text:p>
          </table:table-cell>
          <table:table-cell table:number-columns-repeated="3"/>
          <table:table-cell table:style-name="ce1" office:value-type="string">
            <text:p>-3</text:p>
          </table:table-cell>
          <table:table-cell office:value-type="string">
            <text:p>NON-ASLAN</text:p>
          </table:table-cell>
          <table:table-cell/>
          <table:table-cell office:value-type="string">
            <text:p>VARIES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8</text:p>
          </table:table-cell>
          <table:table-cell office:value-type="string">
            <text:p>CRIMINAL LAW</text:p>
          </table:table-cell>
          <table:table-cell table:number-columns-repeated="3"/>
          <table:table-cell table:style-name="ce1" office:value-type="string">
            <text:p>-4</text:p>
          </table:table-cell>
          <table:table-cell office:value-type="string">
            <text:p>ASLAN SCUM</text:p>
          </table:table-cell>
          <table:table-cell/>
          <table:table-cell office:value-type="string">
            <text:p>VARIES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5</text:p>
          </table:table-cell>
          <table:table-cell office:value-type="string">
            <text:p>CIVIL LA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6</text:p>
          </table:table-cell>
          <table:table-cell office:value-type="string">
            <text:p>PERSONAL FREEDOM</text:p>
          </table:table-cell>
          <table:table-cell table:number-columns-repeated="3"/>
          <table:table-cell table:style-name="ce1" office:value-type="string">
            <text:p>BATTALION EQUIVALENTS TABLE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string">
            <text:p>TL/PR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table:number-columns-repeated="241"/>
        </table:table-row>
        <table:table-row table:style-name="ro1">
          <table:table-cell office:value-type="string">
            <text:p>HLC</text:p>
          </table:table-cell>
          <table:table-cell office:value-type="string">
            <text:p>EE</text:p>
          </table:table-cell>
          <table:table-cell office:value-type="string">
            <text:p>HI/LOW COMMON</text:p>
          </table:table-cell>
          <table:table-cell table:number-columns-repeated="3"/>
          <table:table-cell office:value-type="string">
            <text:p>1-3</text:p>
          </table:table-cell>
          <table:table-cell table:number-columns-repeated="4"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K</text:p>
          </table:table-cell>
          <table:table-cell table:number-columns-repeated="241"/>
        </table:table-row>
        <table:table-row table:style-name="ro1">
          <table:table-cell office:value-type="string">
            <text:p>ENE</text:p>
          </table:table-cell>
          <table:table-cell office:value-type="string">
            <text:p>E</text:p>
          </table:table-cell>
          <table:table-cell office:value-type="string">
            <text:p>ENERGY</text:p>
          </table:table-cell>
          <table:table-cell table:number-columns-repeated="3"/>
          <table:table-cell office:value-type="string">
            <text:p>4</text:p>
          </table:table-cell>
          <table:table-cell table:number-columns-repeated="3"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50</text:p>
          </table:table-cell>
          <table:table-cell office:value-type="string">
            <text:p>500</text:p>
          </table:table-cell>
          <table:table-cell office:value-type="string">
            <text:p>5K</text:p>
          </table:table-cell>
          <table:table-cell table:number-columns-repeated="241"/>
        </table:table-row>
        <table:table-row table:style-name="ro1">
          <table:table-cell office:value-type="string">
            <text:p>ROB</text:p>
          </table:table-cell>
          <table:table-cell office:value-type="string">
            <text:p>F</text:p>
          </table:table-cell>
          <table:table-cell office:value-type="string">
            <text:p>COMPUTER/ROBOTICS</text:p>
          </table:table-cell>
          <table:table-cell table:number-columns-repeated="3"/>
          <table:table-cell office:value-type="string">
            <text:p>5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K</text:p>
          </table:table-cell>
          <table:table-cell office:value-type="string">
            <text:p>10K</text:p>
          </table:table-cell>
          <table:table-cell office:value-type="string">
            <text:p>50K</text:p>
          </table:table-cell>
          <table:table-cell office:value-type="string">
            <text:p>100K</text:p>
          </table:table-cell>
          <table:table-cell table:number-columns-repeated="241"/>
        </table:table-row>
        <table:table-row table:style-name="ro1">
          <table:table-cell office:value-type="string">
            <text:p>COM</text:p>
          </table:table-cell>
          <table:table-cell office:value-type="string">
            <text:p>F</text:p>
          </table:table-cell>
          <table:table-cell office:value-type="string">
            <text:p>COMMUNICATIONS</text:p>
          </table:table-cell>
          <table:table-cell table:number-columns-repeated="3"/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300</text:p>
          </table:table-cell>
          <table:table-cell office:value-type="string">
            <text:p>3K</text:p>
          </table:table-cell>
          <table:table-cell office:value-type="string">
            <text:p>30K</text:p>
          </table:table-cell>
          <table:table-cell office:value-type="string">
            <text:p>300K</text:p>
          </table:table-cell>
          <table:table-cell table:number-columns-repeated="241"/>
        </table:table-row>
        <table:table-row table:style-name="ro1">
          <table:table-cell office:value-type="string">
            <text:p>MED</text:p>
          </table:table-cell>
          <table:table-cell office:value-type="string">
            <text:p>E</text:p>
          </table:table-cell>
          <table:table-cell office:value-type="string">
            <text:p>MEDICAL</text:p>
          </table:table-cell>
          <table:table-cell table:number-columns-repeated="3"/>
          <table:table-cell office:value-type="string">
            <text:p>7-8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200</text:p>
          </table:table-cell>
          <table:table-cell office:value-type="string">
            <text:p>2K</text:p>
          </table:table-cell>
          <table:table-cell office:value-type="string">
            <text:p>20K</text:p>
          </table:table-cell>
          <table:table-cell office:value-type="string">
            <text:p>200K</text:p>
          </table:table-cell>
          <table:table-cell table:number-columns-repeated="241"/>
        </table:table-row>
        <table:table-row table:style-name="ro1">
          <table:table-cell office:value-type="string">
            <text:p>ENV</text:p>
          </table:table-cell>
          <table:table-cell office:value-type="string">
            <text:p>E</text:p>
          </table:table-cell>
          <table:table-cell office:value-type="string">
            <text:p>ENVIROMENT</text:p>
          </table:table-cell>
          <table:table-cell table:number-columns-repeated="3"/>
          <table:table-cell office:value-type="string">
            <text:p>9</text:p>
          </table:table-cell>
          <table:table-cell table:number-columns-repeated="2"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150</text:p>
          </table:table-cell>
          <table:table-cell office:value-type="string">
            <text:p>1.5K</text:p>
          </table:table-cell>
          <table:table-cell office:value-type="string">
            <text:p>15K</text:p>
          </table:table-cell>
          <table:table-cell office:value-type="string">
            <text:p>150K</text:p>
          </table:table-cell>
          <table:table-cell table:number-columns-repeated="241"/>
        </table:table-row>
        <table:table-row table:style-name="ro1">
          <table:table-cell office:value-type="string">
            <text:p>LWAS</text:p>
          </table:table-cell>
          <table:table-cell office:value-type="string">
            <text:p>EEEF</text:p>
          </table:table-cell>
          <table:table-cell office:value-type="string">
            <text:p>LAND/WATER/AIR\SPACE</text:p>
          </table:table-cell>
          <table:table-cell table:number-columns-repeated="3"/>
          <table:table-cell office:value-type="string">
            <text:p>10</text:p>
          </table:table-cell>
          <table:table-cell table:number-columns-repeated="2"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20</text:p>
          </table:table-cell>
          <table:table-cell office:value-type="string">
            <text:p>1.2K</text:p>
          </table:table-cell>
          <table:table-cell office:value-type="string">
            <text:p>12K</text:p>
          </table:table-cell>
          <table:table-cell office:value-type="string">
            <text:p>120K</text:p>
          </table:table-cell>
          <table:table-cell table:number-columns-repeated="241"/>
        </table:table-row>
        <table:table-row table:style-name="ro1">
          <table:table-cell office:value-type="string">
            <text:p>PHM</text:p>
          </table:table-cell>
          <table:table-cell office:value-type="string">
            <text:p>EF</text:p>
          </table:table-cell>
          <table:table-cell office:value-type="string">
            <text:p>PERSONAL / HEAVY MILITARY</text:p>
          </table:table-cell>
          <table:table-cell table:number-columns-repeated="3"/>
          <table:table-cell office:value-type="string">
            <text:p>11</text:p>
          </table:table-cell>
          <table:table-cell table:number-columns-repeated="3" office:value-type="string">
            <text:p>-</text:p>
          </table:table-cell>
          <table:table-cell office:value-type="string">
            <text:p>7</text:p>
          </table:table-cell>
          <table:table-cell office:value-type="string">
            <text:p>70</text:p>
          </table:table-cell>
          <table:table-cell office:value-type="string">
            <text:p>700</text:p>
          </table:table-cell>
          <table:table-cell office:value-type="string">
            <text:p>7K</text:p>
          </table:table-cell>
          <table:table-cell office:value-type="string">
            <text:p>70K</text:p>
          </table:table-cell>
          <table:table-cell table:number-columns-repeated="241"/>
        </table:table-row>
        <table:table-row table:style-name="ro1">
          <table:table-cell office:value-type="string">
            <text:p>NOV</text:p>
          </table:table-cell>
          <table:table-cell office:value-type="string">
            <text:p>F</text:p>
          </table:table-cell>
          <table:table-cell office:value-type="string">
            <text:p>NOVELTY</text:p>
          </table:table-cell>
          <table:table-cell table:number-columns-repeated="3"/>
          <table:table-cell office:value-type="string">
            <text:p>12-13</text:p>
          </table:table-cell>
          <table:table-cell table:number-columns-repeated="3" office:value-type="string">
            <text:p>-</text:p>
          </table:table-cell>
          <table:table-cell office:value-type="string">
            <text:p>5</text:p>
          </table:table-cell>
          <table:table-cell office:value-type="string">
            <text:p>50</text:p>
          </table:table-cell>
          <table:table-cell office:value-type="string">
            <text:p>500</text:p>
          </table:table-cell>
          <table:table-cell office:value-type="string">
            <text:p>5K</text:p>
          </table:table-cell>
          <table:table-cell office:value-type="string">
            <text:p>50K</text:p>
          </table:table-cell>
          <table:table-cell table:number-columns-repeated="241"/>
        </table:table-row>
        <table:table-row table:style-name="ro1" table:number-rows-repeated="1048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rkNebula" table:style-name="ta2" table:print="false">
        <table:table-column table:style-name="co10" table:default-cell-style-name="ce2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ce2"/>
        <table:table-column table:style-name="co19" table:default-cell-style-name="ce2"/>
        <table:table-column table:style-name="co20" table:default-cell-style-name="ce2"/>
        <table:table-column table:style-name="co13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1" table:number-columns-repeated="236" table:default-cell-style-name="ce2"/>
        <table:table-column table:style-name="co9" table:number-columns-repeated="768" table:default-cell-style-name="Default"/>
        <table:table-row table:style-name="ro1">
          <table:table-cell office:value-type="string">
            <text:p>ULWE</text:p>
          </table:table-cell>
          <table:table-cell office:value-type="string">
            <text:p>0106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K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NIVALO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M2V</text:p>
          </table:table-cell>
          <table:table-cell table:number-columns-repeated="3"/>
          <table:table-cell office:value-type="string">
            <text:p>A-EARLE</text:p>
          </table:table-cell>
          <table:table-cell office:value-type="string">
            <text:p>B-AOTREI</text:p>
          </table:table-cell>
          <table:table-cell office:value-type="string">
            <text:p>C-RUIH</text:p>
          </table:table-cell>
          <table:table-cell office:value-type="string">
            <text:p>D-AKUUSIR</text:p>
          </table:table-cell>
          <table:table-cell table:number-columns-repeated="999"/>
        </table:table-row>
        <table:table-row table:style-name="ro1">
          <table:table-cell office:value-type="string">
            <text:p>OUKHEAYEKH</text:p>
          </table:table-cell>
          <table:table-cell office:value-type="string">
            <text:p>0107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/>
          <table:table-cell office:value-type="string">
            <text:p>NIVANA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K0V</text:p>
          </table:table-cell>
          <table:table-cell table:number-columns-repeated="3"/>
          <table:table-cell office:value-type="string">
            <text:p>E-KYAENKHA</text:p>
          </table:table-cell>
          <table:table-cell office:value-type="string">
            <text:p>F-AKHLARE</text:p>
          </table:table-cell>
          <table:table-cell office:value-type="string">
            <text:p>G-KILRAI`</text:p>
          </table:table-cell>
          <table:table-cell office:value-type="string">
            <text:p>H-DANVERS</text:p>
          </table:table-cell>
          <table:table-cell table:number-columns-repeated="999"/>
        </table:table-row>
        <table:table-row table:style-name="ro1">
          <table:table-cell office:value-type="string">
            <text:p>OIFAIROUW</text:p>
          </table:table-cell>
          <table:table-cell office:value-type="string">
            <text:p>0109</text:p>
          </table:table-cell>
          <table:table-cell table:number-columns-repeated="2"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G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/>
          <table:table-cell office:value-type="string">
            <text:p>NILO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G6V</text:p>
          </table:table-cell>
          <table:table-cell table:number-columns-repeated="3"/>
          <table:table-cell office:value-type="string">
            <text:p>I-SIEI</text:p>
          </table:table-cell>
          <table:table-cell office:value-type="string">
            <text:p>J-YALAW</text:p>
          </table:table-cell>
          <table:table-cell office:value-type="string">
            <text:p>K-KHTOIAKTA</text:p>
          </table:table-cell>
          <table:table-cell office:value-type="string">
            <text:p>L-KIMSON`S_STAND</text:p>
          </table:table-cell>
          <table:table-cell table:number-columns-repeated="999"/>
        </table:table-row>
        <table:table-row table:style-name="ro1">
          <table:table-cell office:value-type="string">
            <text:p>EAEUAS</text:p>
          </table:table-cell>
          <table:table-cell office:value-type="string">
            <text:p>0112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M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C2NIRIA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1V</text:p>
          </table:table-cell>
          <table:table-cell table:number-columns-repeated="3"/>
          <table:table-cell office:value-type="string">
            <text:p>M-HROREHE</text:p>
          </table:table-cell>
          <table:table-cell office:value-type="string">
            <text:p>N-KOU</text:p>
          </table:table-cell>
          <table:table-cell office:value-type="string">
            <text:p>O-YOHKUI</text:p>
          </table:table-cell>
          <table:table-cell office:value-type="string">
            <text:p>P-STAAI</text:p>
          </table:table-cell>
          <table:table-cell table:number-columns-repeated="999"/>
        </table:table-row>
        <table:table-row table:style-name="ro1">
          <table:table-cell office:value-type="string">
            <text:p>OULEAWOS</text:p>
          </table:table-cell>
          <table:table-cell office:value-type="string">
            <text:p>0114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table:number-columns-repeated="2"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M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/>
          <table:table-cell office:value-type="string">
            <text:p>NILO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M4IV</text:p>
          </table:table-cell>
          <table:table-cell office:value-type="string">
            <text:p>M2D</text:p>
          </table:table-cell>
          <table:table-cell table:number-columns-repeated="1005"/>
        </table:table-row>
        <table:table-row table:style-name="ro1">
          <table:table-cell office:value-type="string">
            <text:p>TYAKHYO</text:p>
          </table:table-cell>
          <table:table-cell office:value-type="string">
            <text:p>0115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number-columns-repeated="3"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G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/>
          <table:table-cell office:value-type="string">
            <text:p>NIVALO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M7V</text:p>
          </table:table-cell>
          <table:table-cell table:number-columns-repeated="1006"/>
        </table:table-row>
        <table:table-row table:style-name="ro1">
          <table:table-cell office:value-type="string">
            <text:p>KHEAWYARL</text:p>
          </table:table-cell>
          <table:table-cell office:value-type="string">
            <text:p>0116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2"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/>
          <table:table-cell office:value-type="string">
            <text:p>NIWALO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G1V</text:p>
          </table:table-cell>
          <table:table-cell table:number-columns-repeated="1006"/>
        </table:table-row>
        <table:table-row table:style-name="ro1">
          <table:table-cell office:value-type="string">
            <text:p>HTEOE</text:p>
          </table:table-cell>
          <table:table-cell office:value-type="string">
            <text:p>0117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/>
          <table:table-cell office:value-type="string">
            <text:p>AG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K2V</text:p>
          </table:table-cell>
          <table:table-cell table:number-columns-repeated="1006"/>
        </table:table-row>
        <table:table-row table:style-name="ro1">
          <table:table-cell office:value-type="string">
            <text:p>EATYUREI</text:p>
          </table:table-cell>
          <table:table-cell office:value-type="string">
            <text:p>0120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G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/>
          <table:table-cell office:value-type="string">
            <text:p>NIVALO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G6V</text:p>
          </table:table-cell>
          <table:table-cell office:value-type="string">
            <text:p>M5D</text:p>
          </table:table-cell>
          <table:table-cell table:number-columns-repeated="1005"/>
        </table:table-row>
        <table:table-row table:style-name="ro1">
          <table:table-cell office:value-type="string">
            <text:p>ELYEA</text:p>
          </table:table-cell>
          <table:table-cell office:value-type="string">
            <text:p>0128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N</text:p>
          </table:table-cell>
          <table:table-cell table:number-columns-repeated="2" office:value-type="string">
            <text:p>9</text:p>
          </table:table-cell>
          <table:table-cell/>
          <table:table-cell office:value-type="string">
            <text:p>NIFL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G3V</text:p>
          </table:table-cell>
          <table:table-cell table:number-columns-repeated="1006"/>
        </table:table-row>
        <table:table-row table:style-name="ro1">
          <table:table-cell office:value-type="string">
            <text:p>KTEATAU</text:p>
          </table:table-cell>
          <table:table-cell office:value-type="string">
            <text:p>0130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 table:number-columns-repeated="2"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N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/>
          <table:table-cell office:value-type="string">
            <text:p>NILO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K1V</text:p>
          </table:table-cell>
          <table:table-cell table:number-columns-repeated="1006"/>
        </table:table-row>
        <table:table-row table:style-name="ro1">
          <table:table-cell office:value-type="string">
            <text:p>AOAEU</text:p>
          </table:table-cell>
          <table:table-cell office:value-type="string">
            <text:p>0135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K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/>
          <table:table-cell office:value-type="string">
            <text:p>FLNI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K0V</text:p>
          </table:table-cell>
          <table:table-cell office:value-type="string">
            <text:p>M8D</text:p>
          </table:table-cell>
          <table:table-cell table:number-columns-repeated="1005"/>
        </table:table-row>
        <table:table-row table:style-name="ro1">
          <table:table-cell office:value-type="string">
            <text:p>IYKYE</text:p>
          </table:table-cell>
          <table:table-cell office:value-type="string">
            <text:p>0136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2" office:value-type="string">
            <text:p>6</text:p>
          </table:table-cell>
          <table:table-cell office:value-type="string">
            <text:p>L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/>
          <table:table-cell office:value-type="string">
            <text:p>FLNI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AS</text:p>
          </table:table-cell>
          <table:table-cell office:value-type="string">
            <text:p>F1V</text:p>
          </table:table-cell>
          <table:table-cell table:number-columns-repeated="1006"/>
        </table:table-row>
        <table:table-row table:style-name="ro1">
          <table:table-cell office:value-type="string">
            <text:p>HKIHO</text:p>
          </table:table-cell>
          <table:table-cell office:value-type="string">
            <text:p>0140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/>
          <table:table-cell office:value-type="string">
            <text:p>LONIPO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F9V</text:p>
          </table:table-cell>
          <table:table-cell office:value-type="string">
            <text:p>M3D</text:p>
          </table:table-cell>
          <table:table-cell table:number-columns-repeated="1005"/>
        </table:table-row>
        <table:table-row table:style-name="ro1">
          <table:table-cell office:value-type="string">
            <text:p>YEASEA</text:p>
          </table:table-cell>
          <table:table-cell office:value-type="string">
            <text:p>020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/>
          <table:table-cell office:value-type="string">
            <text:p>LONIPO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M7V</text:p>
          </table:table-cell>
          <table:table-cell office:value-type="string">
            <text:p>M7D</text:p>
          </table:table-cell>
          <table:table-cell table:number-columns-repeated="1005"/>
        </table:table-row>
        <table:table-row table:style-name="ro1">
          <table:table-cell office:value-type="string">
            <text:p>EAHAEAH</text:p>
          </table:table-cell>
          <table:table-cell office:value-type="string">
            <text:p>0206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L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/>
          <table:table-cell office:value-type="string">
            <text:p>NIPO</text:p>
          </table:table-cell>
          <table:table-cell table:number-columns-repeated="2"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1V</text:p>
          </table:table-cell>
          <table:table-cell office:value-type="string">
            <text:p>M2D</text:p>
          </table:table-cell>
          <table:table-cell table:number-columns-repeated="1005"/>
        </table:table-row>
        <table:table-row table:style-name="ro1">
          <table:table-cell office:value-type="string">
            <text:p>AOHOIKIY</text:p>
          </table:table-cell>
          <table:table-cell office:value-type="string">
            <text:p>0207</text:p>
          </table:table-cell>
          <table:table-cell table:number-columns-repeated="2" office:value-type="string">
            <text:p>A</text:p>
          </table:table-cell>
          <table:table-cell office:value-type="string">
            <text:p>4</text:p>
          </table:table-cell>
          <table:table-cell table:number-columns-repeated="3" office:value-type="string">
            <text:p>0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LONIVA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3III</text:p>
          </table:table-cell>
          <table:table-cell office:value-type="string">
            <text:p>M3D</text:p>
          </table:table-cell>
          <table:table-cell table:number-columns-repeated="1005"/>
        </table:table-row>
        <table:table-row table:style-name="ro1">
          <table:table-cell office:value-type="string">
            <text:p>UILEAWI</text:p>
          </table:table-cell>
          <table:table-cell office:value-type="string">
            <text:p>0210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office:value-type="string">
            <text:p>M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/>
          <table:table-cell office:value-type="string">
            <text:p>RIWA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S</text:p>
          </table:table-cell>
          <table:table-cell office:value-type="string">
            <text:p>K4V</text:p>
          </table:table-cell>
          <table:table-cell table:number-columns-repeated="1006"/>
        </table:table-row>
        <table:table-row table:style-name="ro1">
          <table:table-cell office:value-type="string">
            <text:p>AULYETYU</text:p>
          </table:table-cell>
          <table:table-cell office:value-type="string">
            <text:p>0214</text:p>
          </table:table-cell>
          <table:table-cell table:number-columns-repeated="2"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K</text:p>
          </table:table-cell>
          <table:table-cell table:number-columns-repeated="2" office:value-type="string">
            <text:p>6</text:p>
          </table:table-cell>
          <table:table-cell/>
          <table:table-cell office:value-type="string">
            <text:p>NI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M1V</text:p>
          </table:table-cell>
          <table:table-cell table:number-columns-repeated="1006"/>
        </table:table-row>
        <table:table-row table:style-name="ro1">
          <table:table-cell office:value-type="string">
            <text:p>AU`AIYYEE</text:p>
          </table:table-cell>
          <table:table-cell office:value-type="string">
            <text:p>0220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/>
          <table:table-cell office:value-type="string">
            <text:p>HIINNAVA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K2V</text:p>
          </table:table-cell>
          <table:table-cell office:value-type="string">
            <text:p>M4D</text:p>
          </table:table-cell>
          <table:table-cell table:number-columns-repeated="1005"/>
        </table:table-row>
        <table:table-row table:style-name="ro1">
          <table:table-cell office:value-type="string">
            <text:p>SYERAKHIR</text:p>
          </table:table-cell>
          <table:table-cell office:value-type="string">
            <text:p>0222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table:number-columns-repeated="2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/>
          <table:table-cell office:value-type="string">
            <text:p>AG</text:p>
          </table:table-cell>
          <table:table-cell table:number-columns-repeated="2"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S</text:p>
          </table:table-cell>
          <table:table-cell office:value-type="string">
            <text:p>M2V</text:p>
          </table:table-cell>
          <table:table-cell office:value-type="string">
            <text:p>M9D</text:p>
          </table:table-cell>
          <table:table-cell table:number-columns-repeated="1005"/>
        </table:table-row>
        <table:table-row table:style-name="ro1">
          <table:table-cell office:value-type="string">
            <text:p>FUARL</text:p>
          </table:table-cell>
          <table:table-cell office:value-type="string">
            <text:p>0223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table:number-columns-repeated="2"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M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LONIVA</text:p>
          </table:table-cell>
          <table:table-cell office:value-type="string">
            <text:p>9</text:p>
          </table:table-cell>
          <table:table-cell table:number-columns-repeated="2"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K4V</text:p>
          </table:table-cell>
          <table:table-cell table:number-columns-repeated="1006"/>
        </table:table-row>
        <table:table-row table:style-name="ro1">
          <table:table-cell office:value-type="string">
            <text:p>UIAIO</text:p>
          </table:table-cell>
          <table:table-cell office:value-type="string">
            <text:p>0224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table:number-columns-repeated="3"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L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LONI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K6IV</text:p>
          </table:table-cell>
          <table:table-cell office:value-type="string">
            <text:p>M8D</text:p>
          </table:table-cell>
          <table:table-cell table:number-columns-repeated="1005"/>
        </table:table-row>
        <table:table-row table:style-name="ro1">
          <table:table-cell office:value-type="string">
            <text:p>YEHTA</text:p>
          </table:table-cell>
          <table:table-cell office:value-type="string">
            <text:p>0226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NAVA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2V</text:p>
          </table:table-cell>
          <table:table-cell office:value-type="string">
            <text:p>M1D</text:p>
          </table:table-cell>
          <table:table-cell table:number-columns-repeated="1005"/>
        </table:table-row>
        <table:table-row table:style-name="ro1">
          <table:table-cell office:value-type="string">
            <text:p>SEILRYE</text:p>
          </table:table-cell>
          <table:table-cell office:value-type="string">
            <text:p>0227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K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/>
          <table:table-cell office:value-type="string">
            <text:p>NIV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M0V</text:p>
          </table:table-cell>
          <table:table-cell table:number-columns-repeated="1006"/>
        </table:table-row>
        <table:table-row table:style-name="ro1">
          <table:table-cell office:value-type="string">
            <text:p>AOLIYYAEA</text:p>
          </table:table-cell>
          <table:table-cell office:value-type="string">
            <text:p>0233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M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/>
          <table:table-cell office:value-type="string">
            <text:p>NIAG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S</text:p>
          </table:table-cell>
          <table:table-cell office:value-type="string">
            <text:p>G2V</text:p>
          </table:table-cell>
          <table:table-cell table:number-columns-repeated="1006"/>
        </table:table-row>
        <table:table-row table:style-name="ro1">
          <table:table-cell office:value-type="string">
            <text:p>KHTYU</text:p>
          </table:table-cell>
          <table:table-cell office:value-type="string">
            <text:p>0239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L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/>
          <table:table-cell office:value-type="string">
            <text:p>NIN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3V</text:p>
          </table:table-cell>
          <table:table-cell office:value-type="string">
            <text:p>M9D</text:p>
          </table:table-cell>
          <table:table-cell table:number-columns-repeated="1005"/>
        </table:table-row>
        <table:table-row table:style-name="ro1">
          <table:table-cell office:value-type="string">
            <text:p>HFAUTEKAOAO</text:p>
          </table:table-cell>
          <table:table-cell office:value-type="string">
            <text:p>030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G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LON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K4V</text:p>
          </table:table-cell>
          <table:table-cell table:number-columns-repeated="1006"/>
        </table:table-row>
        <table:table-row table:style-name="ro1">
          <table:table-cell office:value-type="string">
            <text:p>AIAOKHEH</text:p>
          </table:table-cell>
          <table:table-cell office:value-type="string">
            <text:p>0305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2" office:value-type="string">
            <text:p>4</text:p>
          </table:table-cell>
          <table:table-cell office:value-type="string">
            <text:p>N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/>
          <table:table-cell office:value-type="string">
            <text:p>NI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K3V</text:p>
          </table:table-cell>
          <table:table-cell table:number-columns-repeated="1006"/>
        </table:table-row>
        <table:table-row table:style-name="ro1">
          <table:table-cell office:value-type="string">
            <text:p>EARLE</text:p>
          </table:table-cell>
          <table:table-cell office:value-type="string">
            <text:p>0307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2" office:value-type="string">
            <text:p>9</text:p>
          </table:table-cell>
          <table:table-cell/>
          <table:table-cell office:value-type="string">
            <text:p>NINAPO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GOV</text:p>
          </table:table-cell>
          <table:table-cell office:value-type="string">
            <text:p>M8D</text:p>
          </table:table-cell>
          <table:table-cell table:number-columns-repeated="1005"/>
        </table:table-row>
        <table:table-row table:style-name="ro1">
          <table:table-cell office:value-type="string">
            <text:p>AYEIYFUA</text:p>
          </table:table-cell>
          <table:table-cell office:value-type="string">
            <text:p>0311</text:p>
          </table:table-cell>
          <table:table-cell table:number-columns-repeated="2" office:value-type="string">
            <text:p>E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J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/>
          <table:table-cell office:value-type="string">
            <text:p>NIVANA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G0V</text:p>
          </table:table-cell>
          <table:table-cell office:value-type="string">
            <text:p>M6D</text:p>
          </table:table-cell>
          <table:table-cell table:number-columns-repeated="1005"/>
        </table:table-row>
        <table:table-row table:style-name="ro1">
          <table:table-cell office:value-type="string">
            <text:p>KIKEASA</text:p>
          </table:table-cell>
          <table:table-cell office:value-type="string">
            <text:p>0314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L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/>
          <table:table-cell office:value-type="string">
            <text:p>LONIVA</text:p>
          </table:table-cell>
          <table:table-cell office:value-type="string">
            <text:p>6</text:p>
          </table:table-cell>
          <table:table-cell table:number-columns-repeated="2" office:value-type="string">
            <text:p>1</text:p>
          </table:table-cell>
          <table:table-cell office:value-type="string">
            <text:p>AS</text:p>
          </table:table-cell>
          <table:table-cell office:value-type="string">
            <text:p>M7VI</text:p>
          </table:table-cell>
          <table:table-cell table:number-columns-repeated="1006"/>
        </table:table-row>
        <table:table-row table:style-name="ro1">
          <table:table-cell office:value-type="string">
            <text:p>ETLAORLA</text:p>
          </table:table-cell>
          <table:table-cell office:value-type="string">
            <text:p>0315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/>
          <table:table-cell office:value-type="string">
            <text:p>FLLONI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K4V</text:p>
          </table:table-cell>
          <table:table-cell office:value-type="string">
            <text:p>M9D</text:p>
          </table:table-cell>
          <table:table-cell table:number-columns-repeated="1005"/>
        </table:table-row>
        <table:table-row table:style-name="ro1">
          <table:table-cell office:value-type="string">
            <text:p>OYUYES</text:p>
          </table:table-cell>
          <table:table-cell office:value-type="string">
            <text:p>0316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2"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N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/>
          <table:table-cell office:value-type="string">
            <text:p>LONI</text:p>
          </table:table-cell>
          <table:table-cell office:value-type="string">
            <text:p>4</text:p>
          </table:table-cell>
          <table:table-cell table:number-columns-repeated="2"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M4V</text:p>
          </table:table-cell>
          <table:table-cell office:value-type="string">
            <text:p>M2D</text:p>
          </table:table-cell>
          <table:table-cell table:number-columns-repeated="1005"/>
        </table:table-row>
        <table:table-row table:style-name="ro1">
          <table:table-cell office:value-type="string">
            <text:p>EALALRYE</text:p>
          </table:table-cell>
          <table:table-cell office:value-type="string">
            <text:p>0317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M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/>
          <table:table-cell office:value-type="string">
            <text:p>NI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M7D</text:p>
          </table:table-cell>
          <table:table-cell office:value-type="string">
            <text:p>M3D</text:p>
          </table:table-cell>
          <table:table-cell table:number-columns-repeated="1005"/>
        </table:table-row>
        <table:table-row table:style-name="ro1">
          <table:table-cell office:value-type="string">
            <text:p>HTAYULEAIR</text:p>
          </table:table-cell>
          <table:table-cell office:value-type="string">
            <text:p>0319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table:number-columns-repeated="2" office:value-type="string">
            <text:p>5</text:p>
          </table:table-cell>
          <table:table-cell table:number-columns-repeated="2" office:value-type="string">
            <text:p>6</text:p>
          </table:table-cell>
          <table:table-cell office:value-type="string">
            <text:p>N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/>
          <table:table-cell office:value-type="string">
            <text:p>NIAG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S</text:p>
          </table:table-cell>
          <table:table-cell office:value-type="string">
            <text:p>M4VI</text:p>
          </table:table-cell>
          <table:table-cell office:value-type="string">
            <text:p>M2D</text:p>
          </table:table-cell>
          <table:table-cell office:value-type="string">
            <text:p>M3D</text:p>
          </table:table-cell>
          <table:table-cell table:number-columns-repeated="1004"/>
        </table:table-row>
        <table:table-row table:style-name="ro1">
          <table:table-cell office:value-type="string">
            <text:p>IYYOLY</text:p>
          </table:table-cell>
          <table:table-cell office:value-type="string">
            <text:p>0321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/>
          <table:table-cell office:value-type="string">
            <text:p>FLNI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M9II</text:p>
          </table:table-cell>
          <table:table-cell office:value-type="string">
            <text:p>M9V</text:p>
          </table:table-cell>
          <table:table-cell table:number-columns-repeated="1005"/>
        </table:table-row>
        <table:table-row table:style-name="ro1">
          <table:table-cell office:value-type="string">
            <text:p>KTAOI</text:p>
          </table:table-cell>
          <table:table-cell office:value-type="string">
            <text:p>0327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/>
          <table:table-cell office:value-type="string">
            <text:p>FLHI</text:p>
          </table:table-cell>
          <table:table-cell table:number-columns-repeated="2"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AS</text:p>
          </table:table-cell>
          <table:table-cell office:value-type="string">
            <text:p>M2V</text:p>
          </table:table-cell>
          <table:table-cell table:number-columns-repeated="1006"/>
        </table:table-row>
        <table:table-row table:style-name="ro1">
          <table:table-cell office:value-type="string">
            <text:p>RUILOIH</text:p>
          </table:table-cell>
          <table:table-cell office:value-type="string">
            <text:p>0328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K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LONIVA</text:p>
          </table:table-cell>
          <table:table-cell office:value-type="string">
            <text:p>6</text:p>
          </table:table-cell>
          <table:table-cell table:number-columns-repeated="2"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G3V</text:p>
          </table:table-cell>
          <table:table-cell table:number-columns-repeated="1006"/>
        </table:table-row>
        <table:table-row table:style-name="ro1">
          <table:table-cell office:value-type="string">
            <text:p>WUHTIAWEH</text:p>
          </table:table-cell>
          <table:table-cell office:value-type="string">
            <text:p>0329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office:value-type="string">
            <text:p>J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/>
          <table:table-cell office:value-type="string">
            <text:p>LONIPO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M5V</text:p>
          </table:table-cell>
          <table:table-cell table:number-columns-repeated="1006"/>
        </table:table-row>
        <table:table-row table:style-name="ro1">
          <table:table-cell office:value-type="string">
            <text:p>YE`AEAOAFOKH</text:p>
          </table:table-cell>
          <table:table-cell office:value-type="string">
            <text:p>0330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2"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/>
          <table:table-cell office:value-type="string">
            <text:p>HIINNAV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M1V</text:p>
          </table:table-cell>
          <table:table-cell office:value-type="string">
            <text:p>M1D</text:p>
          </table:table-cell>
          <table:table-cell table:number-columns-repeated="1005"/>
        </table:table-row>
        <table:table-row table:style-name="ro1">
          <table:table-cell office:value-type="string">
            <text:p>AOTUI`ASIYR</text:p>
          </table:table-cell>
          <table:table-cell office:value-type="string">
            <text:p>0334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2"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/>
          <table:table-cell office:value-type="string">
            <text:p>VANA</text:p>
          </table:table-cell>
          <table:table-cell table:number-columns-repeated="2"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3V</text:p>
          </table:table-cell>
          <table:table-cell table:number-columns-repeated="1006"/>
        </table:table-row>
        <table:table-row table:style-name="ro1">
          <table:table-cell office:value-type="string">
            <text:p>WIYKHEARL</text:p>
          </table:table-cell>
          <table:table-cell office:value-type="string">
            <text:p>0335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J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/>
          <table:table-cell office:value-type="string">
            <text:p>NIVANA</text:p>
          </table:table-cell>
          <table:table-cell office:value-type="string">
            <text:p>9</text:p>
          </table:table-cell>
          <table:table-cell table:number-columns-repeated="2"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G3V</text:p>
          </table:table-cell>
          <table:table-cell table:number-columns-repeated="1006"/>
        </table:table-row>
        <table:table-row table:style-name="ro1">
          <table:table-cell office:value-type="string">
            <text:p>EAOER</text:p>
          </table:table-cell>
          <table:table-cell office:value-type="string">
            <text:p>0336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G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/>
          <table:table-cell office:value-type="string">
            <text:p>LONIV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S</text:p>
          </table:table-cell>
          <table:table-cell office:value-type="string">
            <text:p>M1V</text:p>
          </table:table-cell>
          <table:table-cell office:value-type="string">
            <text:p>M2D</text:p>
          </table:table-cell>
          <table:table-cell table:number-columns-repeated="1005"/>
        </table:table-row>
        <table:table-row table:style-name="ro1">
          <table:table-cell office:value-type="string">
            <text:p>LYWAIWOFU</text:p>
          </table:table-cell>
          <table:table-cell office:value-type="string">
            <text:p>0337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J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LONI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K9IV</text:p>
          </table:table-cell>
          <table:table-cell table:number-columns-repeated="1006"/>
        </table:table-row>
        <table:table-row table:style-name="ro1">
          <table:table-cell office:value-type="string">
            <text:p>WUARLOIKH</text:p>
          </table:table-cell>
          <table:table-cell office:value-type="string">
            <text:p>0338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table:number-columns-repeated="2" office:value-type="string">
            <text:p>5</text:p>
          </table:table-cell>
          <table:table-cell table:number-columns-repeated="2" office:value-type="string">
            <text:p>4</text:p>
          </table:table-cell>
          <table:table-cell office:value-type="string">
            <text:p>M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/>
          <table:table-cell office:value-type="string">
            <text:p>NI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K1V</text:p>
          </table:table-cell>
          <table:table-cell table:number-columns-repeated="1006"/>
        </table:table-row>
        <table:table-row table:style-name="ro1">
          <table:table-cell office:value-type="string">
            <text:p>IOA</text:p>
          </table:table-cell>
          <table:table-cell office:value-type="string">
            <text:p>0339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2"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L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/>
          <table:table-cell office:value-type="string">
            <text:p>NIVAN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K2V</text:p>
          </table:table-cell>
          <table:table-cell table:number-columns-repeated="1006"/>
        </table:table-row>
        <table:table-row table:style-name="ro1">
          <table:table-cell office:value-type="string">
            <text:p>EATKHTYA`I</text:p>
          </table:table-cell>
          <table:table-cell office:value-type="string">
            <text:p>0402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2" office:value-type="string">
            <text:p>7</text:p>
          </table:table-cell>
          <table:table-cell office:value-type="string">
            <text:p>K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M1V</text:p>
          </table:table-cell>
          <table:table-cell table:number-columns-repeated="1006"/>
        </table:table-row>
        <table:table-row table:style-name="ro1">
          <table:table-cell office:value-type="string">
            <text:p>SOWHKELY</text:p>
          </table:table-cell>
          <table:table-cell office:value-type="string">
            <text:p>0407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2"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K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/>
          <table:table-cell office:value-type="string">
            <text:p>VANA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K1V</text:p>
          </table:table-cell>
          <table:table-cell office:value-type="string">
            <text:p>M3D</text:p>
          </table:table-cell>
          <table:table-cell table:number-columns-repeated="1005"/>
        </table:table-row>
        <table:table-row table:style-name="ro1">
          <table:table-cell office:value-type="string">
            <text:p>HAIAOKOA</text:p>
          </table:table-cell>
          <table:table-cell office:value-type="string">
            <text:p>0408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table:number-columns-repeated="2"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J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/>
          <table:table-cell office:value-type="string">
            <text:p>VANA</text:p>
          </table:table-cell>
          <table:table-cell office:value-type="string">
            <text:p>8</text:p>
          </table:table-cell>
          <table:table-cell table:number-columns-repeated="2"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M1V</text:p>
          </table:table-cell>
          <table:table-cell office:value-type="string">
            <text:p>M9D</text:p>
          </table:table-cell>
          <table:table-cell table:number-columns-repeated="1005"/>
        </table:table-row>
        <table:table-row table:style-name="ro1">
          <table:table-cell office:value-type="string">
            <text:p>HTAHEATEIR</text:p>
          </table:table-cell>
          <table:table-cell office:value-type="string">
            <text:p>0411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G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/>
          <table:table-cell office:value-type="string">
            <text:p>LONIVA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9D</text:p>
          </table:table-cell>
          <table:table-cell office:value-type="string">
            <text:p>M6D</text:p>
          </table:table-cell>
          <table:table-cell table:number-columns-repeated="1005"/>
        </table:table-row>
        <table:table-row table:style-name="ro1">
          <table:table-cell office:value-type="string">
            <text:p>FTYUEALOI</text:p>
          </table:table-cell>
          <table:table-cell office:value-type="string">
            <text:p>0416</text:p>
          </table:table-cell>
          <table:table-cell office:value-type="string">
            <text:p>E</text:p>
          </table:table-cell>
          <table:table-cell table:number-columns-repeated="2"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J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/>
          <table:table-cell office:value-type="string">
            <text:p>FLNI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G3V</text:p>
          </table:table-cell>
          <table:table-cell office:value-type="string">
            <text:p>M7D</text:p>
          </table:table-cell>
          <table:table-cell table:number-columns-repeated="1005"/>
        </table:table-row>
        <table:table-row table:style-name="ro1">
          <table:table-cell office:value-type="string">
            <text:p>ATAYEKHE</text:p>
          </table:table-cell>
          <table:table-cell office:value-type="string">
            <text:p>0421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/>
          <table:table-cell office:value-type="string">
            <text:p>LONIVA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M6V</text:p>
          </table:table-cell>
          <table:table-cell table:number-columns-repeated="1006"/>
        </table:table-row>
        <table:table-row table:style-name="ro1">
          <table:table-cell office:value-type="string">
            <text:p>YOKLYHEIR</text:p>
          </table:table-cell>
          <table:table-cell office:value-type="string">
            <text:p>0423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J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/>
          <table:table-cell office:value-type="string">
            <text:p>NA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M4V</text:p>
          </table:table-cell>
          <table:table-cell table:number-columns-repeated="1006"/>
        </table:table-row>
        <table:table-row table:style-name="ro1">
          <table:table-cell office:value-type="string">
            <text:p>KHAIAI</text:p>
          </table:table-cell>
          <table:table-cell office:value-type="string">
            <text:p>0425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G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/>
          <table:table-cell office:value-type="string">
            <text:p>LONI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K7VI</text:p>
          </table:table-cell>
          <table:table-cell office:value-type="string">
            <text:p>M4D</text:p>
          </table:table-cell>
          <table:table-cell table:number-columns-repeated="1005"/>
        </table:table-row>
        <table:table-row table:style-name="ro1">
          <table:table-cell office:value-type="string">
            <text:p>TEALYRE</text:p>
          </table:table-cell>
          <table:table-cell office:value-type="string">
            <text:p>0427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K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NIPO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AS</text:p>
          </table:table-cell>
          <table:table-cell office:value-type="string">
            <text:p>G8III</text:p>
          </table:table-cell>
          <table:table-cell table:number-columns-repeated="1006"/>
        </table:table-row>
        <table:table-row table:style-name="ro1">
          <table:table-cell office:value-type="string">
            <text:p>EFTAEIKUI</text:p>
          </table:table-cell>
          <table:table-cell office:value-type="string">
            <text:p>0428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M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/>
          <table:table-cell office:value-type="string">
            <text:p>NA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style-name="ce1"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3V</text:p>
          </table:table-cell>
          <table:table-cell table:number-columns-repeated="1006"/>
        </table:table-row>
        <table:table-row table:style-name="ro1">
          <table:table-cell office:value-type="string">
            <text:p>HLYERL</text:p>
          </table:table-cell>
          <table:table-cell office:value-type="string">
            <text:p>0429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3"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/>
          <table:table-cell office:value-type="string">
            <text:p>NIA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3III</text:p>
          </table:table-cell>
          <table:table-cell table:number-columns-repeated="1006"/>
        </table:table-row>
        <table:table-row table:style-name="ro1">
          <table:table-cell office:value-type="string">
            <text:p>IYTAOW</text:p>
          </table:table-cell>
          <table:table-cell office:value-type="string">
            <text:p>0432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K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/>
          <table:table-cell office:value-type="string">
            <text:p>NIPO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M1V</text:p>
          </table:table-cell>
          <table:table-cell table:number-columns-repeated="1006"/>
        </table:table-row>
        <table:table-row table:style-name="ro1">
          <table:table-cell office:value-type="string">
            <text:p>EOYAEA</text:p>
          </table:table-cell>
          <table:table-cell office:value-type="string">
            <text:p>0435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/>
          <table:table-cell office:value-type="string">
            <text:p>NI</text:p>
          </table:table-cell>
          <table:table-cell table:number-columns-repeated="2"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K1V</text:p>
          </table:table-cell>
          <table:table-cell table:number-columns-repeated="1006"/>
        </table:table-row>
        <table:table-row table:style-name="ro1">
          <table:table-cell office:value-type="string">
            <text:p>AFTERIW</text:p>
          </table:table-cell>
          <table:table-cell office:value-type="string">
            <text:p>0436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2" office:value-type="string">
            <text:p>6</text:p>
          </table:table-cell>
          <table:table-cell office:value-type="string">
            <text:p>K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/>
          <table:table-cell office:value-type="string">
            <text:p>AG</text:p>
          </table:table-cell>
          <table:table-cell office:value-type="string">
            <text:p>4</text:p>
          </table:table-cell>
          <table:table-cell table:number-columns-repeated="2"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G8D</text:p>
          </table:table-cell>
          <table:table-cell office:value-type="string">
            <text:p>M2D</text:p>
          </table:table-cell>
          <table:table-cell table:number-columns-repeated="1005"/>
        </table:table-row>
        <table:table-row table:style-name="ro1">
          <table:table-cell office:value-type="string">
            <text:p>TRAIHOA</text:p>
          </table:table-cell>
          <table:table-cell office:value-type="string">
            <text:p>0437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office:value-type="string">
            <text:p>N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LONIWA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8V</text:p>
          </table:table-cell>
          <table:table-cell table:number-columns-repeated="1006"/>
        </table:table-row>
        <table:table-row table:style-name="ro1">
          <table:table-cell office:value-type="string">
            <text:p>WOIRA</text:p>
          </table:table-cell>
          <table:table-cell office:value-type="string">
            <text:p>0439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table:number-columns-repeated="2"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J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/>
          <table:table-cell office:value-type="string">
            <text:p>NIRIAG</text:p>
          </table:table-cell>
          <table:table-cell table:number-columns-repeated="2"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KOV</text:p>
          </table:table-cell>
          <table:table-cell table:number-columns-repeated="1006"/>
        </table:table-row>
        <table:table-row table:style-name="ro1">
          <table:table-cell office:value-type="string">
            <text:p>IHKEALRESIY</text:p>
          </table:table-cell>
          <table:table-cell office:value-type="string">
            <text:p>0440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J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/>
          <table:table-cell office:value-type="string">
            <text:p>NA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G1V</text:p>
          </table:table-cell>
          <table:table-cell table:number-columns-repeated="1006"/>
        </table:table-row>
        <table:table-row table:style-name="ro1">
          <table:table-cell office:value-type="string">
            <text:p>ULARIN</text:p>
          </table:table-cell>
          <table:table-cell office:value-type="string">
            <text:p>050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table:number-columns-repeated="3" office:value-type="string">
            <text:p>6</text:p>
          </table:table-cell>
          <table:table-cell/>
          <table:table-cell office:value-type="string">
            <text:p>LONI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UH</text:p>
          </table:table-cell>
          <table:table-cell office:value-type="string">
            <text:p>G6V</text:p>
          </table:table-cell>
          <table:table-cell table:number-columns-repeated="1006"/>
        </table:table-row>
        <table:table-row table:style-name="ro1">
          <table:table-cell office:value-type="string">
            <text:p>LIMENAS</text:p>
          </table:table-cell>
          <table:table-cell office:value-type="string">
            <text:p>0502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/>
          <table:table-cell office:value-type="string">
            <text:p>LONI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UH</text:p>
          </table:table-cell>
          <table:table-cell office:value-type="string">
            <text:p>M9V</text:p>
          </table:table-cell>
          <table:table-cell table:number-columns-repeated="1006"/>
        </table:table-row>
        <table:table-row table:style-name="ro1">
          <table:table-cell office:value-type="string">
            <text:p>USUN</text:p>
          </table:table-cell>
          <table:table-cell office:value-type="string">
            <text:p>0503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VANA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UH</text:p>
          </table:table-cell>
          <table:table-cell office:value-type="string">
            <text:p>K6VI</text:p>
          </table:table-cell>
          <table:table-cell table:number-columns-repeated="1006"/>
        </table:table-row>
        <table:table-row table:style-name="ro1">
          <table:table-cell office:value-type="string">
            <text:p>OEKHAIHIKH</text:p>
          </table:table-cell>
          <table:table-cell office:value-type="string">
            <text:p>0507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J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/>
          <table:table-cell office:value-type="string">
            <text:p>LONI</text:p>
          </table:table-cell>
          <table:table-cell table:number-columns-repeated="2"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2V</text:p>
          </table:table-cell>
          <table:table-cell table:number-columns-repeated="1006"/>
        </table:table-row>
        <table:table-row table:style-name="ro1">
          <table:table-cell office:value-type="string">
            <text:p>IYOAO</text:p>
          </table:table-cell>
          <table:table-cell office:value-type="string">
            <text:p>0510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/>
          <table:table-cell office:value-type="string">
            <text:p>LONIWA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S</text:p>
          </table:table-cell>
          <table:table-cell office:value-type="string">
            <text:p>K1V</text:p>
          </table:table-cell>
          <table:table-cell table:number-columns-repeated="1006"/>
        </table:table-row>
        <table:table-row table:style-name="ro1">
          <table:table-cell office:value-type="string">
            <text:p>AKHIYTLE</text:p>
          </table:table-cell>
          <table:table-cell office:value-type="string">
            <text:p>0514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N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/>
          <table:table-cell office:value-type="string">
            <text:p>LONI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M3D</text:p>
          </table:table-cell>
          <table:table-cell office:value-type="string">
            <text:p>G6D</text:p>
          </table:table-cell>
          <table:table-cell table:number-columns-repeated="1005"/>
        </table:table-row>
        <table:table-row table:style-name="ro1">
          <table:table-cell office:value-type="string">
            <text:p>HKYEWAO</text:p>
          </table:table-cell>
          <table:table-cell office:value-type="string">
            <text:p>0519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M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/>
          <table:table-cell office:value-type="string">
            <text:p>NIVA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M1V</text:p>
          </table:table-cell>
          <table:table-cell office:value-type="string">
            <text:p>M9D</text:p>
          </table:table-cell>
          <table:table-cell table:number-columns-repeated="1005"/>
        </table:table-row>
        <table:table-row table:style-name="ro1">
          <table:table-cell office:value-type="string">
            <text:p>SOWEI</text:p>
          </table:table-cell>
          <table:table-cell office:value-type="string">
            <text:p>052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number-columns-repeated="3"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N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/>
          <table:table-cell office:value-type="string">
            <text:p>NI</text:p>
          </table:table-cell>
          <table:table-cell table:number-columns-repeated="2"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AS</text:p>
          </table:table-cell>
          <table:table-cell office:value-type="string">
            <text:p>G3V</text:p>
          </table:table-cell>
          <table:table-cell office:value-type="string">
            <text:p>M3D</text:p>
          </table:table-cell>
          <table:table-cell table:number-columns-repeated="1005"/>
        </table:table-row>
        <table:table-row table:style-name="ro1">
          <table:table-cell office:value-type="string">
            <text:p>HOIREH</text:p>
          </table:table-cell>
          <table:table-cell office:value-type="string">
            <text:p>0523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J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NAVA</text:p>
          </table:table-cell>
          <table:table-cell table:number-columns-repeated="2"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S</text:p>
          </table:table-cell>
          <table:table-cell office:value-type="string">
            <text:p>M1V</text:p>
          </table:table-cell>
          <table:table-cell office:value-type="string">
            <text:p>M4D</text:p>
          </table:table-cell>
          <table:table-cell office:value-type="string">
            <text:p>M7D</text:p>
          </table:table-cell>
          <table:table-cell table:number-columns-repeated="1004"/>
        </table:table-row>
        <table:table-row table:style-name="ro1">
          <table:table-cell office:value-type="string">
            <text:p>HEIAIEAL`</text:p>
          </table:table-cell>
          <table:table-cell office:value-type="string">
            <text:p>0524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office:value-type="string">
            <text:p>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N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/>
          <table:table-cell office:value-type="string">
            <text:p>NAV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G9IV</text:p>
          </table:table-cell>
          <table:table-cell office:value-type="string">
            <text:p>M8D</text:p>
          </table:table-cell>
          <table:table-cell table:number-columns-repeated="1005"/>
        </table:table-row>
        <table:table-row table:style-name="ro1">
          <table:table-cell office:value-type="string">
            <text:p>KTEAESYAH</text:p>
          </table:table-cell>
          <table:table-cell office:value-type="string">
            <text:p>0527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table:number-columns-repeated="2"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N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S</text:p>
          </table:table-cell>
          <table:table-cell office:value-type="string">
            <text:p>K8II</text:p>
          </table:table-cell>
          <table:table-cell office:value-type="string">
            <text:p>M8V</text:p>
          </table:table-cell>
          <table:table-cell table:number-columns-repeated="1005"/>
        </table:table-row>
        <table:table-row table:style-name="ro1">
          <table:table-cell office:value-type="string">
            <text:p>UAHKE</text:p>
          </table:table-cell>
          <table:table-cell office:value-type="string">
            <text:p>0530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2"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J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/>
          <table:table-cell office:value-type="string">
            <text:p>LONIPO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AS</text:p>
          </table:table-cell>
          <table:table-cell office:value-type="string">
            <text:p>K7VI</text:p>
          </table:table-cell>
          <table:table-cell table:number-columns-repeated="1006"/>
        </table:table-row>
        <table:table-row table:style-name="ro1">
          <table:table-cell office:value-type="string">
            <text:p>HKAHR</text:p>
          </table:table-cell>
          <table:table-cell office:value-type="string">
            <text:p>0533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table:number-columns-repeated="4" office:value-type="string">
            <text:p>5</text:p>
          </table:table-cell>
          <table:table-cell office:value-type="string">
            <text:p>L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/>
          <table:table-cell office:value-type="string">
            <text:p>NIAG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AS</text:p>
          </table:table-cell>
          <table:table-cell office:value-type="string">
            <text:p>K0V</text:p>
          </table:table-cell>
          <table:table-cell table:number-columns-repeated="1006"/>
        </table:table-row>
        <table:table-row table:style-name="ro1">
          <table:table-cell office:value-type="string">
            <text:p>EOHE</text:p>
          </table:table-cell>
          <table:table-cell office:value-type="string">
            <text:p>0536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table:number-columns-repeated="2"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L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/>
          <table:table-cell office:value-type="string">
            <text:p>NIAG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M0V</text:p>
          </table:table-cell>
          <table:table-cell table:number-columns-repeated="1006"/>
        </table:table-row>
        <table:table-row table:style-name="ro1">
          <table:table-cell office:value-type="string">
            <text:p>HYEIRIH</text:p>
          </table:table-cell>
          <table:table-cell office:value-type="string">
            <text:p>0537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M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/>
          <table:table-cell office:value-type="string">
            <text:p>NIRI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AS</text:p>
          </table:table-cell>
          <table:table-cell office:value-type="string">
            <text:p>K9IV</text:p>
          </table:table-cell>
          <table:table-cell table:number-columns-repeated="1006"/>
        </table:table-row>
        <table:table-row table:style-name="ro1">
          <table:table-cell office:value-type="string">
            <text:p>AMAR</text:p>
          </table:table-cell>
          <table:table-cell office:value-type="string">
            <text:p>0601</text:p>
          </table:table-cell>
          <table:table-cell table:number-columns-repeated="2" office:value-type="string">
            <text:p>A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/>
          <table:table-cell office:value-type="string">
            <text:p>LONIPO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UH</text:p>
          </table:table-cell>
          <table:table-cell office:value-type="string">
            <text:p>M0D</text:p>
          </table:table-cell>
          <table:table-cell table:number-columns-repeated="1006"/>
        </table:table-row>
        <table:table-row table:style-name="ro1">
          <table:table-cell office:value-type="string">
            <text:p>UL</text:p>
          </table:table-cell>
          <table:table-cell office:value-type="string">
            <text:p>0603</text:p>
          </table:table-cell>
          <table:table-cell table:number-columns-repeated="2"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table:number-columns-repeated="2" office:value-type="string">
            <text:p>8</text:p>
          </table:table-cell>
          <table:table-cell/>
          <table:table-cell office:value-type="string">
            <text:p>NIRI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UH</text:p>
          </table:table-cell>
          <table:table-cell office:value-type="string">
            <text:p>G3V</text:p>
          </table:table-cell>
          <table:table-cell table:number-columns-repeated="1006"/>
        </table:table-row>
        <table:table-row table:style-name="ro1">
          <table:table-cell office:value-type="string">
            <text:p>SANIS</text:p>
          </table:table-cell>
          <table:table-cell office:value-type="string">
            <text:p>0605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table:number-columns-repeated="2" office:value-type="string">
            <text:p>4</text:p>
          </table:table-cell>
          <table:table-cell table:number-columns-repeated="2" office:value-type="string">
            <text:p>8</text:p>
          </table:table-cell>
          <table:table-cell/>
          <table:table-cell office:value-type="string">
            <text:p>N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UH</text:p>
          </table:table-cell>
          <table:table-cell office:value-type="string">
            <text:p>G3V</text:p>
          </table:table-cell>
          <table:table-cell office:value-type="string">
            <text:p>M4D</text:p>
          </table:table-cell>
          <table:table-cell table:number-columns-repeated="1005"/>
        </table:table-row>
        <table:table-row table:style-name="ro1">
          <table:table-cell office:value-type="string">
            <text:p>AHUAWIYOI</text:p>
          </table:table-cell>
          <table:table-cell office:value-type="string">
            <text:p>0607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L</text:p>
          </table:table-cell>
          <table:table-cell office:value-type="string">
            <text:p>4</text:p>
          </table:table-cell>
          <table:table-cell office:value-type="string">
            <text:p>N</text:p>
          </table:table-cell>
          <table:table-cell/>
          <table:table-cell office:value-type="string">
            <text:p>FLNI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S</text:p>
          </table:table-cell>
          <table:table-cell office:value-type="string">
            <text:p>M4V</text:p>
          </table:table-cell>
          <table:table-cell table:number-columns-repeated="1006"/>
        </table:table-row>
        <table:table-row table:style-name="ro1">
          <table:table-cell office:value-type="string">
            <text:p>TAHETLO</text:p>
          </table:table-cell>
          <table:table-cell office:value-type="string">
            <text:p>0609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N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table:number-columns-repeated="14"/>
          <table:table-cell table:style-name="ce1" table:number-columns-repeated="999"/>
        </table:table-row>
        <table:table-row table:style-name="ro1">
          <table:table-cell office:value-type="string">
            <text:p>HTIYHOAI</text:p>
          </table:table-cell>
          <table:table-cell office:value-type="string">
            <text:p>0612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N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table:number-columns-repeated="1013"/>
        </table:table-row>
        <table:table-row table:style-name="ro1">
          <table:table-cell office:value-type="string">
            <text:p>HIRLIYSE</text:p>
          </table:table-cell>
          <table:table-cell office:value-type="string">
            <text:p>0613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M,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>
            <text:p>KTARUS</text:p>
          </table:table-cell>
          <table:table-cell office:value-type="string">
            <text:p>0614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N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LEFTEARL</text:p>
          </table:table-cell>
          <table:table-cell office:value-type="string">
            <text:p>0615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K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table:number-columns-repeated="1013"/>
        </table:table-row>
        <table:table-row table:style-name="ro1">
          <table:table-cell office:value-type="string">
            <text:p>HWIYSA</text:p>
          </table:table-cell>
          <table:table-cell office:value-type="string">
            <text:p>0619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K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AKHATOEA</text:p>
          </table:table-cell>
          <table:table-cell office:value-type="string">
            <text:p>0622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2"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K</text:p>
          </table:table-cell>
          <table:table-cell table:number-columns-repeated="2" office:value-type="string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AO`IYAULRA</text:p>
          </table:table-cell>
          <table:table-cell office:value-type="string">
            <text:p>0627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N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table:number-columns-repeated="1013"/>
        </table:table-row>
        <table:table-row table:style-name="ro1">
          <table:table-cell office:value-type="string">
            <text:p>KHTEAU</text:p>
          </table:table-cell>
          <table:table-cell office:value-type="string">
            <text:p>0628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table:number-columns-repeated="2" office:value-type="string">
            <text:p>4</text:p>
          </table:table-cell>
          <table:table-cell office:value-type="string">
            <text:p>J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>
            <text:p>IHKEH</text:p>
          </table:table-cell>
          <table:table-cell office:value-type="string">
            <text:p>0629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STOFAKHAIL</text:p>
          </table:table-cell>
          <table:table-cell office:value-type="string">
            <text:p>0630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N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HKITEI</text:p>
          </table:table-cell>
          <table:table-cell office:value-type="string">
            <text:p>0634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office:value-type="string">
            <text:p>G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table:number-columns-repeated="1013"/>
        </table:table-row>
        <table:table-row table:style-name="ro1">
          <table:table-cell office:value-type="string">
            <text:p>SUAIRIYW</text:p>
          </table:table-cell>
          <table:table-cell office:value-type="string">
            <text:p>0636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office:value-type="string">
            <text:p>J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>
            <text:p>OIWOHAS</text:p>
          </table:table-cell>
          <table:table-cell office:value-type="string">
            <text:p>0707</text:p>
          </table:table-cell>
          <table:table-cell table:number-columns-repeated="2" office:value-type="string">
            <text:p>A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L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>
            <text:p>ALEIKHES</text:p>
          </table:table-cell>
          <table:table-cell office:value-type="string">
            <text:p>0710</text:p>
          </table:table-cell>
          <table:table-cell table:number-columns-repeated="2" office:value-type="string">
            <text:p>A</text:p>
          </table:table-cell>
          <table:table-cell office:value-type="string">
            <text:p>7</text:p>
          </table:table-cell>
          <table:table-cell table:number-columns-repeated="3" office:value-type="string">
            <text:p>5</text:p>
          </table:table-cell>
          <table:table-cell office:value-type="string">
            <text:p>L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table:number-columns-repeated="1013"/>
        </table:table-row>
        <table:table-row table:style-name="ro1">
          <table:table-cell office:value-type="string">
            <text:p>PAROLERE</text:p>
          </table:table-cell>
          <table:table-cell office:value-type="string">
            <text:p>0716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TAHWYATE</text:p>
          </table:table-cell>
          <table:table-cell office:value-type="string">
            <text:p>0717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ROSAL</text:p>
          </table:table-cell>
          <table:table-cell office:value-type="string">
            <text:p>0720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6</text:p>
          </table:table-cell>
          <table:table-cell office:value-type="string">
            <text:p>7</text:p>
          </table:table-cell>
          <table:table-cell table:number-columns-repeated="2"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STUI</text:p>
          </table:table-cell>
          <table:table-cell office:value-type="string">
            <text:p>0721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>
            <text:p>YASAI</text:p>
          </table:table-cell>
          <table:table-cell office:value-type="string">
            <text:p>0722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LYUASEA</text:p>
          </table:table-cell>
          <table:table-cell office:value-type="string">
            <text:p>0724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J</text:p>
          </table:table-cell>
          <table:table-cell table:number-columns-repeated="2" office:value-type="string">
            <text:p>6</text:p>
          </table:table-cell>
          <table:table-cell table:number-columns-repeated="1013"/>
        </table:table-row>
        <table:table-row table:style-name="ro1">
          <table:table-cell office:value-type="string">
            <text:p>ERLOUFTEAW</text:p>
          </table:table-cell>
          <table:table-cell office:value-type="string">
            <text:p>0725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AHAIEHEA</text:p>
          </table:table-cell>
          <table:table-cell office:value-type="string">
            <text:p>0726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K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AIAISO</text:p>
          </table:table-cell>
          <table:table-cell office:value-type="string">
            <text:p>0727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K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KHOHOA</text:p>
          </table:table-cell>
          <table:table-cell office:value-type="string">
            <text:p>0733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M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table:number-columns-repeated="1013"/>
        </table:table-row>
        <table:table-row table:style-name="ro1">
          <table:table-cell office:value-type="string">
            <text:p>WAOHAR</text:p>
          </table:table-cell>
          <table:table-cell office:value-type="string">
            <text:p>0738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N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EAKHYEHIYYE</text:p>
          </table:table-cell>
          <table:table-cell office:value-type="string">
            <text:p>0740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string">
            <text:p>5</text:p>
          </table:table-cell>
          <table:table-cell table:number-columns-repeated="2"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N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NALAIE</text:p>
          </table:table-cell>
          <table:table-cell office:value-type="string">
            <text:p>080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ELUIOR</text:p>
          </table:table-cell>
          <table:table-cell office:value-type="string">
            <text:p>0805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3" office:value-type="string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FTEITE</text:p>
          </table:table-cell>
          <table:table-cell office:value-type="string">
            <text:p>0807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5</text:p>
          </table:table-cell>
          <table:table-cell table:number-columns-repeated="2" office:value-type="string">
            <text:p>6</text:p>
          </table:table-cell>
          <table:table-cell office:value-type="string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HYEIRIH</text:p>
          </table:table-cell>
          <table:table-cell office:value-type="string">
            <text:p>080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UIOIRLI</text:p>
          </table:table-cell>
          <table:table-cell office:value-type="string">
            <text:p>0811</text:p>
          </table:table-cell>
          <table:table-cell table:number-columns-repeated="2" office:value-type="string">
            <text:p>E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NISHROR</text:p>
          </table:table-cell>
          <table:table-cell office:value-type="string">
            <text:p>0812</text:p>
          </table:table-cell>
          <table:table-cell table:number-columns-repeated="2"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table:number-columns-repeated="2"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HIPERA</text:p>
          </table:table-cell>
          <table:table-cell office:value-type="string">
            <text:p>0814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table:number-columns-repeated="2" office:value-type="string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CHORIKHNARE</text:p>
          </table:table-cell>
          <table:table-cell office:value-type="string">
            <text:p>0815</text:p>
          </table:table-cell>
          <table:table-cell table:number-columns-repeated="2"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table:number-columns-repeated="2" office:value-type="string">
            <text:p>2</text:p>
          </table:table-cell>
          <table:table-cell office:value-type="string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HTAWEAL</text:p>
          </table:table-cell>
          <table:table-cell office:value-type="string">
            <text:p>0817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M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>
            <text:p>SINIOB</text:p>
          </table:table-cell>
          <table:table-cell office:value-type="string">
            <text:p>0819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NURNILN</text:p>
          </table:table-cell>
          <table:table-cell office:value-type="string">
            <text:p>0822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>
            <text:p>ZIHA</text:p>
          </table:table-cell>
          <table:table-cell office:value-type="string">
            <text:p>0824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2"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AUYAL</text:p>
          </table:table-cell>
          <table:table-cell office:value-type="string">
            <text:p>0825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K</text:p>
          </table:table-cell>
          <table:table-cell table:number-columns-repeated="2"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>
            <text:p>KHTYU</text:p>
          </table:table-cell>
          <table:table-cell office:value-type="string">
            <text:p>0827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table:number-columns-repeated="1013"/>
        </table:table-row>
        <table:table-row table:style-name="ro1">
          <table:table-cell office:value-type="string">
            <text:p>AKHEARLAFEI`</text:p>
          </table:table-cell>
          <table:table-cell office:value-type="string">
            <text:p>0828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G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LYLHREYU</text:p>
          </table:table-cell>
          <table:table-cell office:value-type="string">
            <text:p>0829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2" office:value-type="string">
            <text:p>8</text:p>
          </table:table-cell>
          <table:table-cell table:number-columns-repeated="2" office:value-type="string">
            <text:p>5</text:p>
          </table:table-cell>
          <table:table-cell office:value-type="string">
            <text:p>L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HASYESYA</text:p>
          </table:table-cell>
          <table:table-cell office:value-type="string">
            <text:p>0832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G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>
            <text:p>FUIHAFAI</text:p>
          </table:table-cell>
          <table:table-cell office:value-type="string">
            <text:p>0834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2" office:value-type="string">
            <text:p>7</text:p>
          </table:table-cell>
          <table:table-cell office:value-type="string">
            <text:p>K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DEAKH</text:p>
          </table:table-cell>
          <table:table-cell office:value-type="string">
            <text:p>0835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table:number-columns-repeated="4" office:value-type="string">
            <text:p>2</text:p>
          </table:table-cell>
          <table:table-cell office:value-type="string">
            <text:p>L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>
            <text:p>KAI_EI</text:p>
          </table:table-cell>
          <table:table-cell office:value-type="string">
            <text:p>0836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table:number-columns-repeated="2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KTAHERI</text:p>
          </table:table-cell>
          <table:table-cell office:value-type="string">
            <text:p>0837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table:number-columns-repeated="1013"/>
        </table:table-row>
        <table:table-row table:style-name="ro1">
          <table:table-cell office:value-type="string">
            <text:p>AHIYH</text:p>
          </table:table-cell>
          <table:table-cell office:value-type="string">
            <text:p>0838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office:value-type="string">
            <text:p>L</text:p>
          </table:table-cell>
          <table:table-cell table:number-columns-repeated="2" office:value-type="string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EWEI</text:p>
          </table:table-cell>
          <table:table-cell office:value-type="string">
            <text:p>0839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L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>
            <text:p>CHESALL</text:p>
          </table:table-cell>
          <table:table-cell office:value-type="string">
            <text:p>090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6</text:p>
          </table:table-cell>
          <table:table-cell table:number-columns-repeated="2" office:value-type="string">
            <text:p>8</text:p>
          </table:table-cell>
          <table:table-cell office:value-type="string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AOAKI</text:p>
          </table:table-cell>
          <table:table-cell office:value-type="string">
            <text:p>0907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1">
          <table:table-cell office:value-type="string">
            <text:p>SYASARAL</text:p>
          </table:table-cell>
          <table:table-cell office:value-type="string">
            <text:p>0909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2" office:value-type="string">
            <text:p>9</text:p>
          </table:table-cell>
          <table:table-cell office:value-type="string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KIPELARESH</text:p>
          </table:table-cell>
          <table:table-cell office:value-type="string">
            <text:p>0914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>
            <text:p>RORMEPENI</text:p>
          </table:table-cell>
          <table:table-cell office:value-type="string">
            <text:p>0915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8</text:p>
          </table:table-cell>
          <table:table-cell table:number-columns-repeated="3"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`ETLE</text:p>
          </table:table-cell>
          <table:table-cell office:value-type="string">
            <text:p>0916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EWULA</text:p>
          </table:table-cell>
          <table:table-cell office:value-type="string">
            <text:p>0918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2"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FOIHELI</text:p>
          </table:table-cell>
          <table:table-cell office:value-type="string">
            <text:p>0922</text:p>
          </table:table-cell>
          <table:table-cell office:value-type="string">
            <text:p>J</text:p>
          </table:table-cell>
          <table:table-cell office:value-type="string">
            <text:p>C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>
            <text:p>TAIKHEIA`LO</text:p>
          </table:table-cell>
          <table:table-cell office:value-type="string">
            <text:p>0926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table:number-columns-repeated="2" office:value-type="string">
            <text:p>7</text:p>
          </table:table-cell>
          <table:table-cell office:value-type="string">
            <text:p>A</text:p>
          </table:table-cell>
          <table:table-cell table:number-columns-repeated="3" office:value-type="string">
            <text:p>7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>
            <text:p>AIRIYRLYU`EAS</text:p>
          </table:table-cell>
          <table:table-cell office:value-type="string">
            <text:p>0931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>
            <text:p>SOUKHI`</text:p>
          </table:table-cell>
          <table:table-cell office:value-type="string">
            <text:p>0934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K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>
            <text:p>URYARLIL</text:p>
          </table:table-cell>
          <table:table-cell office:value-type="string">
            <text:p>0937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2"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J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>
            <text:p>FIYHIYHA`</text:p>
          </table:table-cell>
          <table:table-cell office:value-type="string">
            <text:p>0938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SEIYASAR</text:p>
          </table:table-cell>
          <table:table-cell office:value-type="string">
            <text:p>0939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OUIFAUHAI</text:p>
          </table:table-cell>
          <table:table-cell office:value-type="string">
            <text:p>0940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OLDHALL</text:p>
          </table:table-cell>
          <table:table-cell office:value-type="string">
            <text:p>1002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PANNUSGARIO</text:p>
          </table:table-cell>
          <table:table-cell office:value-type="string">
            <text:p>1003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WAIRYAEL</text:p>
          </table:table-cell>
          <table:table-cell office:value-type="string">
            <text:p>1004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HELENE</text:p>
          </table:table-cell>
          <table:table-cell office:value-type="string">
            <text:p>1005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RAHAO</text:p>
          </table:table-cell>
          <table:table-cell office:value-type="string">
            <text:p>1008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HOPESHRE</text:p>
          </table:table-cell>
          <table:table-cell office:value-type="string">
            <text:p>1014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IHKASYA</text:p>
          </table:table-cell>
          <table:table-cell office:value-type="string">
            <text:p>1020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FTIHAHE`</text:p>
          </table:table-cell>
          <table:table-cell office:value-type="string">
            <text:p>1023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LEIHKYEAU</text:p>
          </table:table-cell>
          <table:table-cell office:value-type="string">
            <text:p>1025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ILKHAH</text:p>
          </table:table-cell>
          <table:table-cell office:value-type="string">
            <text:p>1027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EWIRLE</text:p>
          </table:table-cell>
          <table:table-cell office:value-type="string">
            <text:p>1028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WYAYETRO</text:p>
          </table:table-cell>
          <table:table-cell office:value-type="string">
            <text:p>1032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KHELEI</text:p>
          </table:table-cell>
          <table:table-cell office:value-type="string">
            <text:p>1034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TALEIW</text:p>
          </table:table-cell>
          <table:table-cell office:value-type="string">
            <text:p>1037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HRIYSAHOAH</text:p>
          </table:table-cell>
          <table:table-cell office:value-type="string">
            <text:p>1039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YOAIEAL</text:p>
          </table:table-cell>
          <table:table-cell office:value-type="string">
            <text:p>1104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HROWELE</text:p>
          </table:table-cell>
          <table:table-cell office:value-type="string">
            <text:p>1107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HASYESYA</text:p>
          </table:table-cell>
          <table:table-cell office:value-type="string">
            <text:p>1108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OSUILYUH</text:p>
          </table:table-cell>
          <table:table-cell office:value-type="string">
            <text:p>1110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LAOOH</text:p>
          </table:table-cell>
          <table:table-cell office:value-type="string">
            <text:p>1111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OSA</text:p>
          </table:table-cell>
          <table:table-cell office:value-type="string">
            <text:p>1112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MERPIKHNOMI</text:p>
          </table:table-cell>
          <table:table-cell office:value-type="string">
            <text:p>1116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EALSAKH</text:p>
          </table:table-cell>
          <table:table-cell office:value-type="string">
            <text:p>1120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OARUS</text:p>
          </table:table-cell>
          <table:table-cell office:value-type="string">
            <text:p>1121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BACCI</text:p>
          </table:table-cell>
          <table:table-cell office:value-type="string">
            <text:p>1123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AHEHUIKH</text:p>
          </table:table-cell>
          <table:table-cell office:value-type="string">
            <text:p>1124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HTEHEKAH</text:p>
          </table:table-cell>
          <table:table-cell office:value-type="string">
            <text:p>1127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STEISUA</text:p>
          </table:table-cell>
          <table:table-cell office:value-type="string">
            <text:p>1135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TRIENAMM</text:p>
          </table:table-cell>
          <table:table-cell office:value-type="string">
            <text:p>1203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UAWEISA</text:p>
          </table:table-cell>
          <table:table-cell office:value-type="string">
            <text:p>1205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HFLEAO</text:p>
          </table:table-cell>
          <table:table-cell office:value-type="string">
            <text:p>1207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FTAHAIR</text:p>
          </table:table-cell>
          <table:table-cell office:value-type="string">
            <text:p>1208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THOMETHA</text:p>
          </table:table-cell>
          <table:table-cell office:value-type="string">
            <text:p>1213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MESHMO</text:p>
          </table:table-cell>
          <table:table-cell office:value-type="string">
            <text:p>1215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LOPFEN</text:p>
          </table:table-cell>
          <table:table-cell office:value-type="string">
            <text:p>1217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TROTI`IH</text:p>
          </table:table-cell>
          <table:table-cell office:value-type="string">
            <text:p>1221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HOIRESYEA</text:p>
          </table:table-cell>
          <table:table-cell office:value-type="string">
            <text:p>1223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HLITILAR</text:p>
          </table:table-cell>
          <table:table-cell office:value-type="string">
            <text:p>1224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FTAOSYE`</text:p>
          </table:table-cell>
          <table:table-cell office:value-type="string">
            <text:p>1225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KHTYUHAKH</text:p>
          </table:table-cell>
          <table:table-cell office:value-type="string">
            <text:p>1226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ISIKHAS</text:p>
          </table:table-cell>
          <table:table-cell office:value-type="string">
            <text:p>1232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ELEFEL`OS</text:p>
          </table:table-cell>
          <table:table-cell office:value-type="string">
            <text:p>1235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EIKHILUA</text:p>
          </table:table-cell>
          <table:table-cell office:value-type="string">
            <text:p>1236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TEAYOKHTAE</text:p>
          </table:table-cell>
          <table:table-cell office:value-type="string">
            <text:p>1238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OAKHIYYE</text:p>
          </table:table-cell>
          <table:table-cell office:value-type="string">
            <text:p>1240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EIKHUIHI</text:p>
          </table:table-cell>
          <table:table-cell office:value-type="string">
            <text:p>1303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CANSHAR</text:p>
          </table:table-cell>
          <table:table-cell office:value-type="string">
            <text:p>1304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UAOYA</text:p>
          </table:table-cell>
          <table:table-cell office:value-type="string">
            <text:p>1305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TEIOYUKH</text:p>
          </table:table-cell>
          <table:table-cell office:value-type="string">
            <text:p>1310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KHIARE</text:p>
          </table:table-cell>
          <table:table-cell office:value-type="string">
            <text:p>1313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OTHINAMOR</text:p>
          </table:table-cell>
          <table:table-cell office:value-type="string">
            <text:p>1314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WEAIYIY</text:p>
          </table:table-cell>
          <table:table-cell office:value-type="string">
            <text:p>1320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NACO</text:p>
          </table:table-cell>
          <table:table-cell office:value-type="string">
            <text:p>1321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WEISAOW</text:p>
          </table:table-cell>
          <table:table-cell office:value-type="string">
            <text:p>1327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HTAKA_OEA</text:p>
          </table:table-cell>
          <table:table-cell office:value-type="string">
            <text:p>1331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HEAEAKH</text:p>
          </table:table-cell>
          <table:table-cell office:value-type="string">
            <text:p>1335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SUIKHIYEISEIA</text:p>
          </table:table-cell>
          <table:table-cell office:value-type="string">
            <text:p>1337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REAWAIY</text:p>
          </table:table-cell>
          <table:table-cell office:value-type="string">
            <text:p>1402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REAWAIY</text:p>
          </table:table-cell>
          <table:table-cell office:value-type="string">
            <text:p>1405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KOFYOHA</text:p>
          </table:table-cell>
          <table:table-cell office:value-type="string">
            <text:p>1406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TANETIO</text:p>
          </table:table-cell>
          <table:table-cell office:value-type="string">
            <text:p>1408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PAPOHIRME</text:p>
          </table:table-cell>
          <table:table-cell office:value-type="string">
            <text:p>1412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ALAOYAAH</text:p>
          </table:table-cell>
          <table:table-cell office:value-type="string">
            <text:p>1414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USIYAO</text:p>
          </table:table-cell>
          <table:table-cell office:value-type="string">
            <text:p>1418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OYAM</text:p>
          </table:table-cell>
          <table:table-cell office:value-type="string">
            <text:p>1420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IYOHTEIH</text:p>
          </table:table-cell>
          <table:table-cell office:value-type="string">
            <text:p>1427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AIEARYE</text:p>
          </table:table-cell>
          <table:table-cell office:value-type="string">
            <text:p>1428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IYOKH</text:p>
          </table:table-cell>
          <table:table-cell office:value-type="string">
            <text:p>1430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YOREAH</text:p>
          </table:table-cell>
          <table:table-cell office:value-type="string">
            <text:p>1431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OIHAIYO</text:p>
          </table:table-cell>
          <table:table-cell office:value-type="string">
            <text:p>1434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IJHOAIREIH</text:p>
          </table:table-cell>
          <table:table-cell office:value-type="string">
            <text:p>1439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KOFYOHA</text:p>
          </table:table-cell>
          <table:table-cell office:value-type="string">
            <text:p>1440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OHEOU</text:p>
          </table:table-cell>
          <table:table-cell office:value-type="string">
            <text:p>1501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NIHOIPA</text:p>
          </table:table-cell>
          <table:table-cell office:value-type="string">
            <text:p>1504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E`IOA</text:p>
          </table:table-cell>
          <table:table-cell office:value-type="string">
            <text:p>1505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HYEIRIH</text:p>
          </table:table-cell>
          <table:table-cell office:value-type="string">
            <text:p>1506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IREKHAI</text:p>
          </table:table-cell>
          <table:table-cell office:value-type="string">
            <text:p>1508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NICHEKORAIO</text:p>
          </table:table-cell>
          <table:table-cell office:value-type="string">
            <text:p>1512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EAULE</text:p>
          </table:table-cell>
          <table:table-cell office:value-type="string">
            <text:p>1516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EKHTEKIH</text:p>
          </table:table-cell>
          <table:table-cell office:value-type="string">
            <text:p>1518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SEASOI</text:p>
          </table:table-cell>
          <table:table-cell office:value-type="string">
            <text:p>1521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FOISEIHYALUH</text:p>
          </table:table-cell>
          <table:table-cell office:value-type="string">
            <text:p>1522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AIWAI</text:p>
          </table:table-cell>
          <table:table-cell office:value-type="string">
            <text:p>1523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AOWAEIR</text:p>
          </table:table-cell>
          <table:table-cell office:value-type="string">
            <text:p>1529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TAIEA</text:p>
          </table:table-cell>
          <table:table-cell office:value-type="string">
            <text:p>1535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HROILR</text:p>
          </table:table-cell>
          <table:table-cell office:value-type="string">
            <text:p>1536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IWEHEH</text:p>
          </table:table-cell>
          <table:table-cell office:value-type="string">
            <text:p>1603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JARDENG</text:p>
          </table:table-cell>
          <table:table-cell office:value-type="string">
            <text:p>1604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EIYRIOU</text:p>
          </table:table-cell>
          <table:table-cell office:value-type="string">
            <text:p>1608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BRENSAT</text:p>
          </table:table-cell>
          <table:table-cell office:value-type="string">
            <text:p>1609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SEAHYA</text:p>
          </table:table-cell>
          <table:table-cell office:value-type="string">
            <text:p>1611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THITHMASHA</text:p>
          </table:table-cell>
          <table:table-cell office:value-type="string">
            <text:p>1612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SHERAEHI</text:p>
          </table:table-cell>
          <table:table-cell office:value-type="string">
            <text:p>1615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MONLIN</text:p>
          </table:table-cell>
          <table:table-cell office:value-type="string">
            <text:p>1617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IKHARISTEI</text:p>
          </table:table-cell>
          <table:table-cell office:value-type="string">
            <text:p>1620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>
            <text:p>MIHRAGA</text:p>
          </table:table-cell>
          <table:table-cell office:value-type="string">
            <text:p>1621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HYESIYR</text:p>
          </table:table-cell>
          <table:table-cell office:value-type="string">
            <text:p>1622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LAHAIH</text:p>
          </table:table-cell>
          <table:table-cell office:value-type="string">
            <text:p>1627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RIYIKAHAIL</text:p>
          </table:table-cell>
          <table:table-cell office:value-type="string">
            <text:p>1628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HEAHELIE</text:p>
          </table:table-cell>
          <table:table-cell office:value-type="string">
            <text:p>1629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>
            <text:p>HRIKALR</text:p>
          </table:table-cell>
          <table:table-cell office:value-type="string">
            <text:p>1631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LOIHUAWAW</text:p>
          </table:table-cell>
          <table:table-cell office:value-type="string">
            <text:p>1634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AIHEISAUS</text:p>
          </table:table-cell>
          <table:table-cell office:value-type="string">
            <text:p>1637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EIHKEHA</text:p>
          </table:table-cell>
          <table:table-cell office:value-type="string">
            <text:p>1638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TLAEA`YERYEL</text:p>
          </table:table-cell>
          <table:table-cell office:value-type="string">
            <text:p>1640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>
            <text:p>AOWOIKTES</text:p>
          </table:table-cell>
          <table:table-cell office:value-type="string">
            <text:p>1705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YEYOFUL`</text:p>
          </table:table-cell>
          <table:table-cell office:value-type="string">
            <text:p>1708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ASEFIHEA</text:p>
          </table:table-cell>
          <table:table-cell office:value-type="string">
            <text:p>1710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KHILYW</text:p>
          </table:table-cell>
          <table:table-cell office:value-type="string">
            <text:p>1715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A`AWLY</text:p>
          </table:table-cell>
          <table:table-cell office:value-type="string">
            <text:p>1716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HLAO</text:p>
          </table:table-cell>
          <table:table-cell office:value-type="string">
            <text:p>1719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EASOUYAO</text:p>
          </table:table-cell>
          <table:table-cell office:value-type="string">
            <text:p>1721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SYAILEI</text:p>
          </table:table-cell>
          <table:table-cell office:value-type="string">
            <text:p>1724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HLOKTYE</text:p>
          </table:table-cell>
          <table:table-cell office:value-type="string">
            <text:p>1725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IHTYE</text:p>
          </table:table-cell>
          <table:table-cell office:value-type="string">
            <text:p>1731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DONING</text:p>
          </table:table-cell>
          <table:table-cell office:value-type="string">
            <text:p>1804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BATHANFEI</text:p>
          </table:table-cell>
          <table:table-cell office:value-type="string">
            <text:p>1805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YEYOFUL`</text:p>
          </table:table-cell>
          <table:table-cell office:value-type="string">
            <text:p>1813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ALWAOSOIS</text:p>
          </table:table-cell>
          <table:table-cell office:value-type="string">
            <text:p>1821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TENAMA</text:p>
          </table:table-cell>
          <table:table-cell office:value-type="string">
            <text:p>1825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AFTEA</text:p>
          </table:table-cell>
          <table:table-cell office:value-type="string">
            <text:p>1826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YELRAILR</text:p>
          </table:table-cell>
          <table:table-cell office:value-type="string">
            <text:p>1829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EIEIAU</text:p>
          </table:table-cell>
          <table:table-cell office:value-type="string">
            <text:p>1830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HWOIEIKH</text:p>
          </table:table-cell>
          <table:table-cell office:value-type="string">
            <text:p>1832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EARLURE</text:p>
          </table:table-cell>
          <table:table-cell office:value-type="string">
            <text:p>1901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MURPHY</text:p>
          </table:table-cell>
          <table:table-cell office:value-type="string">
            <text:p>1902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SAMARORN</text:p>
          </table:table-cell>
          <table:table-cell office:value-type="string">
            <text:p>1906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AEIA</text:p>
          </table:table-cell>
          <table:table-cell office:value-type="string">
            <text:p>1907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ILA`OUH</text:p>
          </table:table-cell>
          <table:table-cell office:value-type="string">
            <text:p>1911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ASATI</text:p>
          </table:table-cell>
          <table:table-cell office:value-type="string">
            <text:p>1912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KAKHISIL</text:p>
          </table:table-cell>
          <table:table-cell office:value-type="string">
            <text:p>1915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KORRACE</text:p>
          </table:table-cell>
          <table:table-cell office:value-type="string">
            <text:p>1916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KHOAKTA</text:p>
          </table:table-cell>
          <table:table-cell office:value-type="string">
            <text:p>1918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KUSYU</text:p>
          </table:table-cell>
          <table:table-cell office:value-type="string">
            <text:p>1919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TROI`</text:p>
          </table:table-cell>
          <table:table-cell office:value-type="string">
            <text:p>1923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IYAIAH</text:p>
          </table:table-cell>
          <table:table-cell office:value-type="string">
            <text:p>1925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STEIASEAH</text:p>
          </table:table-cell>
          <table:table-cell office:value-type="string">
            <text:p>1927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TIYLEWOIW</text:p>
          </table:table-cell>
          <table:table-cell office:value-type="string">
            <text:p>1930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UATAOHEI</text:p>
          </table:table-cell>
          <table:table-cell office:value-type="string">
            <text:p>1934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ATOILOILOI</text:p>
          </table:table-cell>
          <table:table-cell office:value-type="string">
            <text:p>1939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EFTASE</text:p>
          </table:table-cell>
          <table:table-cell office:value-type="string">
            <text:p>1940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BONTENNES</text:p>
          </table:table-cell>
          <table:table-cell office:value-type="string">
            <text:p>2001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RODSBAN</text:p>
          </table:table-cell>
          <table:table-cell office:value-type="string">
            <text:p>2002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REIKEMA</text:p>
          </table:table-cell>
          <table:table-cell office:value-type="string">
            <text:p>2008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SORDNO</text:p>
          </table:table-cell>
          <table:table-cell office:value-type="string">
            <text:p>2010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TAIEAHEHE</text:p>
          </table:table-cell>
          <table:table-cell office:value-type="string">
            <text:p>2011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MORAIN</text:p>
          </table:table-cell>
          <table:table-cell office:value-type="string">
            <text:p>2012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EALARL</text:p>
          </table:table-cell>
          <table:table-cell office:value-type="string">
            <text:p>2014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FTYEYAR</text:p>
          </table:table-cell>
          <table:table-cell office:value-type="string">
            <text:p>2017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HLEAHAO</text:p>
          </table:table-cell>
          <table:table-cell office:value-type="string">
            <text:p>2018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OIAOUS</text:p>
          </table:table-cell>
          <table:table-cell office:value-type="string">
            <text:p>2020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EWIRARL</text:p>
          </table:table-cell>
          <table:table-cell office:value-type="string">
            <text:p>2021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EKHLY</text:p>
          </table:table-cell>
          <table:table-cell office:value-type="string">
            <text:p>2023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FYAWAHRI</text:p>
          </table:table-cell>
          <table:table-cell office:value-type="string">
            <text:p>2026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HAKHYAS</text:p>
          </table:table-cell>
          <table:table-cell office:value-type="string">
            <text:p>2027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HIHAHOUWU</text:p>
          </table:table-cell>
          <table:table-cell office:value-type="string">
            <text:p>2028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OAKHEIYE</text:p>
          </table:table-cell>
          <table:table-cell office:value-type="string">
            <text:p>2031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EAHKIHKAO</text:p>
          </table:table-cell>
          <table:table-cell office:value-type="string">
            <text:p>2033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TIOIAILIE</text:p>
          </table:table-cell>
          <table:table-cell office:value-type="string">
            <text:p>2037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EWYAIR</text:p>
          </table:table-cell>
          <table:table-cell office:value-type="string">
            <text:p>2038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EIAOHE</text:p>
          </table:table-cell>
          <table:table-cell office:value-type="string">
            <text:p>2039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RIYAI</text:p>
          </table:table-cell>
          <table:table-cell office:value-type="string">
            <text:p>2040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CUOOM</text:p>
          </table:table-cell>
          <table:table-cell office:value-type="string">
            <text:p>2105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OBAISA</text:p>
          </table:table-cell>
          <table:table-cell office:value-type="string">
            <text:p>2106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FEBUNG</text:p>
          </table:table-cell>
          <table:table-cell office:value-type="string">
            <text:p>2108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TALOILAIS</text:p>
          </table:table-cell>
          <table:table-cell office:value-type="string">
            <text:p>2109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IKHAEAI</text:p>
          </table:table-cell>
          <table:table-cell office:value-type="string">
            <text:p>2111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LOYSE</text:p>
          </table:table-cell>
          <table:table-cell office:value-type="string">
            <text:p>2113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EMBRAIL</text:p>
          </table:table-cell>
          <table:table-cell office:value-type="string">
            <text:p>2115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SHARP</text:p>
          </table:table-cell>
          <table:table-cell office:value-type="string">
            <text:p>2117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SEWALAIR</text:p>
          </table:table-cell>
          <table:table-cell office:value-type="string">
            <text:p>2121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KHTEKTAWOA</text:p>
          </table:table-cell>
          <table:table-cell office:value-type="string">
            <text:p>2122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EAKHOI</text:p>
          </table:table-cell>
          <table:table-cell office:value-type="string">
            <text:p>2123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IYHAHORI</text:p>
          </table:table-cell>
          <table:table-cell office:value-type="string">
            <text:p>2125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AOHITAO</text:p>
          </table:table-cell>
          <table:table-cell office:value-type="string">
            <text:p>2126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IOUHTAH</text:p>
          </table:table-cell>
          <table:table-cell office:value-type="string">
            <text:p>2128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EHAIRIWA</text:p>
          </table:table-cell>
          <table:table-cell office:value-type="string">
            <text:p>2131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HKYOSAIL</text:p>
          </table:table-cell>
          <table:table-cell office:value-type="string">
            <text:p>2132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EWAUSIAKTIY</text:p>
          </table:table-cell>
          <table:table-cell office:value-type="string">
            <text:p>2136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YOHKUI</text:p>
          </table:table-cell>
          <table:table-cell office:value-type="string">
            <text:p>2138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KTEAOKHEWI</text:p>
          </table:table-cell>
          <table:table-cell office:value-type="string">
            <text:p>2139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HKAYUEA</text:p>
          </table:table-cell>
          <table:table-cell office:value-type="string">
            <text:p>2140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RINDNOIR</text:p>
          </table:table-cell>
          <table:table-cell office:value-type="string">
            <text:p>2201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KEMSUNG</text:p>
          </table:table-cell>
          <table:table-cell office:value-type="string">
            <text:p>2202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ELAHKILR</text:p>
          </table:table-cell>
          <table:table-cell office:value-type="string">
            <text:p>2203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HIMITT</text:p>
          </table:table-cell>
          <table:table-cell office:value-type="string">
            <text:p>2206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DIOH</text:p>
          </table:table-cell>
          <table:table-cell office:value-type="string">
            <text:p>2208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PRITCHARD</text:p>
          </table:table-cell>
          <table:table-cell office:value-type="string">
            <text:p>2214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YAKOLEV</text:p>
          </table:table-cell>
          <table:table-cell office:value-type="string">
            <text:p>2215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CRIN</text:p>
          </table:table-cell>
          <table:table-cell office:value-type="string">
            <text:p>2216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EHOLOI</text:p>
          </table:table-cell>
          <table:table-cell office:value-type="string">
            <text:p>2218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SAFTAHFEAL</text:p>
          </table:table-cell>
          <table:table-cell office:value-type="string">
            <text:p>2221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EKHLYSUS</text:p>
          </table:table-cell>
          <table:table-cell office:value-type="string">
            <text:p>2223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SEQUEL</text:p>
          </table:table-cell>
          <table:table-cell office:value-type="string">
            <text:p>2225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TROUTLYKA</text:p>
          </table:table-cell>
          <table:table-cell office:value-type="string">
            <text:p>2230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HWULWAOH</text:p>
          </table:table-cell>
          <table:table-cell office:value-type="string">
            <text:p>2239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DATJA</text:p>
          </table:table-cell>
          <table:table-cell office:value-type="string">
            <text:p>2302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MESKOK</text:p>
          </table:table-cell>
          <table:table-cell office:value-type="string">
            <text:p>2308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VAN_KEMP</text:p>
          </table:table-cell>
          <table:table-cell office:value-type="string">
            <text:p>2315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STRIN</text:p>
          </table:table-cell>
          <table:table-cell office:value-type="string">
            <text:p>2316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SHIRO</text:p>
          </table:table-cell>
          <table:table-cell office:value-type="string">
            <text:p>2317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HA`YESTER</text:p>
          </table:table-cell>
          <table:table-cell office:value-type="string">
            <text:p>2321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KHTYASITRAO</text:p>
          </table:table-cell>
          <table:table-cell office:value-type="string">
            <text:p>2322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STYAROIR</text:p>
          </table:table-cell>
          <table:table-cell office:value-type="string">
            <text:p>2325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WUSIHAHAI</text:p>
          </table:table-cell>
          <table:table-cell office:value-type="string">
            <text:p>2327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ERELEFO</text:p>
          </table:table-cell>
          <table:table-cell office:value-type="string">
            <text:p>2335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YETIUAYA</text:p>
          </table:table-cell>
          <table:table-cell office:value-type="string">
            <text:p>2340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WISU</text:p>
          </table:table-cell>
          <table:table-cell office:value-type="string">
            <text:p>2402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WANLIR</text:p>
          </table:table-cell>
          <table:table-cell office:value-type="string">
            <text:p>2403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MAMAIT</text:p>
          </table:table-cell>
          <table:table-cell office:value-type="string">
            <text:p>2404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NIYSK</text:p>
          </table:table-cell>
          <table:table-cell office:value-type="string">
            <text:p>2405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NOGAL</text:p>
          </table:table-cell>
          <table:table-cell office:value-type="string">
            <text:p>2406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MOSAREFEI</text:p>
          </table:table-cell>
          <table:table-cell office:value-type="string">
            <text:p>2407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GAM_GAFALL</text:p>
          </table:table-cell>
          <table:table-cell office:value-type="string">
            <text:p>2408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CENGMANG</text:p>
          </table:table-cell>
          <table:table-cell office:value-type="string">
            <text:p>2410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NIGDYE</text:p>
          </table:table-cell>
          <table:table-cell office:value-type="string">
            <text:p>2413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LLRIYHYA</text:p>
          </table:table-cell>
          <table:table-cell office:value-type="string">
            <text:p>2415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STOP_GAP</text:p>
          </table:table-cell>
          <table:table-cell office:value-type="string">
            <text:p>2416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OSKYO</text:p>
          </table:table-cell>
          <table:table-cell office:value-type="string">
            <text:p>2422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IWEAKHTE</text:p>
          </table:table-cell>
          <table:table-cell office:value-type="string">
            <text:p>2426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ELAUKLOH</text:p>
          </table:table-cell>
          <table:table-cell office:value-type="string">
            <text:p>2427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OIIRL</text:p>
          </table:table-cell>
          <table:table-cell office:value-type="string">
            <text:p>2430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>
            <text:p>IRIHROALEA</text:p>
          </table:table-cell>
          <table:table-cell office:value-type="string">
            <text:p>2432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EUHISAI</text:p>
          </table:table-cell>
          <table:table-cell office:value-type="string">
            <text:p>2434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ULWEALIRLAO</text:p>
          </table:table-cell>
          <table:table-cell office:value-type="string">
            <text:p>2435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RELEREKH</text:p>
          </table:table-cell>
          <table:table-cell office:value-type="string">
            <text:p>2438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>
            <text:p>LACHBES</text:p>
          </table:table-cell>
          <table:table-cell office:value-type="string">
            <text:p>2501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CHACIMU</text:p>
          </table:table-cell>
          <table:table-cell office:value-type="string">
            <text:p>2503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WANG</text:p>
          </table:table-cell>
          <table:table-cell office:value-type="string">
            <text:p>2506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SPRINGFLOW</text:p>
          </table:table-cell>
          <table:table-cell office:value-type="string">
            <text:p>2510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LIMA</text:p>
          </table:table-cell>
          <table:table-cell office:value-type="string">
            <text:p>2511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TORTSAD</text:p>
          </table:table-cell>
          <table:table-cell office:value-type="string">
            <text:p>2516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BESMAM</text:p>
          </table:table-cell>
          <table:table-cell office:value-type="string">
            <text:p>2523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SOVKHERSK</text:p>
          </table:table-cell>
          <table:table-cell office:value-type="string">
            <text:p>2524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O`AWIY</text:p>
          </table:table-cell>
          <table:table-cell office:value-type="string">
            <text:p>2525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EARLTRAS</text:p>
          </table:table-cell>
          <table:table-cell office:value-type="string">
            <text:p>2527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UIFTAOA</text:p>
          </table:table-cell>
          <table:table-cell office:value-type="string">
            <text:p>2536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OEAFOWYAHLUIR</text:p>
          </table:table-cell>
          <table:table-cell office:value-type="string">
            <text:p>2537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EIAR</text:p>
          </table:table-cell>
          <table:table-cell office:value-type="string">
            <text:p>2539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STEAHRYONA</text:p>
          </table:table-cell>
          <table:table-cell office:value-type="string">
            <text:p>2540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2601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KARZIV</text:p>
          </table:table-cell>
          <table:table-cell office:value-type="string">
            <text:p>2603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DENGMI</text:p>
          </table:table-cell>
          <table:table-cell office:value-type="string">
            <text:p>2605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FONFADO</text:p>
          </table:table-cell>
          <table:table-cell office:value-type="string">
            <text:p>2606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CAPRONA</text:p>
          </table:table-cell>
          <table:table-cell office:value-type="string">
            <text:p>2607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BEDEGRAYN</text:p>
          </table:table-cell>
          <table:table-cell office:value-type="string">
            <text:p>2608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MORLISBON</text:p>
          </table:table-cell>
          <table:table-cell office:value-type="string">
            <text:p>2609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SATWOR</text:p>
          </table:table-cell>
          <table:table-cell office:value-type="string">
            <text:p>2610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WOLSONE</text:p>
          </table:table-cell>
          <table:table-cell office:value-type="string">
            <text:p>2613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NEWEEN</text:p>
          </table:table-cell>
          <table:table-cell office:value-type="string">
            <text:p>2619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RESENGAN</text:p>
          </table:table-cell>
          <table:table-cell office:value-type="string">
            <text:p>2623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DRANWEIS</text:p>
          </table:table-cell>
          <table:table-cell office:value-type="string">
            <text:p>2624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GALIBRE</text:p>
          </table:table-cell>
          <table:table-cell office:value-type="string">
            <text:p>2629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KHAOIAO</text:p>
          </table:table-cell>
          <table:table-cell office:value-type="string">
            <text:p>2635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HYEFFEITE</text:p>
          </table:table-cell>
          <table:table-cell office:value-type="string">
            <text:p>2639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RANA</text:p>
          </table:table-cell>
          <table:table-cell office:value-type="string">
            <text:p>2710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RALES</text:p>
          </table:table-cell>
          <table:table-cell office:value-type="string">
            <text:p>2712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HICHAPE</text:p>
          </table:table-cell>
          <table:table-cell office:value-type="string">
            <text:p>2713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DYICHAN</text:p>
          </table:table-cell>
          <table:table-cell office:value-type="string">
            <text:p>2714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KRASIYNSK</text:p>
          </table:table-cell>
          <table:table-cell office:value-type="string">
            <text:p>2717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LIGGAIR</text:p>
          </table:table-cell>
          <table:table-cell office:value-type="string">
            <text:p>2718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DEJERAN</text:p>
          </table:table-cell>
          <table:table-cell office:value-type="string">
            <text:p>2722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AOKHTIYFTI</text:p>
          </table:table-cell>
          <table:table-cell office:value-type="string">
            <text:p>2728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ARAKHAI</text:p>
          </table:table-cell>
          <table:table-cell office:value-type="string">
            <text:p>2729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JINGLESWELT</text:p>
          </table:table-cell>
          <table:table-cell office:value-type="string">
            <text:p>2732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OHKIYIYO</text:p>
          </table:table-cell>
          <table:table-cell office:value-type="string">
            <text:p>2734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IKHALIL</text:p>
          </table:table-cell>
          <table:table-cell office:value-type="string">
            <text:p>2737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KIHALKHIR</text:p>
          </table:table-cell>
          <table:table-cell office:value-type="string">
            <text:p>2739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FRASDEN</text:p>
          </table:table-cell>
          <table:table-cell office:value-type="string">
            <text:p>2801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COLCAN</text:p>
          </table:table-cell>
          <table:table-cell office:value-type="string">
            <text:p>2805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ROMART</text:p>
          </table:table-cell>
          <table:table-cell office:value-type="string">
            <text:p>2810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NINNIHRANG</text:p>
          </table:table-cell>
          <table:table-cell office:value-type="string">
            <text:p>2812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MEREJACE</text:p>
          </table:table-cell>
          <table:table-cell office:value-type="string">
            <text:p>2815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WAQ</text:p>
          </table:table-cell>
          <table:table-cell office:value-type="string">
            <text:p>2819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TANJERT-NEBO</text:p>
          </table:table-cell>
          <table:table-cell office:value-type="string">
            <text:p>2821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TANNA</text:p>
          </table:table-cell>
          <table:table-cell office:value-type="string">
            <text:p>2824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MACARIO</text:p>
          </table:table-cell>
          <table:table-cell office:value-type="string">
            <text:p>2829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FA`AHER</text:p>
          </table:table-cell>
          <table:table-cell office:value-type="string">
            <text:p>2830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OSKKAN</text:p>
          </table:table-cell>
          <table:table-cell office:value-type="string">
            <text:p>2834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THELEME</text:p>
          </table:table-cell>
          <table:table-cell office:value-type="string">
            <text:p>2836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BRIMATE</text:p>
          </table:table-cell>
          <table:table-cell office:value-type="string">
            <text:p>2837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OIRULWOS</text:p>
          </table:table-cell>
          <table:table-cell office:value-type="string">
            <text:p>2838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TEAOLYEKH</text:p>
          </table:table-cell>
          <table:table-cell office:value-type="string">
            <text:p>2839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MOSGAT</text:p>
          </table:table-cell>
          <table:table-cell office:value-type="string">
            <text:p>2901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STROVA</text:p>
          </table:table-cell>
          <table:table-cell office:value-type="string">
            <text:p>2903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RENFREW</text:p>
          </table:table-cell>
          <table:table-cell office:value-type="string">
            <text:p>2904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SHOBIND</text:p>
          </table:table-cell>
          <table:table-cell office:value-type="string">
            <text:p>2911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GAKDORJARO</text:p>
          </table:table-cell>
          <table:table-cell office:value-type="string">
            <text:p>2913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GILEAD</text:p>
          </table:table-cell>
          <table:table-cell office:value-type="string">
            <text:p>2921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NEW_LIBDIS</text:p>
          </table:table-cell>
          <table:table-cell office:value-type="string">
            <text:p>2922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TUA`ALOU</text:p>
          </table:table-cell>
          <table:table-cell office:value-type="string">
            <text:p>2936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LLAIT</text:p>
          </table:table-cell>
          <table:table-cell office:value-type="string">
            <text:p>2937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GIMEMUH</text:p>
          </table:table-cell>
          <table:table-cell office:value-type="string">
            <text:p>2938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ARALJARG</text:p>
          </table:table-cell>
          <table:table-cell office:value-type="string">
            <text:p>2940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TENAWAY</text:p>
          </table:table-cell>
          <table:table-cell office:value-type="string">
            <text:p>3003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ANGLE</text:p>
          </table:table-cell>
          <table:table-cell office:value-type="string">
            <text:p>3005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PENROVBI</text:p>
          </table:table-cell>
          <table:table-cell office:value-type="string">
            <text:p>3008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PATAWIDMAM</text:p>
          </table:table-cell>
          <table:table-cell office:value-type="string">
            <text:p>3009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ESTEPONA</text:p>
          </table:table-cell>
          <table:table-cell office:value-type="string">
            <text:p>3011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NABEBE</text:p>
          </table:table-cell>
          <table:table-cell office:value-type="string">
            <text:p>3015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TURNOVA</text:p>
          </table:table-cell>
          <table:table-cell office:value-type="string">
            <text:p>3020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PERAL</text:p>
          </table:table-cell>
          <table:table-cell office:value-type="string">
            <text:p>3024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RENPIRE</text:p>
          </table:table-cell>
          <table:table-cell office:value-type="string">
            <text:p>3027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CAPARRO</text:p>
          </table:table-cell>
          <table:table-cell office:value-type="string">
            <text:p>3032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MIKEN</text:p>
          </table:table-cell>
          <table:table-cell office:value-type="string">
            <text:p>3033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HYNRI-LAVO</text:p>
          </table:table-cell>
          <table:table-cell office:value-type="string">
            <text:p>3036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NANRENET</text:p>
          </table:table-cell>
          <table:table-cell office:value-type="string">
            <text:p>3038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BACONAN</text:p>
          </table:table-cell>
          <table:table-cell office:value-type="string">
            <text:p>3104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WORMEN</text:p>
          </table:table-cell>
          <table:table-cell office:value-type="string">
            <text:p>3106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YAKORU</text:p>
          </table:table-cell>
          <table:table-cell office:value-type="string">
            <text:p>3114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DARNIEL</text:p>
          </table:table-cell>
          <table:table-cell office:value-type="string">
            <text:p>3115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MARSANG</text:p>
          </table:table-cell>
          <table:table-cell office:value-type="string">
            <text:p>3116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GUILLAND-MALEK</text:p>
          </table:table-cell>
          <table:table-cell office:value-type="string">
            <text:p>3117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NABOKOV</text:p>
          </table:table-cell>
          <table:table-cell office:value-type="string">
            <text:p>3118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SHRIMIA</text:p>
          </table:table-cell>
          <table:table-cell office:value-type="string">
            <text:p>3119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PANGRINGGAN</text:p>
          </table:table-cell>
          <table:table-cell office:value-type="string">
            <text:p>3120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BRIDGEHEAD</text:p>
          </table:table-cell>
          <table:table-cell office:value-type="string">
            <text:p>3121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SHIN</text:p>
          </table:table-cell>
          <table:table-cell office:value-type="string">
            <text:p>3123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JODAR</text:p>
          </table:table-cell>
          <table:table-cell office:value-type="string">
            <text:p>3125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TERENN</text:p>
          </table:table-cell>
          <table:table-cell office:value-type="string">
            <text:p>3128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GARNENSHOLD</text:p>
          </table:table-cell>
          <table:table-cell office:value-type="string">
            <text:p>3129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TREEGE</text:p>
          </table:table-cell>
          <table:table-cell office:value-type="string">
            <text:p>3132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KINTATO</text:p>
          </table:table-cell>
          <table:table-cell office:value-type="string">
            <text:p>3138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COLUMN</text:p>
          </table:table-cell>
          <table:table-cell office:value-type="string">
            <text:p>3202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LINATE</text:p>
          </table:table-cell>
          <table:table-cell office:value-type="string">
            <text:p>3204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TEMGASSUNG</text:p>
          </table:table-cell>
          <table:table-cell office:value-type="string">
            <text:p>3205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SAVOSK</text:p>
          </table:table-cell>
          <table:table-cell office:value-type="string">
            <text:p>3208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string">
            <text:p>IPALIAN</text:p>
          </table:table-cell>
          <table:table-cell office:value-type="string">
            <text:p>3213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AIOLIO</text:p>
          </table:table-cell>
          <table:table-cell office:value-type="string">
            <text:p>3214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WANGMETJEM</text:p>
          </table:table-cell>
          <table:table-cell office:value-type="string">
            <text:p>3217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RO_HYERES</text:p>
          </table:table-cell>
          <table:table-cell office:value-type="string">
            <text:p>3218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IRUMA</text:p>
          </table:table-cell>
          <table:table-cell office:value-type="string">
            <text:p>3219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ABMI</text:p>
          </table:table-cell>
          <table:table-cell office:value-type="string">
            <text:p>3223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CUPUEPUE</text:p>
          </table:table-cell>
          <table:table-cell office:value-type="string">
            <text:p>3226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SACRIFICE</text:p>
          </table:table-cell>
          <table:table-cell office:value-type="string">
            <text:p>3232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CYBI</text:p>
          </table:table-cell>
          <table:table-cell office:value-type="string">
            <text:p>3235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JUNGANYIKA</text:p>
          </table:table-cell>
          <table:table-cell office:value-type="string">
            <text:p>3236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CANAAN</text:p>
          </table:table-cell>
          <table:table-cell office:value-type="string">
            <text:p>3238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>
            <text:p>NEWQUAY</text:p>
          </table:table-cell>
          <table:table-cell office:value-type="string">
            <text:p>3240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AME</text:p>
          </table:table-cell>
          <table:table-cell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S</text:p>
          </table:table-cell>
          <table:table-cell table:style-name="ce1" office:value-type="string">
            <text:p>A</text:p>
          </table:table-cell>
          <table:table-cell table:style-name="ce1" office:value-type="string">
            <text:p>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G</text:p>
          </table:table-cell>
          <table:table-cell table:style-name="ce1" office:value-type="string">
            <text:p>L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PM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ALLY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/>
          <table:table-cell table:style-name="ce1" office:value-type="string">
            <text:p>SUBSECTORS</text:p>
          </table:table-cell>
          <table:table-cell table:number-columns-repeated="1002"/>
        </table:table-row>
        <table:table-row table:style-name="ro1">
          <table:table-cell table:style-name="ce1"/>
          <table:table-cell/>
          <table:table-cell table:style-name="ce1" table:number-columns-repeated="23"/>
          <table:table-cell table:number-columns-repeated="999"/>
        </table:table-row>
        <table:table-row table:style-name="ro1" table:number-rows-repeated="5">
          <table:table-cell table:style-name="ce1"/>
          <table:table-cell/>
          <table:table-cell table:style-name="ce1" table:number-columns-repeated="19"/>
          <table:table-cell table:number-columns-repeated="1003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ar" table:style-name="ta3" table:print="false"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column table:style-name="co37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number-columns-repeated="8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number-columns-repeated="203" table:default-cell-style-name="Default"/>
        <table:table-column table:style-name="co9" table:number-columns-repeated="768" table:default-cell-style-name="Default"/>
        <table:table-row table:style-name="ro1">
          <table:table-cell table:style-name="ce4"/>
          <table:table-cell table:style-name="ce4" office:value-type="string">
            <text:p>ID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TL</text:p>
          </table:table-cell>
          <table:table-cell table:style-name="ce4" office:value-type="string">
            <text:p>MCR</text:p>
          </table:table-cell>
          <table:table-cell table:style-name="ce4" office:value-type="string">
            <text:p>DISP</text:p>
          </table:table-cell>
          <table:table-cell table:style-name="ce4" office:value-type="string">
            <text:p>CON</text:p>
          </table:table-cell>
          <table:table-cell table:style-name="ce4" office:value-type="string">
            <text:p>RMR</text:p>
          </table:table-cell>
          <table:table-cell table:style-name="ce4"/>
          <table:table-cell table:style-name="ce4" office:value-type="string">
            <text:p>UNLDED</text:p>
          </table:table-cell>
          <table:table-cell table:style-name="ce4" office:value-type="string">
            <text:p>LDED</text:p>
          </table:table-cell>
          <table:table-cell table:style-name="ce4" office:value-type="string">
            <text:p>DAYS</text:p>
          </table:table-cell>
          <table:table-cell table:style-name="ce4" office:value-type="string">
            <text:p>G</text:p>
          </table:table-cell>
          <table:table-cell table:style-name="ce4" office:value-type="string">
            <text:p>J</text:p>
          </table:table-cell>
          <table:table-cell table:style-name="ce4" office:value-type="string">
            <text:p>NOE</text:p>
          </table:table-cell>
          <table:table-cell table:style-name="ce4" office:value-type="string">
            <text:p>CRSE</text:p>
          </table:table-cell>
          <table:table-cell table:style-name="ce4" office:value-type="string">
            <text:p>TOPK</text:p>
          </table:table-cell>
          <table:table-cell table:style-name="ce4" office:value-type="string">
            <text:p>TOPM</text:p>
          </table:table-cell>
          <table:table-cell table:style-name="ce4" office:value-type="string">
            <text:p>AG</text:p>
          </table:table-cell>
          <table:table-cell table:style-name="ce4" office:value-type="string">
            <text:p>CREW</text:p>
          </table:table-cell>
          <table:table-cell table:style-name="ce4" office:value-type="string">
            <text:p>BRI</text:p>
          </table:table-cell>
          <table:table-cell table:style-name="ce4" office:value-type="string">
            <text:p>ENG</text:p>
          </table:table-cell>
          <table:table-cell table:style-name="ce4" office:value-type="string">
            <text:p>MNT</text:p>
          </table:table-cell>
          <table:table-cell table:style-name="ce4" office:value-type="string">
            <text:p>GUN</text:p>
          </table:table-cell>
          <table:table-cell table:style-name="ce4" office:value-type="string">
            <text:p>FLT</text:p>
          </table:table-cell>
          <table:table-cell table:style-name="ce4" office:value-type="string">
            <text:p>TRP</text:p>
          </table:table-cell>
          <table:table-cell table:style-name="ce4" office:value-type="string">
            <text:p>COM</text:p>
          </table:table-cell>
          <table:table-cell table:style-name="ce4" office:value-type="string">
            <text:p>STD</text:p>
          </table:table-cell>
          <table:table-cell table:style-name="ce4" office:value-type="string">
            <text:p>FRO</text:p>
          </table:table-cell>
          <table:table-cell table:style-name="ce4" office:value-type="string">
            <text:p>MED</text:p>
          </table:table-cell>
          <table:table-cell table:style-name="ce4" office:value-type="string">
            <text:p>HI</text:p>
          </table:table-cell>
          <table:table-cell table:style-name="ce4" office:value-type="string">
            <text:p>LO</text:p>
          </table:table-cell>
          <table:table-cell table:style-name="ce4" office:value-type="string">
            <text:p>FRO</text:p>
          </table:table-cell>
          <table:table-cell table:style-name="ce4" office:value-type="string">
            <text:p>MED</text:p>
          </table:table-cell>
          <table:table-cell table:style-name="ce4" office:value-type="string">
            <text:p>EML</text:p>
          </table:table-cell>
          <table:table-cell table:style-name="ce4" office:value-type="string">
            <text:p>SUB1</text:p>
          </table:table-cell>
          <table:table-cell table:style-name="ce4" office:value-type="string">
            <text:p>SUB2</text:p>
          </table:table-cell>
          <table:table-cell table:style-name="ce4" office:value-type="string">
            <text:p>MAG</text:p>
          </table:table-cell>
          <table:table-cell table:style-name="ce4" office:value-type="string">
            <text:p>CARGO</text:p>
          </table:table-cell>
          <table:table-cell table:style-name="ce4" office:value-type="string">
            <text:p>FUEL</text:p>
          </table:table-cell>
          <table:table-cell table:style-name="ce4" office:value-type="string">
            <text:p>F-PROC</text:p>
          </table:table-cell>
          <table:table-cell table:style-name="ce4" office:value-type="string">
            <text:p>SCPS</text:p>
          </table:table-cell>
          <table:table-cell table:style-name="ce4" office:value-type="string">
            <text:p>W1</text:p>
          </table:table-cell>
          <table:table-cell table:style-name="ce4" office:value-type="string">
            <text:p>W2</text:p>
          </table:table-cell>
          <table:table-cell table:style-name="ce4" office:value-type="string">
            <text:p>W3</text:p>
          </table:table-cell>
          <table:table-cell table:style-name="ce4" office:value-type="string">
            <text:p>W4</text:p>
          </table:table-cell>
          <table:table-cell table:style-name="ce4" office:value-type="string">
            <text:p>W5</text:p>
          </table:table-cell>
          <table:table-cell table:style-name="ce4" office:value-type="string">
            <text:p>W6</text:p>
          </table:table-cell>
          <table:table-cell table:style-name="ce4" office:value-type="string">
            <text:p>W7</text:p>
          </table:table-cell>
          <table:table-cell table:style-name="ce4" office:value-type="string">
            <text:p>W8</text:p>
          </table:table-cell>
          <table:table-cell table:style-name="ce4" office:value-type="string">
            <text:p>MES</text:p>
          </table:table-cell>
          <table:table-cell table:style-name="ce4" office:value-type="string">
            <text:p>NUC</text:p>
          </table:table-cell>
          <table:table-cell table:style-name="ce4" office:value-type="string">
            <text:p>OPTI</text:p>
          </table:table-cell>
          <table:table-cell table:style-name="ce4" table:number-columns-repeated="971"/>
        </table:table-row>
        <table:table-row table:style-name="ro1">
          <table:table-cell office:value-type="string">
            <text:p>MT</text:p>
          </table:table-cell>
          <table:table-cell office:value-type="string">
            <text:p>KHTUKHAO</text:p>
          </table:table-cell>
          <table:table-cell office:value-type="string">
            <text:p>CLAN_TRANSPORT</text:p>
          </table:table-cell>
          <table:table-cell office:value-type="float" office:value="11">
            <text:p>11</text:p>
          </table:table-cell>
          <table:table-cell office:value-type="float" office:value="162.668">
            <text:p>162.668</text:p>
          </table:table-cell>
          <table:table-cell office:value-type="float" office:value="600">
            <text:p>600</text:p>
          </table:table-cell>
          <table:table-cell office:value-type="string">
            <text:p>3USL</text:p>
          </table:table-cell>
          <table:table-cell office:value-type="string">
            <text:p>40G</text:p>
          </table:table-cell>
          <table:table-cell/>
          <table:table-cell office:value-type="float" office:value="4147">
            <text:p>4147</text:p>
          </table:table-cell>
          <table:table-cell office:value-type="float" office:value="5366">
            <text:p>5366</text:p>
          </table:table-cell>
          <table:table-cell office:value-type="string">
            <text:p>30/90</text:p>
          </table:table-cell>
          <table:table-cell table:number-columns-repeated="2"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1*95DT</text:p>
          </table:table-cell>
          <table:table-cell table:number-columns-repeated="2"/>
          <table:table-cell office:value-type="string">
            <text:p>1059KL</text:p>
          </table:table-cell>
          <table:table-cell office:value-type="string">
            <text:p>2295KL</text:p>
          </table:table-cell>
          <table:table-cell table:number-columns-repeated="984"/>
        </table:table-row>
        <table:table-row table:style-name="ro1">
          <table:table-cell/>
          <table:table-cell office:value-type="string">
            <text:p>KTIYHUI</text:p>
          </table:table-cell>
          <table:table-cell office:value-type="string">
            <text:p>COURIER</text:p>
          </table:table-cell>
          <table:table-cell office:value-type="float" office:value="11">
            <text:p>11</text:p>
          </table:table-cell>
          <table:table-cell office:value-type="float" office:value="95.169">
            <text:p>95.169</text:p>
          </table:table-cell>
          <table:table-cell office:value-type="float" office:value="200">
            <text:p>200</text:p>
          </table:table-cell>
          <table:table-cell office:value-type="string">
            <text:p>2SL</text:p>
          </table:table-cell>
          <table:table-cell office:value-type="string">
            <text:p>40G</text:p>
          </table:table-cell>
          <table:table-cell/>
          <table:table-cell office:value-type="float" office:value="2228">
            <text:p>2228</text:p>
          </table:table-cell>
          <table:table-cell office:value-type="float" office:value="2580">
            <text:p>2580</text:p>
          </table:table-cell>
          <table:table-cell office:value-type="string">
            <text:p>30/9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EKAWSIYKUA</text:p>
          </table:table-cell>
          <table:table-cell office:value-type="string">
            <text:p>ESCORT</text:p>
          </table:table-cell>
          <table:table-cell office:value-type="float" office:value="11">
            <text:p>11</text:p>
          </table:table-cell>
          <table:table-cell office:value-type="float" office:value="306.706">
            <text:p>306.706</text:p>
          </table:table-cell>
          <table:table-cell office:value-type="float" office:value="800">
            <text:p>800</text:p>
          </table:table-cell>
          <table:table-cell office:value-type="string">
            <text:p>3USL</text:p>
          </table:table-cell>
          <table:table-cell office:value-type="string">
            <text:p>40G</text:p>
          </table:table-cell>
          <table:table-cell/>
          <table:table-cell office:value-type="float" office:value="7387">
            <text:p>7387</text:p>
          </table:table-cell>
          <table:table-cell office:value-type="float" office:value="7908">
            <text:p>7908</text:p>
          </table:table-cell>
          <table:table-cell office:value-type="string">
            <text:p>30/9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2*40DT</text:p>
          </table:table-cell>
          <table:table-cell office:value-type="string">
            <text:p>4*10DT</text:p>
          </table:table-cell>
          <table:table-cell/>
          <table:table-cell office:value-type="string">
            <text:p>183KL</text:p>
          </table:table-cell>
          <table:table-cell office:value-type="string">
            <text:p>4821KL</text:p>
          </table:table-cell>
          <table:table-cell table:number-columns-repeated="984"/>
        </table:table-row>
        <table:table-row table:style-name="ro1">
          <table:table-cell/>
          <table:table-cell office:value-type="string">
            <text:p>HKIYRERAO</text:p>
          </table:table-cell>
          <table:table-cell office:value-type="string">
            <text:p>SURVEYOR</text:p>
          </table:table-cell>
          <table:table-cell office:value-type="float" office:value="11">
            <text:p>11</text:p>
          </table:table-cell>
          <table:table-cell office:value-type="float" office:value="103.971">
            <text:p>103.971</text:p>
          </table:table-cell>
          <table:table-cell office:value-type="float" office:value="400">
            <text:p>400</text:p>
          </table:table-cell>
          <table:table-cell office:value-type="string">
            <text:p>2SL</text:p>
          </table:table-cell>
          <table:table-cell office:value-type="string">
            <text:p>40G</text:p>
          </table:table-cell>
          <table:table-cell/>
          <table:table-cell office:value-type="float" office:value="2725">
            <text:p>2725</text:p>
          </table:table-cell>
          <table:table-cell office:value-type="float" office:value="3225">
            <text:p>3225</text:p>
          </table:table-cell>
          <table:table-cell office:value-type="string">
            <text:p>30/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1*40DT</text:p>
          </table:table-cell>
          <table:table-cell office:value-type="string">
            <text:p>GCAR</text:p>
          </table:table-cell>
          <table:table-cell/>
          <table:table-cell office:value-type="string">
            <text:p>397KL</text:p>
          </table:table-cell>
          <table:table-cell office:value-type="string">
            <text:p>1469KL</text:p>
          </table:table-cell>
          <table:table-cell office:value-type="string">
            <text:p>6HRS</text:p>
          </table:table-cell>
          <table:table-cell office:value-type="string">
            <text:p>Y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KTEIROA</text:p>
          </table:table-cell>
          <table:table-cell office:value-type="string">
            <text:p>SEEKER</text:p>
          </table:table-cell>
          <table:table-cell office:value-type="float" office:value="11">
            <text:p>11</text:p>
          </table:table-cell>
          <table:table-cell office:value-type="float" office:value="59.123">
            <text:p>59.123</text:p>
          </table:table-cell>
          <table:table-cell office:value-type="float" office:value="200">
            <text:p>200</text:p>
          </table:table-cell>
          <table:table-cell office:value-type="string">
            <text:p>2SL</text:p>
          </table:table-cell>
          <table:table-cell office:value-type="string">
            <text:p>40G</text:p>
          </table:table-cell>
          <table:table-cell/>
          <table:table-cell office:value-type="float" office:value="1533">
            <text:p>1533</text:p>
          </table:table-cell>
          <table:table-cell office:value-type="float" office:value="2604">
            <text:p>2604</text:p>
          </table:table-cell>
          <table:table-cell office:value-type="string">
            <text:p>30/90</text:p>
          </table:table-cell>
          <table:table-cell table:number-columns-repeated="2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2" office:value-type="float" office:value="4">
            <text:p>4</text:p>
          </table:table-cell>
          <table:table-cell table:number-columns-repeated="6"/>
          <table:table-cell office:value-type="string">
            <text:p>1009KL</text:p>
          </table:table-cell>
          <table:table-cell office:value-type="float" office:value="866">
            <text:p>866</text:p>
          </table:table-cell>
          <table:table-cell office:value-type="string">
            <text:p>18HRS</text:p>
          </table:table-cell>
          <table:table-cell office:value-type="string">
            <text:p>Y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HRAYE</text:p>
          </table:table-cell>
          <table:table-cell office:value-type="string">
            <text:p>SCOUT</text:p>
          </table:table-cell>
          <table:table-cell office:value-type="float" office:value="11">
            <text:p>11</text:p>
          </table:table-cell>
          <table:table-cell office:value-type="float" office:value="35.968">
            <text:p>35.968</text:p>
          </table:table-cell>
          <table:table-cell office:value-type="float" office:value="100">
            <text:p>100</text:p>
          </table:table-cell>
          <table:table-cell office:value-type="string">
            <text:p>2SL</text:p>
          </table:table-cell>
          <table:table-cell office:value-type="string">
            <text:p>40G</text:p>
          </table:table-cell>
          <table:table-cell/>
          <table:table-cell office:value-type="float" office:value="1011">
            <text:p>1011</text:p>
          </table:table-cell>
          <table:table-cell office:value-type="float" office:value="1319">
            <text:p>1319</text:p>
          </table:table-cell>
          <table:table-cell office:value-type="string">
            <text:p>30/90</text:p>
          </table:table-cell>
          <table:table-cell table:number-columns-repeated="2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  <table:table-cell office:value-type="string">
            <text:p>ATV</text:p>
          </table:table-cell>
          <table:table-cell table:number-columns-repeated="2"/>
          <table:table-cell office:value-type="string">
            <text:p>273KL</text:p>
          </table:table-cell>
          <table:table-cell office:value-type="string">
            <text:p>487KL</text:p>
          </table:table-cell>
          <table:table-cell office:value-type="string">
            <text:p>6HRS</text:p>
          </table:table-cell>
          <table:table-cell office:value-type="string">
            <text:p>Y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EAKHAU</text:p>
          </table:table-cell>
          <table:table-cell office:value-type="string">
            <text:p>TRADER</text:p>
          </table:table-cell>
          <table:table-cell office:value-type="float" office:value="11">
            <text:p>11</text:p>
          </table:table-cell>
          <table:table-cell office:value-type="float" office:value="86.523">
            <text:p>86.523</text:p>
          </table:table-cell>
          <table:table-cell office:value-type="float" office:value="400">
            <text:p>400</text:p>
          </table:table-cell>
          <table:table-cell office:value-type="string">
            <text:p>2SL</text:p>
          </table:table-cell>
          <table:table-cell office:value-type="string">
            <text:p>40G</text:p>
          </table:table-cell>
          <table:table-cell/>
          <table:table-cell office:value-type="float" office:value="2479">
            <text:p>2479</text:p>
          </table:table-cell>
          <table:table-cell office:value-type="float" office:value="4956">
            <text:p>4956</text:p>
          </table:table-cell>
          <table:table-cell office:value-type="string">
            <text:p>30/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6"/>
          <table:table-cell office:value-type="float" office:value="2420">
            <text:p>2420</text:p>
          </table:table-cell>
          <table:table-cell office:value-type="float" office:value="1199">
            <text:p>1199</text:p>
          </table:table-cell>
          <table:table-cell office:value-type="string">
            <text:p>6HRS</text:p>
          </table:table-cell>
          <table:table-cell office:value-type="string">
            <text:p>Y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SOISTSEA</text:p>
          </table:table-cell>
          <table:table-cell office:value-type="string">
            <text:p>G-CARRIER</text:p>
          </table:table-cell>
          <table:table-cell office:value-type="float" office:value="11">
            <text:p>11</text:p>
          </table:table-cell>
          <table:table-cell office:value-type="float" office:value="3.02">
            <text:p>3.02</text:p>
          </table:table-cell>
          <table:table-cell office:value-type="float" office:value="10">
            <text:p>10</text:p>
          </table:table-cell>
          <table:table-cell office:value-type="string">
            <text:p>4SL</text:p>
          </table:table-cell>
          <table:table-cell office:value-type="string">
            <text:p>15G</text:p>
          </table:table-cell>
          <table:table-cell/>
          <table:table-cell office:value-type="float" office:value="36.8">
            <text:p>36.8</text:p>
          </table:table-cell>
          <table:table-cell office:value-type="float" office:value="55.7">
            <text:p>55.7</text:p>
          </table:table-cell>
          <table:table-cell office:value-type="string">
            <text:p>45/135</text:p>
          </table:table-cell>
          <table:table-cell office:value-type="float" office:value="0.8">
            <text:p>0.8</text:p>
          </table:table-cell>
          <table:table-cell/>
          <table:table-cell office:value-type="float" office:value="180">
            <text:p>180</text:p>
          </table:table-cell>
          <table:table-cell office:value-type="float" office:value="720">
            <text:p>720</text:p>
          </table:table-cell>
          <table:table-cell office:value-type="float" office:value="960">
            <text:p>960</text:p>
          </table:table-cell>
          <table:table-cell/>
          <table:table-cell office:value-type="string">
            <text:p>100THR</text:p>
          </table:table-cell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7"/>
          <table:table-cell office:value-type="string">
            <text:p>16.8KL</text:p>
          </table:table-cell>
          <table:table-cell office:value-type="string">
            <text:p>32.4KL</text:p>
          </table:table-cell>
          <table:table-cell table:number-columns-repeated="984"/>
        </table:table-row>
        <table:table-row table:style-name="ro1">
          <table:table-cell/>
          <table:table-cell office:value-type="string">
            <text:p>HIKARE`</text:p>
          </table:table-cell>
          <table:table-cell office:value-type="string">
            <text:p>ROBOT</text:p>
          </table:table-cell>
          <table:table-cell office:value-type="float" office:value="11">
            <text:p>11</text:p>
          </table:table-cell>
          <table:table-cell office:value-type="float" office:value="0.65955">
            <text:p>0.65955</text:p>
          </table:table-cell>
          <table:table-cell office:value-type="string">
            <text:p>100L</text:p>
          </table:table-cell>
          <table:table-cell office:value-type="float" office:value="5">
            <text:p>5</text:p>
          </table:table-cell>
          <table:table-cell office:value-type="string">
            <text:p>2G</text:p>
          </table:table-cell>
          <table:table-cell table:number-columns-repeated="2"/>
          <table:table-cell office:value-type="string">
            <text:p>202KG</text:p>
          </table:table-cell>
          <table:table-cell office:value-type="string">
            <text:p>45/135</text:p>
          </table:table-cell>
          <table:table-cell table:number-columns-repeated="4"/>
          <table:table-cell office:value-type="string">
            <text:p>30KPH</text:p>
          </table:table-cell>
          <table:table-cell table:number-columns-repeated="22"/>
          <table:table-cell office:value-type="string">
            <text:p>9L</text:p>
          </table:table-cell>
          <table:table-cell table:number-columns-repeated="984"/>
        </table:table-row>
        <table:table-row table:style-name="ro1">
          <table:table-cell table:style-name="ce4"/>
          <table:table-cell table:style-name="ce4" office:value-type="string">
            <text:p>ID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TL</text:p>
          </table:table-cell>
          <table:table-cell table:style-name="ce4" office:value-type="string">
            <text:p>MCR</text:p>
          </table:table-cell>
          <table:table-cell table:style-name="ce4" office:value-type="string">
            <text:p>DISP</text:p>
          </table:table-cell>
          <table:table-cell table:style-name="ce4" office:value-type="string">
            <text:p>CON</text:p>
          </table:table-cell>
          <table:table-cell table:style-name="ce4" office:value-type="string">
            <text:p>DR</text:p>
          </table:table-cell>
          <table:table-cell table:style-name="ce4" office:value-type="string">
            <text:p>HP</text:p>
          </table:table-cell>
          <table:table-cell table:style-name="ce4" office:value-type="string">
            <text:p>UNLDED</text:p>
          </table:table-cell>
          <table:table-cell table:style-name="ce4" office:value-type="string">
            <text:p>LDED</text:p>
          </table:table-cell>
          <table:table-cell table:style-name="ce4" office:value-type="string">
            <text:p>DAYS</text:p>
          </table:table-cell>
          <table:table-cell table:style-name="ce4" office:value-type="string">
            <text:p>G</text:p>
          </table:table-cell>
          <table:table-cell table:style-name="ce4" office:value-type="string">
            <text:p>J</text:p>
          </table:table-cell>
          <table:table-cell table:style-name="ce4" office:value-type="string">
            <text:p>NOE</text:p>
          </table:table-cell>
          <table:table-cell table:style-name="ce4" office:value-type="string">
            <text:p>CRSE</text:p>
          </table:table-cell>
          <table:table-cell table:style-name="ce4" office:value-type="string">
            <text:p>TOPK</text:p>
          </table:table-cell>
          <table:table-cell table:style-name="ce4" office:value-type="string">
            <text:p>TOPM</text:p>
          </table:table-cell>
          <table:table-cell table:style-name="ce4" office:value-type="string">
            <text:p>AG</text:p>
          </table:table-cell>
          <table:table-cell table:style-name="ce4" office:value-type="string">
            <text:p>CREW</text:p>
          </table:table-cell>
          <table:table-cell table:style-name="ce4" office:value-type="string">
            <text:p>BRI</text:p>
          </table:table-cell>
          <table:table-cell table:style-name="ce4" office:value-type="string">
            <text:p>ENG</text:p>
          </table:table-cell>
          <table:table-cell table:style-name="ce4" office:value-type="string">
            <text:p>MNT</text:p>
          </table:table-cell>
          <table:table-cell table:style-name="ce4" office:value-type="string">
            <text:p>GUN</text:p>
          </table:table-cell>
          <table:table-cell table:style-name="ce4" office:value-type="string">
            <text:p>FLT</text:p>
          </table:table-cell>
          <table:table-cell table:style-name="ce4" office:value-type="string">
            <text:p>TRP</text:p>
          </table:table-cell>
          <table:table-cell table:style-name="ce4" office:value-type="string">
            <text:p>COM</text:p>
          </table:table-cell>
          <table:table-cell table:style-name="ce4" office:value-type="string">
            <text:p>STD</text:p>
          </table:table-cell>
          <table:table-cell table:style-name="ce4" office:value-type="string">
            <text:p>FRO</text:p>
          </table:table-cell>
          <table:table-cell table:style-name="ce4" office:value-type="string">
            <text:p>MED</text:p>
          </table:table-cell>
          <table:table-cell table:style-name="ce4" office:value-type="string">
            <text:p>HI</text:p>
          </table:table-cell>
          <table:table-cell table:style-name="ce4" office:value-type="string">
            <text:p>LO</text:p>
          </table:table-cell>
          <table:table-cell table:style-name="ce4" office:value-type="string">
            <text:p>FRO</text:p>
          </table:table-cell>
          <table:table-cell table:style-name="ce4" office:value-type="string">
            <text:p>MED</text:p>
          </table:table-cell>
          <table:table-cell table:style-name="ce4" office:value-type="string">
            <text:p>EML</text:p>
          </table:table-cell>
          <table:table-cell table:style-name="ce4" office:value-type="string">
            <text:p>SUB1</text:p>
          </table:table-cell>
          <table:table-cell table:style-name="ce4" office:value-type="string">
            <text:p>SUB2</text:p>
          </table:table-cell>
          <table:table-cell table:style-name="ce4" office:value-type="string">
            <text:p>MAG</text:p>
          </table:table-cell>
          <table:table-cell table:style-name="ce4" office:value-type="string">
            <text:p>CARGO</text:p>
          </table:table-cell>
          <table:table-cell table:style-name="ce4" office:value-type="string">
            <text:p>FUEL</text:p>
          </table:table-cell>
          <table:table-cell table:style-name="ce4" office:value-type="string">
            <text:p>F-PROC</text:p>
          </table:table-cell>
          <table:table-cell table:style-name="ce4" office:value-type="string">
            <text:p>SCPS</text:p>
          </table:table-cell>
          <table:table-cell table:style-name="ce4" office:value-type="string">
            <text:p>W1</text:p>
          </table:table-cell>
          <table:table-cell table:style-name="ce4" office:value-type="string">
            <text:p>W2</text:p>
          </table:table-cell>
          <table:table-cell table:style-name="ce4" office:value-type="string">
            <text:p>W3</text:p>
          </table:table-cell>
          <table:table-cell table:style-name="ce4" office:value-type="string">
            <text:p>W4</text:p>
          </table:table-cell>
          <table:table-cell table:style-name="ce4" office:value-type="string">
            <text:p>W5</text:p>
          </table:table-cell>
          <table:table-cell table:style-name="ce4" office:value-type="string">
            <text:p>W6</text:p>
          </table:table-cell>
          <table:table-cell table:style-name="ce4" office:value-type="string">
            <text:p>W7</text:p>
          </table:table-cell>
          <table:table-cell table:style-name="ce4" office:value-type="string">
            <text:p>W8</text:p>
          </table:table-cell>
          <table:table-cell table:style-name="ce4" office:value-type="string">
            <text:p>MES</text:p>
          </table:table-cell>
          <table:table-cell table:style-name="ce4" office:value-type="string">
            <text:p>NUC</text:p>
          </table:table-cell>
          <table:table-cell table:style-name="ce4" office:value-type="string">
            <text:p>OPTI</text:p>
          </table:table-cell>
          <table:table-cell table:number-columns-repeated="971"/>
        </table:table-row>
        <table:table-row table:style-name="ro1">
          <table:table-cell office:value-type="string">
            <text:p>GT</text:p>
          </table:table-cell>
          <table:table-cell/>
          <table:table-cell office:value-type="string">
            <text:p>AIR-RAFT</text:p>
          </table:table-cell>
          <table:table-cell office:value-type="float" office:value="9">
            <text:p>9</text:p>
          </table:table-cell>
          <table:table-cell office:value-type="float" office:value="0.065715">
            <text:p>0.065715</text:p>
          </table:table-cell>
          <table:table-cell office:value-type="string">
            <text:p>698CF</text:p>
          </table:table-cell>
          <table:table-cell office:value-type="string">
            <text:p>GSL</text:p>
          </table:table-cell>
          <table:table-cell office:value-type="float" office:value="5">
            <text:p>5</text:p>
          </table:table-cell>
          <table:table-cell office:value-type="float" office:value="188">
            <text:p>188</text:p>
          </table:table-cell>
          <table:table-cell office:value-type="string">
            <text:p>981LBS</text:p>
          </table:table-cell>
          <table:table-cell office:value-type="string">
            <text:p>5.02T</text:p>
          </table:table-cell>
          <table:table-cell table:number-columns-repeated="6"/>
          <table:table-cell office:value-type="string">
            <text:p>80MPH</text:p>
          </table:table-cell>
          <table:table-cell office:value-type="string">
            <text:p>18MPH/S</text:p>
          </table:table-cell>
          <table:table-cell table:number-columns-repeated="2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G-CARRIER</text:p>
          </table:table-cell>
          <table:table-cell office:value-type="float" office:value="9">
            <text:p>9</text:p>
          </table:table-cell>
          <table:table-cell office:value-type="float" office:value="0.973315">
            <text:p>0.973315</text:p>
          </table:table-cell>
          <table:table-cell office:value-type="string">
            <text:p>955CF</text:p>
          </table:table-cell>
          <table:table-cell office:value-type="string">
            <text:p>VGS</text:p>
          </table:table-cell>
          <table:table-cell office:value-type="float" office:value="160">
            <text:p>160</text:p>
          </table:table-cell>
          <table:table-cell office:value-type="string">
            <text:p>375/56</text:p>
          </table:table-cell>
          <table:table-cell office:value-type="string">
            <text:p>10T</text:p>
          </table:table-cell>
          <table:table-cell office:value-type="string">
            <text:p>14.82T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80MPH</text:p>
          </table:table-cell>
          <table:table-cell office:value-type="string">
            <text:p>18MPH/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KHTUKHAO</text:p>
          </table:table-cell>
          <table:table-cell office:value-type="string">
            <text:p>CLAN_TRANSPORT</text:p>
          </table:table-cell>
          <table:table-cell office:value-type="float" office:value="10">
            <text:p>10</text:p>
          </table:table-cell>
          <table:table-cell office:value-type="float" office:value="162.668">
            <text:p>162.668</text:p>
          </table:table-cell>
          <table:table-cell office:value-type="float" office:value="600">
            <text:p>600</text:p>
          </table:table-cell>
          <table:table-cell office:value-type="string">
            <text:p>3USL</text:p>
          </table:table-cell>
          <table:table-cell office:value-type="float" office:value="172">
            <text:p>172</text:p>
          </table:table-cell>
          <table:table-cell office:value-type="float" office:value="52200">
            <text:p>52200</text:p>
          </table:table-cell>
          <table:table-cell office:value-type="string">
            <text:p>1037.9T</text:p>
          </table:table-cell>
          <table:table-cell office:value-type="string">
            <text:p>2105.4T</text:p>
          </table:table-cell>
          <table:table-cell office:value-type="string">
            <text:p>30/90</text:p>
          </table:table-cell>
          <table:table-cell office:value-type="float" office:value="2.01">
            <text:p>2.01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6+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1*95DT</text:p>
          </table:table-cell>
          <table:table-cell table:number-columns-repeated="2"/>
          <table:table-cell office:value-type="string">
            <text:p>1059KL</text:p>
          </table:table-cell>
          <table:table-cell office:value-type="string">
            <text:p>2295KL</text:p>
          </table:table-cell>
          <table:table-cell table:number-columns-repeated="984"/>
        </table:table-row>
        <table:table-row table:style-name="ro1">
          <table:table-cell/>
          <table:table-cell office:value-type="string">
            <text:p>KTIYHUI</text:p>
          </table:table-cell>
          <table:table-cell office:value-type="string">
            <text:p>COURIER</text:p>
          </table:table-cell>
          <table:table-cell office:value-type="float" office:value="10">
            <text:p>10</text:p>
          </table:table-cell>
          <table:table-cell office:value-type="float" office:value="548212">
            <text:p>548212</text:p>
          </table:table-cell>
          <table:table-cell office:value-type="float" office:value="200">
            <text:p>200</text:p>
          </table:table-cell>
          <table:table-cell office:value-type="string">
            <text:p>SL</text:p>
          </table:table-cell>
          <table:table-cell office:value-type="float" office:value="120">
            <text:p>120</text:p>
          </table:table-cell>
          <table:table-cell office:value-type="float" office:value="24900">
            <text:p>24900</text:p>
          </table:table-cell>
          <table:table-cell office:value-type="string">
            <text:p>491.21T</text:p>
          </table:table-cell>
          <table:table-cell office:value-type="string">
            <text:p>498.71T</text:p>
          </table:table-cell>
          <table:table-cell office:value-type="string">
            <text:p>30/90</text:p>
          </table:table-cell>
          <table:table-cell office:value-type="float" office:value="4.01">
            <text:p>4.01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 office:value-type="float" office:value="3006">
            <text:p>3006</text:p>
          </table:table-cell>
          <table:table-cell office:value-type="float" office:value="0">
            <text:p>0</text:p>
          </table:table-cell>
          <table:table-cell office:value-type="string">
            <text:p>5+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EAKHAU</text:p>
          </table:table-cell>
          <table:table-cell office:value-type="string">
            <text:p>TRADER</text:p>
          </table:table-cell>
          <table:table-cell office:value-type="float" office:value="10">
            <text:p>10</text:p>
          </table:table-cell>
          <table:table-cell office:value-type="float" office:value="65.7204">
            <text:p>65.7204</text:p>
          </table:table-cell>
          <table:table-cell office:value-type="float" office:value="400">
            <text:p>400</text:p>
          </table:table-cell>
          <table:table-cell office:value-type="string">
            <text:p>SL</text:p>
          </table:table-cell>
          <table:table-cell office:value-type="float" office:value="141">
            <text:p>141</text:p>
          </table:table-cell>
          <table:table-cell office:value-type="float" office:value="42300">
            <text:p>42300</text:p>
          </table:table-cell>
          <table:table-cell office:value-type="float" office:value="553.6">
            <text:p>553.6</text:p>
          </table:table-cell>
          <table:table-cell office:value-type="float" office:value="1216.1">
            <text:p>1216.1</text:p>
          </table:table-cell>
          <table:table-cell/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string">
            <text:p>4+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HRAYE</text:p>
          </table:table-cell>
          <table:table-cell office:value-type="string">
            <text:p>SCOUT</text:p>
          </table:table-cell>
          <table:table-cell office:value-type="float" office:value="10">
            <text:p>10</text:p>
          </table:table-cell>
          <table:table-cell office:value-type="float" office:value="25.7251">
            <text:p>25.7251</text:p>
          </table:table-cell>
          <table:table-cell office:value-type="float" office:value="100">
            <text:p>100</text:p>
          </table:table-cell>
          <table:table-cell office:value-type="string">
            <text:p>SL</text:p>
          </table:table-cell>
          <table:table-cell office:value-type="float" office:value="185">
            <text:p>185</text:p>
          </table:table-cell>
          <table:table-cell office:value-type="float" office:value="16200">
            <text:p>16200</text:p>
          </table:table-cell>
          <table:table-cell office:value-type="float" office:value="277.885">
            <text:p>277.885</text:p>
          </table:table-cell>
          <table:table-cell office:value-type="float" office:value="392.576">
            <text:p>392.576</text:p>
          </table:table-cell>
          <table:table-cell/>
          <table:table-cell office:value-type="float" office:value="2.04">
            <text:p>2.0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357">
            <text:p>2357</text:p>
          </table:table-cell>
          <table:table-cell office:value-type="float" office:value="0">
            <text:p>0</text:p>
          </table:table-cell>
          <table:table-cell office:value-type="string">
            <text:p>2+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HRAYE-II</text:p>
          </table:table-cell>
          <table:table-cell office:value-type="string">
            <text:p>MODULAR-SOCKET</text:p>
          </table:table-cell>
          <table:table-cell office:value-type="float" office:value="10">
            <text:p>10</text:p>
          </table:table-cell>
          <table:table-cell office:value-type="float" office:value="0.371">
            <text:p>0.371</text:p>
          </table:table-cell>
          <table:table-cell office:value-type="float" office:value="100">
            <text:p>100</text:p>
          </table:table-cell>
          <table:table-cell office:value-type="string">
            <text:p>USL</text:p>
          </table:table-cell>
          <table:table-cell office:value-type="float" office:value="185">
            <text:p>185</text:p>
          </table:table-cell>
          <table:table-cell office:value-type="float" office:value="3000">
            <text:p>3000</text:p>
          </table:table-cell>
          <table:table-cell office:value-type="float" office:value="26.3">
            <text:p>26.3</text:p>
          </table:table-cell>
          <table:table-cell office:value-type="float" office:value="38.9">
            <text:p>38.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OSITAOH</text:p>
          </table:table-cell>
          <table:table-cell office:value-type="string">
            <text:p>CRUISER</text:p>
          </table:table-cell>
          <table:table-cell office:value-type="float" office:value="10">
            <text:p>10</text:p>
          </table:table-cell>
          <table:table-cell office:value-type="float" office:value="230.1465">
            <text:p>230.1465</text:p>
          </table:table-cell>
          <table:table-cell office:value-type="float" office:value="1200">
            <text:p>1200</text:p>
          </table:table-cell>
          <table:table-cell office:value-type="string">
            <text:p>USL</text:p>
          </table:table-cell>
          <table:table-cell office:value-type="float" office:value="600">
            <text:p>600</text:p>
          </table:table-cell>
          <table:table-cell office:value-type="float" office:value="60000">
            <text:p>60000</text:p>
          </table:table-cell>
          <table:table-cell office:value-type="float" office:value="2943.09">
            <text:p>2943.09</text:p>
          </table:table-cell>
          <table:table-cell office:value-type="float" office:value="3549.09">
            <text:p>3549.09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KAWSIYKUAH</text:p>
          </table:table-cell>
          <table:table-cell office:value-type="string">
            <text:p>ESCORT</text:p>
          </table:table-cell>
          <table:table-cell office:value-type="float" office:value="10">
            <text:p>10</text:p>
          </table:table-cell>
          <table:table-cell office:value-type="float" office:value="226.2765">
            <text:p>226.2765</text:p>
          </table:table-cell>
          <table:table-cell office:value-type="float" office:value="800">
            <text:p>800</text:p>
          </table:table-cell>
          <table:table-cell office:value-type="string">
            <text:p>USL</text:p>
          </table:table-cell>
          <table:table-cell office:value-type="float" office:value="600">
            <text:p>600</text:p>
          </table:table-cell>
          <table:table-cell office:value-type="float" office:value="60000">
            <text:p>60000</text:p>
          </table:table-cell>
          <table:table-cell office:value-type="float" office:value="2943.09">
            <text:p>2943.09</text:p>
          </table:table-cell>
          <table:table-cell office:value-type="float" office:value="3549.09">
            <text:p>3549.09</text:p>
          </table:table-cell>
          <table:table-cell table:number-columns-repeated="1013"/>
        </table:table-row>
      </table:table>
      <table:table table:name="Trokh" table:style-name="ta4" table:print="false">
        <table:table-column table:style-name="co42" table:number-columns-repeated="2" table:default-cell-style-name="Default"/>
        <table:table-column table:style-name="co37" table:number-columns-repeated="6" table:default-cell-style-name="Default"/>
        <table:table-column table:style-name="co25" table:default-cell-style-name="Default"/>
        <table:table-column table:style-name="co42" table:default-cell-style-name="Default"/>
        <table:table-column table:style-name="co43" table:number-columns-repeated="6" table:default-cell-style-name="Default"/>
        <table:table-column table:style-name="co25" table:default-cell-style-name="Default"/>
        <table:table-column table:style-name="co42" table:default-cell-style-name="Default"/>
        <table:table-column table:style-name="co44" table:number-columns-repeated="6" table:default-cell-style-name="Default"/>
        <table:table-column table:style-name="co42" table:default-cell-style-name="Default"/>
        <table:table-column table:style-name="co25" table:number-columns-repeated="231" table:default-cell-style-name="Default"/>
        <table:table-row table:style-name="ro1">
          <table:table-cell/>
          <table:table-cell office:value-type="string">
            <text:p>LANGUAGE TABLES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WordLength=1d6syllables</text:p>
          </table:table-cell>
          <table:table-cell table:number-columns-repeated="8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3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6" office:value-type="string">
            <text:p>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table:number-columns-repeated="5" office:value-type="string">
            <text:p>CV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3" office:value-type="string">
            <text:p>V</text:p>
          </table:table-cell>
          <table:table-cell table:number-columns-repeated="3" office:value-type="string">
            <text:p>VC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CV</text:p>
          </table:table-cell>
          <table:table-cell table:number-columns-repeated="2" office:value-type="string">
            <text:p>VC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6" office:value-type="string">
            <text:p>VC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VC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6" office:value-type="string">
            <text:p>VC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6" office:value-type="string">
            <text:p>VC</text:p>
          </table:table-cell>
          <table:table-cell table:number-columns-repeated="23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F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H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F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H</text:p>
          </table:table-cell>
          <table:table-cell table:number-columns-repeated="23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FT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FT</text:p>
          </table:table-cell>
          <table:table-cell table:number-columns-repeated="2" office:value-type="string">
            <text:p>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H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H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H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H</text:p>
          </table:table-cell>
          <table:table-cell table:number-columns-repeated="2" office:value-type="string">
            <text:p>HF</text:p>
          </table:table-cell>
          <table:table-cell/>
          <table:table-cell office:value-type="float" office:value="1">
            <text:p>1</text:p>
          </table:table-cell>
          <table:table-cell table:number-columns-repeated="5" office:value-type="string">
            <text:p>A</text:p>
          </table:table-cell>
          <table:table-cell office:value-type="string">
            <text:p>A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H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string">
            <text:p>HF</text:p>
          </table:table-cell>
          <table:table-cell table:number-columns-repeated="3" office:value-type="string">
            <text:p>H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I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H</text:p>
          </table:table-cell>
          <table:table-cell table:number-columns-repeated="2" office:value-type="string">
            <text:p>KH</text:p>
          </table:table-cell>
          <table:table-cell table:number-columns-repeated="23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HK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string">
            <text:p>AI</text:p>
          </table:table-cell>
          <table:table-cell table:number-columns-repeated="2" office:value-type="string">
            <text:p>AO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KH</text:p>
          </table:table-cell>
          <table:table-cell office:value-type="float" office:value="2">
            <text:p>2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 office:value-type="string">
            <text:p>HK</text:p>
          </table:table-cell>
          <table:table-cell table:number-columns-repeated="3" office:value-type="string">
            <text:p>H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O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5" office:value-type="string">
            <text:p>HL</text:p>
          </table:table-cell>
          <table:table-cell office:value-type="string">
            <text:p>HR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AU</text:p>
          </table:table-cell>
          <table:table-cell table:number-columns-repeated="2" office:value-type="string">
            <text:p>E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KH</text:p>
          </table:table-cell>
          <table:table-cell table:number-columns-repeated="2" office:value-type="string">
            <text:p>L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H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L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HT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L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HT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L</text:p>
          </table:table-cell>
          <table:table-cell table:number-columns-repeated="232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5" office:value-type="string">
            <text:p>HW</text:p>
          </table:table-cell>
          <table:table-cell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E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E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K</text:p>
          </table:table-cell>
          <table:table-cell table:number-columns-repeated="2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E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LR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A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LR</text:p>
          </table:table-cell>
          <table:table-cell table:number-columns-repeated="4" office:value-type="string">
            <text:p>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E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KHT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I</text:p>
          </table:table-cell>
          <table:table-cell table:number-columns-repeated="5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KT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5" office:value-type="string">
            <text:p>RL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KT</text:p>
          </table:table-cell>
          <table:table-cell table:number-columns-repeated="2" office:value-type="string">
            <text:p>L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IY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L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Y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L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IY</text:p>
          </table:table-cell>
          <table:table-cell office:value-type="string">
            <text:p>O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L</text:p>
          </table:table-cell>
          <table:table-cell table:number-columns-repeated="5" office:value-type="string">
            <text:p>S</text:p>
          </table:table-cell>
          <table:table-cell table:number-columns-repeated="23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ST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 office:value-type="float" office:value="5">
            <text:p>5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ST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4" office:value-type="string">
            <text:p>OA</text:p>
          </table:table-cell>
          <table:table-cell office:value-type="string">
            <text:p>O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S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 office:value-type="string">
            <text:p>ST</text:p>
          </table:table-cell>
          <table:table-cell table:number-columns-repeated="3" office:value-type="string">
            <text:p>T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O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S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T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I</text:p>
          </table:table-cell>
          <table:table-cell table:number-columns-repeated="5" office:value-type="string">
            <text:p>O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table:number-columns-repeated="5" office:value-type="string">
            <text:p>W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T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U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W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5" office:value-type="string">
            <text:p>T</text:p>
          </table:table-cell>
          <table:table-cell office:value-type="string">
            <text:p>TL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string">
            <text:p>UA</text:p>
          </table:table-cell>
          <table:table-cell table:number-columns-repeated="4" office:value-type="string">
            <text:p>U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W</text:p>
          </table:table-cell>
          <table:table-cell table:number-columns-repeated="23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TL</text:p>
          </table:table-cell>
          <table:table-cell table:number-columns-repeated="2" office:value-type="string">
            <text:p>TR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Y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W</text:p>
          </table:table-cell>
          <table:table-cell office:value-type="float" office:value="6">
            <text:p>6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 office:value-type="string">
            <text:p>TR</text:p>
          </table:table-cell>
          <table:table-cell table:number-columns-repeated="3" office:value-type="string">
            <text:p>W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YA</text:p>
          </table:table-cell>
          <table:table-cell table:number-columns-repeated="4" office:value-type="string">
            <text:p>YE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string">
            <text:p>W</text:p>
          </table:table-cell>
          <table:table-cell table:number-columns-repeated="2" office:value-type="string">
            <text:p>`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W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YE</text:p>
          </table:table-cell>
          <table:table-cell table:number-columns-repeated="3" office:value-type="string">
            <text:p>YO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`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W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YO</text:p>
          </table:table-cell>
          <table:table-cell table:number-columns-repeated="4" office:value-type="string">
            <text:p>Y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`</text:p>
          </table:table-cell>
          <table:table-cell table:number-columns-repeated="232"/>
        </table:table-row>
      </table:table>
      <table:table table:name="Sounds" table:style-name="ta5" table:print="false">
        <table:table-column table:style-name="co25" table:number-columns-repeated="2" table:default-cell-style-name="ce4"/>
        <table:table-column table:style-name="co25" table:number-columns-repeated="2" table:default-cell-style-name="Default"/>
        <table:table-column table:style-name="co25" table:number-columns-repeated="2" table:default-cell-style-name="ce4"/>
        <table:table-column table:style-name="co25" table:number-columns-repeated="2" table:default-cell-style-name="Default"/>
        <table:table-column table:style-name="co25" table:number-columns-repeated="2" table:default-cell-style-name="ce4"/>
        <table:table-column table:style-name="co25" table:number-columns-repeated="246" table:default-cell-style-name="Default"/>
        <table:table-row table:style-name="ro1">
          <table:table-cell office:value-type="string">
            <text:p>INITIAL CONSONANTS</text:p>
          </table:table-cell>
          <table:table-cell/>
          <table:table-cell table:style-name="ce4" table:number-columns-repeated="2"/>
          <table:table-cell office:value-type="string">
            <text:p>VOWELS</text:p>
          </table:table-cell>
          <table:table-cell/>
          <table:table-cell table:style-name="ce4" table:number-columns-repeated="2"/>
          <table:table-cell office:value-type="string">
            <text:p>FINAL CONSONANTS</text:p>
          </table:table-cell>
          <table:table-cell/>
          <table:table-cell table:style-name="ce4" table:number-columns-repeated="2"/>
          <table:table-cell table:number-columns-repeated="244"/>
        </table:table-row>
        <table:table-row table:style-name="ro1">
          <table:table-cell office:value-type="float" office:value="87">
            <text:p>87</text:p>
          </table:table-cell>
          <table:table-cell/>
          <table:table-cell table:style-name="ce4" table:number-columns-repeated="2"/>
          <table:table-cell office:value-type="float" office:value="52">
            <text:p>52</text:p>
          </table:table-cell>
          <table:table-cell/>
          <table:table-cell table:style-name="ce4" table:number-columns-repeated="2"/>
          <table:table-cell office:value-type="float" office:value="47">
            <text:p>47</text:p>
          </table:table-cell>
          <table:table-cell/>
          <table:table-cell table:style-name="ce4" table:number-columns-repeated="2"/>
          <table:table-cell table:number-columns-repeated="244"/>
        </table:table-row>
        <table:table-row table:style-name="ro1">
          <table:table-cell office:value-type="string">
            <text:p>SOUND</text:p>
          </table:table-cell>
          <table:table-cell office:value-type="string">
            <text:p>FREQ</text:p>
          </table:table-cell>
          <table:table-cell table:style-name="ce4" office:value-type="string">
            <text:p>PRON</text:p>
          </table:table-cell>
          <table:table-cell table:style-name="ce4"/>
          <table:table-cell office:value-type="string">
            <text:p>SOUND</text:p>
          </table:table-cell>
          <table:table-cell office:value-type="string">
            <text:p>FREQ</text:p>
          </table:table-cell>
          <table:table-cell table:style-name="ce4" office:value-type="string">
            <text:p>PRON</text:p>
          </table:table-cell>
          <table:table-cell table:style-name="ce4"/>
          <table:table-cell office:value-type="string">
            <text:p>SOUND</text:p>
          </table:table-cell>
          <table:table-cell office:value-type="string">
            <text:p>FREQ</text:p>
          </table:table-cell>
          <table:table-cell table:style-name="ce4" office:value-type="string">
            <text:p>PRON</text:p>
          </table:table-cell>
          <table:table-cell table:style-name="ce4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WHEW</text:p>
          </table:table-cell>
          <table:table-cell/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string">
            <text:p>LOCK</text:p>
          </table:table-cell>
          <table:table-cell/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string">
            <text:p>how</text:p>
          </table:table-cell>
          <table:table-cell table:number-columns-repeated="245"/>
        </table:table-row>
        <table:table-row table:style-name="ro1">
          <table:table-cell office:value-type="string">
            <text:p>FT</text:p>
          </table:table-cell>
          <table:table-cell office:value-type="float" office:value="4">
            <text:p>4</text:p>
          </table:table-cell>
          <table:table-cell office:value-type="string">
            <text:p>RIFT</text:p>
          </table:table-cell>
          <table:table-cell/>
          <table:table-cell office:value-type="string">
            <text:p>AI</text:p>
          </table:table-cell>
          <table:table-cell office:value-type="float" office:value="3">
            <text:p>3</text:p>
          </table:table-cell>
          <table:table-cell office:value-type="string">
            <text:p>KITE</text:p>
          </table:table-cell>
          <table:table-cell/>
          <table:table-cell office:value-type="string">
            <text:p>KH</text:p>
          </table:table-cell>
          <table:table-cell office:value-type="float" office:value="4">
            <text:p>4</text:p>
          </table:table-cell>
          <table:table-cell office:value-type="string">
            <text:p>lock</text:p>
          </table:table-cell>
          <table:table-cell table:number-columns-repeated="245"/>
        </table:table-row>
        <table:table-row table:style-name="ro1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string">
            <text:p>IT</text:p>
          </table:table-cell>
          <table:table-cell/>
          <table:table-cell office:value-type="string">
            <text:p>AO</text:p>
          </table:table-cell>
          <table:table-cell office:value-type="float" office:value="2">
            <text:p>2</text:p>
          </table:table-cell>
          <table:table-cell office:value-type="string">
            <text:p>MAO</text:p>
          </table:table-cell>
          <table:table-cell/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doll</text:p>
          </table:table-cell>
          <table:table-cell table:number-columns-repeated="245"/>
        </table:table-row>
        <table:table-row table:style-name="ro1"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HFANG</text:p>
          </table:table-cell>
          <table:table-cell/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office:value-type="string">
            <text:p>LR</text:p>
          </table:table-cell>
          <table:table-cell office:value-type="float" office:value="3">
            <text:p>3</text:p>
          </table:table-cell>
          <table:table-cell office:value-type="string">
            <text:p>all right</text:p>
          </table:table-cell>
          <table:table-cell table:number-columns-repeated="245"/>
        </table:table-row>
        <table:table-row table:style-name="ro1">
          <table:table-cell office:value-type="string">
            <text:p>HK</text:p>
          </table:table-cell>
          <table:table-cell office:value-type="float" office:value="5">
            <text:p>5</text:p>
          </table:table-cell>
          <table:table-cell office:value-type="string">
            <text:p>HKANG</text:p>
          </table:table-cell>
          <table:table-cell/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string">
            <text:p>GET</text:p>
          </table:table-cell>
          <table:table-cell/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her</text:p>
          </table:table-cell>
          <table:table-cell table:number-columns-repeated="245"/>
        </table:table-row>
        <table:table-row table:style-name="ro1"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HLANG</text:p>
          </table:table-cell>
          <table:table-cell/>
          <table:table-cell office:value-type="string">
            <text:p>EA</text:p>
          </table:table-cell>
          <table:table-cell office:value-type="float" office:value="6">
            <text:p>6</text:p>
          </table:table-cell>
          <table:table-cell table:style-name="ce4" office:value-type="string">
            <text:p>E+A</text:p>
          </table:table-cell>
          <table:table-cell/>
          <table:table-cell office:value-type="string">
            <text:p>RL</text:p>
          </table:table-cell>
          <table:table-cell office:value-type="float" office:value="4">
            <text:p>4</text:p>
          </table:table-cell>
          <table:table-cell office:value-type="string">
            <text:p>curl</text:p>
          </table:table-cell>
          <table:table-cell table:number-columns-repeated="245"/>
        </table:table-row>
        <table:table-row table:style-name="ro1">
          <table:table-cell office:value-type="string">
            <text:p>HR</text:p>
          </table:table-cell>
          <table:table-cell office:value-type="float" office:value="3">
            <text:p>3</text:p>
          </table:table-cell>
          <table:table-cell office:value-type="string">
            <text:p>HRANG</text:p>
          </table:table-cell>
          <table:table-cell/>
          <table:table-cell office:value-type="string">
            <text:p>EI</text:p>
          </table:table-cell>
          <table:table-cell office:value-type="float" office:value="2">
            <text:p>2</text:p>
          </table:table-cell>
          <table:table-cell office:value-type="string">
            <text:p>BAY</text:p>
          </table:table-cell>
          <table:table-cell/>
          <table:table-cell office:value-type="string">
            <text:p>S</text:p>
          </table:table-cell>
          <table:table-cell office:value-type="float" office:value="5">
            <text:p>5</text:p>
          </table:table-cell>
          <table:table-cell office:value-type="string">
            <text:p>hiss (Aslan)</text:p>
          </table:table-cell>
          <table:table-cell table:number-columns-repeated="245"/>
        </table:table-row>
        <table:table-row table:style-name="ro1">
          <table:table-cell office:value-type="string">
            <text:p>HT</text:p>
          </table:table-cell>
          <table:table-cell office:value-type="float" office:value="5">
            <text:p>5</text:p>
          </table:table-cell>
          <table:table-cell office:value-type="string">
            <text:p>HEIGHT</text:p>
          </table:table-cell>
          <table:table-cell/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string">
            <text:p>KIT</text:p>
          </table:table-cell>
          <table:table-cell/>
          <table:table-cell office:value-type="string">
            <text:p>W</text:p>
          </table:table-cell>
          <table:table-cell office:value-type="float" office:value="6">
            <text:p>6</text:p>
          </table:table-cell>
          <table:table-cell office:value-type="string">
            <text:p>wow</text:p>
          </table:table-cell>
          <table:table-cell table:number-columns-repeated="245"/>
        </table:table-row>
        <table:table-row table:style-name="ro1">
          <table:table-cell office:value-type="string">
            <text:p>HW</text:p>
          </table:table-cell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office:value-type="string">
            <text:p>IY</text:p>
          </table:table-cell>
          <table:table-cell office:value-type="float" office:value="3">
            <text:p>3</text:p>
          </table:table-cell>
          <table:table-cell office:value-type="string">
            <text:p>FEET</text:p>
          </table:table-cell>
          <table:table-cell/>
          <table:table-cell office:value-type="string">
            <text:p>`</text:p>
          </table:table-cell>
          <table:table-cell office:value-type="float" office:value="3">
            <text:p>3</text:p>
          </table:table-cell>
          <table:table-cell table:style-name="ce4" office:value-type="string">
            <text:p>` glottal stop</text:p>
          </table:table-cell>
          <table:table-cell table:number-columns-repeated="245"/>
        </table:table-row>
        <table:table-row table:style-name="ro1">
          <table:table-cell office:value-type="string">
            <text:p>K</text:p>
          </table:table-cell>
          <table:table-cell office:value-type="float" office:value="7">
            <text:p>7</text:p>
          </table:table-cell>
          <table:table-cell office:value-type="string">
            <text:p>KITE</text:p>
          </table:table-cell>
          <table:table-cell/>
          <table:table-cell office:value-type="string">
            <text:p>O</text:p>
          </table:table-cell>
          <table:table-cell office:value-type="float" office:value="2">
            <text:p>2</text:p>
          </table:table-cell>
          <table:table-cell office:value-type="string">
            <text:p>GONE</text:p>
          </table:table-cell>
          <table:table-cell table:number-columns-repeated="249"/>
        </table:table-row>
        <table:table-row table:style-name="ro1">
          <table:table-cell office:value-type="string">
            <text:p>KH</text:p>
          </table:table-cell>
          <table:table-cell office:value-type="float" office:value="6">
            <text:p>6</text:p>
          </table:table-cell>
          <table:table-cell office:value-type="string">
            <text:p>LOCH</text:p>
          </table:table-cell>
          <table:table-cell/>
          <table:table-cell office:value-type="string">
            <text:p>OA</text:p>
          </table:table-cell>
          <table:table-cell office:value-type="float" office:value="1">
            <text:p>1</text:p>
          </table:table-cell>
          <table:table-cell office:value-type="string">
            <text:p>O+A</text:p>
          </table:table-cell>
          <table:table-cell table:number-columns-repeated="249"/>
        </table:table-row>
        <table:table-row table:style-name="ro1">
          <table:table-cell office:value-type="string">
            <text:p>KHT</text:p>
          </table:table-cell>
          <table:table-cell office:value-type="float" office:value="4">
            <text:p>4</text:p>
          </table:table-cell>
          <table:table-cell office:value-type="string">
            <text:p>NACHTE</text:p>
          </table:table-cell>
          <table:table-cell/>
          <table:table-cell office:value-type="string">
            <text:p>OI</text:p>
          </table:table-cell>
          <table:table-cell office:value-type="float" office:value="2">
            <text:p>2</text:p>
          </table:table-cell>
          <table:table-cell office:value-type="string">
            <text:p>NOISE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KT</text:p>
          </table:table-cell>
          <table:table-cell office:value-type="float" office:value="4">
            <text:p>4</text:p>
          </table:table-cell>
          <table:table-cell office:value-type="string">
            <text:p>BACKED</text:p>
          </table:table-cell>
          <table:table-cell/>
          <table:table-cell office:value-type="string">
            <text:p>OU</text:p>
          </table:table-cell>
          <table:table-cell office:value-type="float" office:value="1">
            <text:p>1</text:p>
          </table:table-cell>
          <table:table-cell office:value-type="string">
            <text:p>A+U</text:p>
          </table:table-cell>
          <table:table-cell table:number-columns-repeated="249"/>
        </table:table-row>
        <table:table-row table:style-name="ro1"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LIKE</text:p>
          </table:table-cell>
          <table:table-cell/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LUTE</text:p>
          </table:table-cell>
          <table:table-cell table:number-columns-repeated="249"/>
        </table:table-row>
        <table:table-row table:style-name="ro1"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RUN</text:p>
          </table:table-cell>
          <table:table-cell/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 office:value-type="string">
            <text:p>U+A</text:p>
          </table:table-cell>
          <table:table-cell table:number-columns-repeated="249"/>
        </table:table-row>
        <table:table-row table:style-name="ro1"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string">
            <text:p>SUN</text:p>
          </table:table-cell>
          <table:table-cell/>
          <table:table-cell office:value-type="string">
            <text:p>UI</text:p>
          </table:table-cell>
          <table:table-cell office:value-type="float" office:value="1">
            <text:p>1</text:p>
          </table:table-cell>
          <table:table-cell office:value-type="string">
            <text:p>U+I</text:p>
          </table:table-cell>
          <table:table-cell table:number-columns-repeated="249"/>
        </table:table-row>
        <table:table-row table:style-name="ro1">
          <table:table-cell office:value-type="string">
            <text:p>ST</text:p>
          </table:table-cell>
          <table:table-cell office:value-type="float" office:value="3">
            <text:p>3</text:p>
          </table:table-cell>
          <table:table-cell office:value-type="string">
            <text:p>STOP</text:p>
          </table:table-cell>
          <table:table-cell/>
          <table:table-cell office:value-type="string">
            <text:p>YA</text:p>
          </table:table-cell>
          <table:table-cell office:value-type="float" office:value="2">
            <text:p>2</text:p>
          </table:table-cell>
          <table:table-cell office:value-type="string">
            <text:p>YARD</text:p>
          </table:table-cell>
          <table:table-cell table:number-columns-repeated="249"/>
        </table:table-row>
        <table:table-row table:style-name="ro1"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string">
            <text:p>TON</text:p>
          </table:table-cell>
          <table:table-cell/>
          <table:table-cell office:value-type="string">
            <text:p>YU</text:p>
          </table:table-cell>
          <table:table-cell office:value-type="float" office:value="1">
            <text:p>1</text:p>
          </table:table-cell>
          <table:table-cell office:value-type="string">
            <text:p>FEUD</text:p>
          </table:table-cell>
          <table:table-cell table:number-columns-repeated="249"/>
        </table:table-row>
        <table:table-row table:style-name="ro1">
          <table:table-cell office:value-type="string">
            <text:p>TL</text:p>
          </table:table-cell>
          <table:table-cell office:value-type="float" office:value="2">
            <text:p>2</text:p>
          </table:table-cell>
          <table:table-cell office:value-type="string">
            <text:p>TLALOC</text:p>
          </table:table-cell>
          <table:table-cell table:number-columns-repeated="5"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TR</text:p>
          </table:table-cell>
          <table:table-cell office:value-type="float" office:value="2">
            <text:p>2</text:p>
          </table:table-cell>
          <table:table-cell office:value-type="string">
            <text:p>TRIP</text:p>
          </table:table-cell>
          <table:table-cell table:number-columns-repeated="5"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W</text:p>
          </table:table-cell>
          <table:table-cell office:value-type="float" office:value="6">
            <text:p>6</text:p>
          </table:table-cell>
          <table:table-cell office:value-type="string">
            <text:p>WIN</text:p>
          </table:table-cell>
          <table:table-cell table:number-columns-repeated="5"/>
          <table:table-cell table:style-name="Default" table:number-columns-repeated="2"/>
          <table:table-cell table:number-columns-repeated="24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4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46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46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17">
          <table:table-cell table:number-columns-repeated="8"/>
          <table:table-cell table:style-name="Default" table:number-columns-repeated="2"/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usyu" style:display-name="PageStyle_Kusy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kNebula" style:display-name="PageStyle_DarkNebu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ar" style:display-name="PageStyle_G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okh" style:display-name="PageStyle_Trok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nds" style:display-name="PageStyle_Sou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4-01-29T09:54:05</meta:creation-date>
    <dc:creator>Maggot</dc:creator>
    <dc:date>2004-02-12T16:31:49</dc:date>
    <meta:document-statistic meta:table-count="5" meta:cell-count="5680" meta:object-count="0"/>
    <meta:generator>OpenOffice.org/3.4$Win32 OpenOffice.org_project/340m1$Build-9590</meta:generator>
  </office:meta>
</office:document-meta>
</file>